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11cm"/>
    </style:style>
    <style:style style:name="co2" style:family="table-column">
      <style:table-column-properties fo:break-before="auto" style:column-width="0.725cm"/>
    </style:style>
    <style:style style:name="co3" style:family="table-column">
      <style:table-column-properties fo:break-before="auto" style:column-width="0.751cm"/>
    </style:style>
    <style:style style:name="co4" style:family="table-column">
      <style:table-column-properties fo:break-before="auto" style:column-width="1.173cm"/>
    </style:style>
    <style:style style:name="co5" style:family="table-column">
      <style:table-column-properties fo:break-before="auto" style:column-width="1.699cm"/>
    </style:style>
    <style:style style:name="co6" style:family="table-column">
      <style:table-column-properties fo:break-before="auto" style:column-width="1.672cm"/>
    </style:style>
    <style:style style:name="co7" style:family="table-column">
      <style:table-column-properties fo:break-before="auto" style:column-width="1.646cm"/>
    </style:style>
    <style:style style:name="co8" style:family="table-column">
      <style:table-column-properties fo:break-before="auto" style:column-width="1.831cm"/>
    </style:style>
    <style:style style:name="co9" style:family="table-column">
      <style:table-column-properties fo:break-before="auto" style:column-width="1.804cm"/>
    </style:style>
    <style:style style:name="co10" style:family="table-column">
      <style:table-column-properties fo:break-before="auto" style:column-width="1.43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Foglio1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Type of exp</text:p>
          </table:table-cell>
          <table:table-cell office:value-type="string">
            <text:p>TP</text:p>
          </table:table-cell>
          <table:table-cell office:value-type="string">
            <text:p>FN</text:p>
          </table:table-cell>
          <table:table-cell office:value-type="string">
            <text:p>TN</text:p>
          </table:table-cell>
          <table:table-cell office:value-type="string">
            <text:p>FP</text:p>
          </table:table-cell>
          <table:table-cell table:style-name="Default" office:value-type="string">
            <text:p>AUC</text:p>
          </table:table-cell>
          <table:table-cell table:style-name="Default" office:value-type="string">
            <text:p>AUH</text:p>
          </table:table-cell>
          <table:table-cell office:value-type="string">
            <text:p>accuracy</text:p>
          </table:table-cell>
          <table:table-cell office:value-type="string">
            <text:p>precision</text:p>
          </table:table-cell>
          <table:table-cell table:style-name="Default" office:value-type="string">
            <text:p>F1 score</text:p>
          </table:table-cell>
          <table:table-cell office:value-type="string">
            <text:p>specificity</text:p>
          </table:table-cell>
          <table:table-cell office:value-type="string">
            <text:p>sensitivity</text:p>
          </table:table-cell>
          <table:table-cell office:value-type="string">
            <text:p>acc est</text:p>
          </table:table-cell>
        </table:table-row>
        <table:table-row table:style-name="ro1">
          <table:table-cell office:value-type="string">
            <text:p>SVMprob-R-extA</text:p>
          </table:table-cell>
          <table:table-cell office:value-type="float" office:value="13">
            <text:p>13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<text:s text:c="2"/>0.53</text:p>
          </table:table-cell>
          <table:table-cell office:value-type="string">
            <text:p><text:s/>52.87%</text:p>
          </table:table-cell>
          <table:table-cell office:value-type="string">
            <text:p><text:s/>61.90%</text:p>
          </table:table-cell>
          <table:table-cell office:value-type="string">
            <text:p><text:s text:c="2"/>0.24</text:p>
          </table:table-cell>
          <table:table-cell office:value-type="string">
            <text:p><text:s/>90.80%</text:p>
          </table:table-cell>
          <table:table-cell office:value-type="string">
            <text:p><text:s/>14.94%</text:p>
          </table:table-cell>
          <table:table-cell office:value-type="string">
            <text:p><text:s/>52.87%</text:p>
          </table:table-cell>
        </table:table-row>
        <table:table-row table:style-name="ro1">
          <table:table-cell office:value-type="string">
            <text:p>SVMprob-i-extA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string">
            <text:p><text:s text:c="2"/>0.72</text:p>
          </table:table-cell>
          <table:table-cell office:value-type="string">
            <text:p><text:s text:c="2"/>0.75</text:p>
          </table:table-cell>
          <table:table-cell office:value-type="string">
            <text:p><text:s/>68.39%</text:p>
          </table:table-cell>
          <table:table-cell office:value-type="string">
            <text:p><text:s/>77.59%</text:p>
          </table:table-cell>
          <table:table-cell office:value-type="string">
            <text:p><text:s text:c="2"/>0.62</text:p>
          </table:table-cell>
          <table:table-cell office:value-type="string">
            <text:p><text:s/>85.06%</text:p>
          </table:table-cell>
          <table:table-cell office:value-type="string">
            <text:p><text:s/>51.72%</text:p>
          </table:table-cell>
          <table:table-cell office:value-type="string">
            <text:p><text:s/>68.39%</text:p>
          </table:table-cell>
        </table:table-row>
        <table:table-row table:style-name="ro1">
          <table:table-cell office:value-type="string">
            <text:p>RF-SU-extA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string">
            <text:p><text:s text:c="2"/>0.78</text:p>
          </table:table-cell>
          <table:table-cell office:value-type="string">
            <text:p><text:s text:c="2"/>0.80</text:p>
          </table:table-cell>
          <table:table-cell office:value-type="string">
            <text:p><text:s/>71.26%</text:p>
          </table:table-cell>
          <table:table-cell office:value-type="string">
            <text:p><text:s/>79.37%</text:p>
          </table:table-cell>
          <table:table-cell office:value-type="string">
            <text:p><text:s text:c="2"/>0.67</text:p>
          </table:table-cell>
          <table:table-cell office:value-type="string">
            <text:p><text:s/>85.06%</text:p>
          </table:table-cell>
          <table:table-cell office:value-type="string">
            <text:p><text:s/>57.47%</text:p>
          </table:table-cell>
          <table:table-cell office:value-type="string">
            <text:p><text:s/>71.26%</text:p>
          </table:table-cell>
        </table:table-row>
        <table:table-row table:style-name="ro1">
          <table:table-cell office:value-type="string">
            <text:p>RF-MSR-extA</text:p>
          </table:table-cell>
          <table:table-cell office:value-type="float" office:value="51">
            <text:p>51</text:p>
          </table:table-cell>
          <table:table-cell office:value-type="float" office:value="36">
            <text:p>36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string">
            <text:p><text:s text:c="2"/>0.84</text:p>
          </table:table-cell>
          <table:table-cell office:value-type="string">
            <text:p><text:s text:c="2"/>0.85</text:p>
          </table:table-cell>
          <table:table-cell office:value-type="string">
            <text:p><text:s/>74.71%</text:p>
          </table:table-cell>
          <table:table-cell office:value-type="string">
            <text:p><text:s/>86.44%</text:p>
          </table:table-cell>
          <table:table-cell office:value-type="string">
            <text:p><text:s text:c="2"/>0.70</text:p>
          </table:table-cell>
          <table:table-cell office:value-type="string">
            <text:p><text:s/>90.80%</text:p>
          </table:table-cell>
          <table:table-cell office:value-type="string">
            <text:p><text:s/>58.62%</text:p>
          </table:table-cell>
          <table:table-cell office:value-type="string">
            <text:p><text:s/>74.71%</text:p>
          </table:table-cell>
        </table:table-row>
        <table:table-row table:style-name="ro1">
          <table:table-cell office:value-type="string">
            <text:p>SVMprob-MVR-extA</text:p>
          </table:table-cell>
          <table:table-cell office:value-type="float" office:value="53">
            <text:p>53</text:p>
          </table:table-cell>
          <table:table-cell office:value-type="float" office:value="34">
            <text:p>34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string">
            <text:p><text:s text:c="2"/>0.79</text:p>
          </table:table-cell>
          <table:table-cell office:value-type="string">
            <text:p><text:s text:c="2"/>0.81</text:p>
          </table:table-cell>
          <table:table-cell office:value-type="string">
            <text:p><text:s/>75.29%</text:p>
          </table:table-cell>
          <table:table-cell office:value-type="string">
            <text:p><text:s/>85.48%</text:p>
          </table:table-cell>
          <table:table-cell office:value-type="string">
            <text:p><text:s text:c="2"/>0.71</text:p>
          </table:table-cell>
          <table:table-cell office:value-type="string">
            <text:p><text:s/>89.66%</text:p>
          </table:table-cell>
          <table:table-cell office:value-type="string">
            <text:p><text:s/>60.92%</text:p>
          </table:table-cell>
          <table:table-cell office:value-type="string">
            <text:p><text:s/>75.29%</text:p>
          </table:table-cell>
        </table:table-row>
        <table:table-row table:style-name="ro1">
          <table:table-cell office:value-type="string">
            <text:p>RF-SL-extA</text:p>
          </table:table-cell>
          <table:table-cell office:value-type="float" office:value="53">
            <text:p>53</text:p>
          </table:table-cell>
          <table:table-cell office:value-type="float" office:value="34">
            <text:p>34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string">
            <text:p><text:s text:c="2"/>0.85</text:p>
          </table:table-cell>
          <table:table-cell office:value-type="string">
            <text:p><text:s text:c="2"/>0.87</text:p>
          </table:table-cell>
          <table:table-cell office:value-type="string">
            <text:p><text:s/>76.44%</text:p>
          </table:table-cell>
          <table:table-cell office:value-type="string">
            <text:p><text:s/>88.33%</text:p>
          </table:table-cell>
          <table:table-cell office:value-type="string">
            <text:p><text:s text:c="2"/>0.72</text:p>
          </table:table-cell>
          <table:table-cell office:value-type="string">
            <text:p><text:s/>91.95%</text:p>
          </table:table-cell>
          <table:table-cell office:value-type="string">
            <text:p><text:s/>60.92%</text:p>
          </table:table-cell>
          <table:table-cell office:value-type="string">
            <text:p><text:s/>76.44%</text:p>
          </table:table-cell>
        </table:table-row>
        <table:table-row table:style-name="ro1">
          <table:table-cell office:value-type="string">
            <text:p>RF-MU-extA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string">
            <text:p><text:s text:c="2"/>0.75</text:p>
          </table:table-cell>
          <table:table-cell office:value-type="string">
            <text:p><text:s text:c="2"/>0.77</text:p>
          </table:table-cell>
          <table:table-cell office:value-type="string">
            <text:p><text:s/>70.11%</text:p>
          </table:table-cell>
          <table:table-cell office:value-type="string">
            <text:p><text:s/>73.33%</text:p>
          </table:table-cell>
          <table:table-cell office:value-type="string">
            <text:p><text:s text:c="2"/>0.68</text:p>
          </table:table-cell>
          <table:table-cell office:value-type="string">
            <text:p><text:s/>77.01%</text:p>
          </table:table-cell>
          <table:table-cell office:value-type="string">
            <text:p><text:s/>63.22%</text:p>
          </table:table-cell>
          <table:table-cell office:value-type="string">
            <text:p><text:s/>70.11%</text:p>
          </table:table-cell>
        </table:table-row>
        <table:table-row table:style-name="ro1">
          <table:table-cell office:value-type="string">
            <text:p>SVMprob-MSiV-extA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string">
            <text:p><text:s text:c="2"/>0.80</text:p>
          </table:table-cell>
          <table:table-cell office:value-type="string">
            <text:p><text:s text:c="2"/>0.81</text:p>
          </table:table-cell>
          <table:table-cell office:value-type="string">
            <text:p><text:s/>73.56%</text:p>
          </table:table-cell>
          <table:table-cell office:value-type="string">
            <text:p><text:s/>79.71%</text:p>
          </table:table-cell>
          <table:table-cell office:value-type="string">
            <text:p><text:s text:c="2"/>0.71</text:p>
          </table:table-cell>
          <table:table-cell office:value-type="string">
            <text:p><text:s/>83.91%</text:p>
          </table:table-cell>
          <table:table-cell office:value-type="string">
            <text:p><text:s/>63.22%</text:p>
          </table:table-cell>
          <table:table-cell office:value-type="string">
            <text:p><text:s/>73.56%</text:p>
          </table:table-cell>
        </table:table-row>
        <table:table-row table:style-name="ro1">
          <table:table-cell office:value-type="string">
            <text:p>RF-U-extA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office:value-type="string">
            <text:p><text:s text:c="2"/>0.74</text:p>
          </table:table-cell>
          <table:table-cell office:value-type="string">
            <text:p><text:s text:c="2"/>0.77</text:p>
          </table:table-cell>
          <table:table-cell office:value-type="string">
            <text:p><text:s/>68.97%</text:p>
          </table:table-cell>
          <table:table-cell office:value-type="string">
            <text:p><text:s/>70.89%</text:p>
          </table:table-cell>
          <table:table-cell office:value-type="string">
            <text:p><text:s text:c="2"/>0.67</text:p>
          </table:table-cell>
          <table:table-cell office:value-type="string">
            <text:p><text:s/>73.56%</text:p>
          </table:table-cell>
          <table:table-cell office:value-type="string">
            <text:p><text:s/>64.37%</text:p>
          </table:table-cell>
          <table:table-cell office:value-type="string">
            <text:p><text:s/>68.97%</text:p>
          </table:table-cell>
        </table:table-row>
        <table:table-row table:style-name="ro1">
          <table:table-cell office:value-type="string">
            <text:p>RF-MSU-extA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string">
            <text:p><text:s text:c="2"/>0.78</text:p>
          </table:table-cell>
          <table:table-cell office:value-type="string">
            <text:p><text:s text:c="2"/>0.80</text:p>
          </table:table-cell>
          <table:table-cell office:value-type="string">
            <text:p><text:s/>71.26%</text:p>
          </table:table-cell>
          <table:table-cell office:value-type="string">
            <text:p><text:s/>74.67%</text:p>
          </table:table-cell>
          <table:table-cell office:value-type="string">
            <text:p><text:s text:c="2"/>0.69</text:p>
          </table:table-cell>
          <table:table-cell office:value-type="string">
            <text:p><text:s/>78.16%</text:p>
          </table:table-cell>
          <table:table-cell office:value-type="string">
            <text:p><text:s/>64.37%</text:p>
          </table:table-cell>
          <table:table-cell office:value-type="string">
            <text:p><text:s/>71.26%</text:p>
          </table:table-cell>
        </table:table-row>
        <table:table-row table:style-name="ro1">
          <table:table-cell office:value-type="string">
            <text:p>RF-V-extA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string">
            <text:p><text:s text:c="2"/>0.80</text:p>
          </table:table-cell>
          <table:table-cell office:value-type="string">
            <text:p><text:s text:c="2"/>0.81</text:p>
          </table:table-cell>
          <table:table-cell office:value-type="string">
            <text:p><text:s/>73.56%</text:p>
          </table:table-cell>
          <table:table-cell office:value-type="string">
            <text:p><text:s/>78.87%</text:p>
          </table:table-cell>
          <table:table-cell office:value-type="string">
            <text:p><text:s text:c="2"/>0.71</text:p>
          </table:table-cell>
          <table:table-cell office:value-type="string">
            <text:p><text:s/>82.76%</text:p>
          </table:table-cell>
          <table:table-cell office:value-type="string">
            <text:p><text:s/>64.37%</text:p>
          </table:table-cell>
          <table:table-cell office:value-type="string">
            <text:p><text:s/>73.56%</text:p>
          </table:table-cell>
        </table:table-row>
        <table:table-row table:style-name="ro1">
          <table:table-cell office:value-type="string">
            <text:p>SVMprob-L-extA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string">
            <text:p><text:s text:c="2"/>0.81</text:p>
          </table:table-cell>
          <table:table-cell office:value-type="string">
            <text:p><text:s text:c="2"/>0.83</text:p>
          </table:table-cell>
          <table:table-cell office:value-type="string">
            <text:p><text:s/>74.14%</text:p>
          </table:table-cell>
          <table:table-cell office:value-type="string">
            <text:p><text:s/>80.00%</text:p>
          </table:table-cell>
          <table:table-cell office:value-type="string">
            <text:p><text:s text:c="2"/>0.71</text:p>
          </table:table-cell>
          <table:table-cell office:value-type="string">
            <text:p><text:s/>83.91%</text:p>
          </table:table-cell>
          <table:table-cell office:value-type="string">
            <text:p><text:s/>64.37%</text:p>
          </table:table-cell>
          <table:table-cell office:value-type="string">
            <text:p><text:s/>74.14%</text:p>
          </table:table-cell>
        </table:table-row>
        <table:table-row table:style-name="ro1">
          <table:table-cell office:value-type="string">
            <text:p>RF-L-extA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string">
            <text:p><text:s text:c="2"/>0.82</text:p>
          </table:table-cell>
          <table:table-cell office:value-type="string">
            <text:p><text:s text:c="2"/>0.84</text:p>
          </table:table-cell>
          <table:table-cell office:value-type="string">
            <text:p><text:s/>75.86%</text:p>
          </table:table-cell>
          <table:table-cell office:value-type="string">
            <text:p><text:s/>83.58%</text:p>
          </table:table-cell>
          <table:table-cell office:value-type="string">
            <text:p><text:s text:c="2"/>0.73</text:p>
          </table:table-cell>
          <table:table-cell office:value-type="string">
            <text:p><text:s/>87.36%</text:p>
          </table:table-cell>
          <table:table-cell office:value-type="string">
            <text:p><text:s/>64.37%</text:p>
          </table:table-cell>
          <table:table-cell office:value-type="string">
            <text:p><text:s/>75.86%</text:p>
          </table:table-cell>
        </table:table-row>
        <table:table-row table:style-name="ro1">
          <table:table-cell office:value-type="string">
            <text:p>SVMprob-U-extA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string">
            <text:p><text:s text:c="2"/>0.82</text:p>
          </table:table-cell>
          <table:table-cell office:value-type="string">
            <text:p><text:s text:c="2"/>0.84</text:p>
          </table:table-cell>
          <table:table-cell office:value-type="string">
            <text:p><text:s/>75.86%</text:p>
          </table:table-cell>
          <table:table-cell office:value-type="string">
            <text:p><text:s/>83.58%</text:p>
          </table:table-cell>
          <table:table-cell office:value-type="string">
            <text:p><text:s text:c="2"/>0.73</text:p>
          </table:table-cell>
          <table:table-cell office:value-type="string">
            <text:p><text:s/>87.36%</text:p>
          </table:table-cell>
          <table:table-cell office:value-type="string">
            <text:p><text:s/>64.37%</text:p>
          </table:table-cell>
          <table:table-cell office:value-type="string">
            <text:p><text:s/>75.86%</text:p>
          </table:table-cell>
        </table:table-row>
        <table:table-row table:style-name="ro1">
          <table:table-cell office:value-type="string">
            <text:p>SVMprob-MU-extA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string">
            <text:p><text:s text:c="2"/>0.83</text:p>
          </table:table-cell>
          <table:table-cell office:value-type="string">
            <text:p><text:s text:c="2"/>0.85</text:p>
          </table:table-cell>
          <table:table-cell office:value-type="string">
            <text:p><text:s/>76.44%</text:p>
          </table:table-cell>
          <table:table-cell office:value-type="string">
            <text:p><text:s/>84.85%</text:p>
          </table:table-cell>
          <table:table-cell office:value-type="string">
            <text:p><text:s text:c="2"/>0.73</text:p>
          </table:table-cell>
          <table:table-cell office:value-type="string">
            <text:p><text:s/>88.51%</text:p>
          </table:table-cell>
          <table:table-cell office:value-type="string">
            <text:p><text:s/>64.37%</text:p>
          </table:table-cell>
          <table:table-cell office:value-type="string">
            <text:p><text:s/>76.44%</text:p>
          </table:table-cell>
        </table:table-row>
        <table:table-row table:style-name="ro1">
          <table:table-cell office:value-type="string">
            <text:p>RF-ML-extA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string">
            <text:p><text:s text:c="2"/>0.83</text:p>
          </table:table-cell>
          <table:table-cell office:value-type="string">
            <text:p><text:s text:c="2"/>0.85</text:p>
          </table:table-cell>
          <table:table-cell office:value-type="string">
            <text:p><text:s/>75.86%</text:p>
          </table:table-cell>
          <table:table-cell office:value-type="string">
            <text:p><text:s/>82.61%</text:p>
          </table:table-cell>
          <table:table-cell office:value-type="string">
            <text:p><text:s text:c="2"/>0.73</text:p>
          </table:table-cell>
          <table:table-cell office:value-type="string">
            <text:p><text:s/>86.21%</text:p>
          </table:table-cell>
          <table:table-cell office:value-type="string">
            <text:p><text:s/>65.52%</text:p>
          </table:table-cell>
          <table:table-cell office:value-type="string">
            <text:p><text:s/>75.86%</text:p>
          </table:table-cell>
        </table:table-row>
        <table:table-row table:style-name="ro1">
          <table:table-cell office:value-type="string">
            <text:p>RF-MSL-extA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string">
            <text:p><text:s text:c="2"/>0.85</text:p>
          </table:table-cell>
          <table:table-cell office:value-type="string">
            <text:p><text:s text:c="2"/>0.87</text:p>
          </table:table-cell>
          <table:table-cell office:value-type="string">
            <text:p><text:s/>76.44%</text:p>
          </table:table-cell>
          <table:table-cell office:value-type="string">
            <text:p><text:s/>83.82%</text:p>
          </table:table-cell>
          <table:table-cell office:value-type="string">
            <text:p><text:s text:c="2"/>0.74</text:p>
          </table:table-cell>
          <table:table-cell office:value-type="string">
            <text:p><text:s/>87.36%</text:p>
          </table:table-cell>
          <table:table-cell office:value-type="string">
            <text:p><text:s/>65.52%</text:p>
          </table:table-cell>
          <table:table-cell office:value-type="string">
            <text:p><text:s/>76.44%</text:p>
          </table:table-cell>
        </table:table-row>
        <table:table-row table:style-name="ro1">
          <table:table-cell office:value-type="string">
            <text:p>SVMprob-MS-extA</text:p>
          </table:table-cell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string">
            <text:p><text:s text:c="2"/>0.80</text:p>
          </table:table-cell>
          <table:table-cell office:value-type="string">
            <text:p><text:s text:c="2"/>0.81</text:p>
          </table:table-cell>
          <table:table-cell office:value-type="string">
            <text:p><text:s/>73.56%</text:p>
          </table:table-cell>
          <table:table-cell office:value-type="string">
            <text:p><text:s/>77.33%</text:p>
          </table:table-cell>
          <table:table-cell office:value-type="string">
            <text:p><text:s text:c="2"/>0.72</text:p>
          </table:table-cell>
          <table:table-cell office:value-type="string">
            <text:p><text:s/>80.46%</text:p>
          </table:table-cell>
          <table:table-cell office:value-type="string">
            <text:p><text:s/>66.67%</text:p>
          </table:table-cell>
          <table:table-cell office:value-type="string">
            <text:p><text:s/>73.56%</text:p>
          </table:table-cell>
        </table:table-row>
        <table:table-row table:style-name="ro1">
          <table:table-cell office:value-type="string">
            <text:p>SVMprob-MiVR-extA</text:p>
          </table:table-cell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string">
            <text:p><text:s text:c="2"/>0.82</text:p>
          </table:table-cell>
          <table:table-cell office:value-type="string">
            <text:p><text:s text:c="2"/>0.83</text:p>
          </table:table-cell>
          <table:table-cell office:value-type="string">
            <text:p><text:s/>75.29%</text:p>
          </table:table-cell>
          <table:table-cell office:value-type="string">
            <text:p><text:s/>80.56%</text:p>
          </table:table-cell>
          <table:table-cell office:value-type="string">
            <text:p><text:s text:c="2"/>0.73</text:p>
          </table:table-cell>
          <table:table-cell office:value-type="string">
            <text:p><text:s/>83.91%</text:p>
          </table:table-cell>
          <table:table-cell office:value-type="string">
            <text:p><text:s/>66.67%</text:p>
          </table:table-cell>
          <table:table-cell office:value-type="string">
            <text:p><text:s/>75.29%</text:p>
          </table:table-cell>
        </table:table-row>
        <table:table-row table:style-name="ro1">
          <table:table-cell office:value-type="string">
            <text:p>SVMprob-MSV-extA</text:p>
          </table:table-cell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string">
            <text:p><text:s text:c="2"/>0.79</text:p>
          </table:table-cell>
          <table:table-cell office:value-type="string">
            <text:p><text:s text:c="2"/>0.83</text:p>
          </table:table-cell>
          <table:table-cell office:value-type="string">
            <text:p><text:s/>76.44%</text:p>
          </table:table-cell>
          <table:table-cell office:value-type="string">
            <text:p><text:s/>82.86%</text:p>
          </table:table-cell>
          <table:table-cell office:value-type="string">
            <text:p><text:s text:c="2"/>0.74</text:p>
          </table:table-cell>
          <table:table-cell office:value-type="string">
            <text:p><text:s/>86.21%</text:p>
          </table:table-cell>
          <table:table-cell office:value-type="string">
            <text:p><text:s/>66.67%</text:p>
          </table:table-cell>
          <table:table-cell office:value-type="string">
            <text:p><text:s/>76.44%</text:p>
          </table:table-cell>
        </table:table-row>
        <table:table-row table:style-name="ro1">
          <table:table-cell office:value-type="string">
            <text:p>SVMprob-MSiVH-extA</text:p>
          </table:table-cell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string">
            <text:p><text:s text:c="2"/>0.85</text:p>
          </table:table-cell>
          <table:table-cell office:value-type="string">
            <text:p><text:s text:c="2"/>0.86</text:p>
          </table:table-cell>
          <table:table-cell office:value-type="string">
            <text:p><text:s/>78.74%</text:p>
          </table:table-cell>
          <table:table-cell office:value-type="string">
            <text:p><text:s/>87.88%</text:p>
          </table:table-cell>
          <table:table-cell office:value-type="string">
            <text:p><text:s text:c="2"/>0.76</text:p>
          </table:table-cell>
          <table:table-cell office:value-type="string">
            <text:p><text:s/>90.80%</text:p>
          </table:table-cell>
          <table:table-cell office:value-type="string">
            <text:p><text:s/>66.67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SVMprob-Si-extA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office:value-type="string">
            <text:p><text:s text:c="2"/>0.74</text:p>
          </table:table-cell>
          <table:table-cell office:value-type="string">
            <text:p><text:s text:c="2"/>0.75</text:p>
          </table:table-cell>
          <table:table-cell office:value-type="string">
            <text:p><text:s/>70.69%</text:p>
          </table:table-cell>
          <table:table-cell office:value-type="string">
            <text:p><text:s/>71.95%</text:p>
          </table:table-cell>
          <table:table-cell office:value-type="string">
            <text:p><text:s text:c="2"/>0.70</text:p>
          </table:table-cell>
          <table:table-cell office:value-type="string">
            <text:p><text:s/>73.56%</text:p>
          </table:table-cell>
          <table:table-cell office:value-type="string">
            <text:p><text:s/>67.82%</text:p>
          </table:table-cell>
          <table:table-cell office:value-type="string">
            <text:p><text:s/>70.69%</text:p>
          </table:table-cell>
        </table:table-row>
        <table:table-row table:style-name="ro1">
          <table:table-cell office:value-type="string">
            <text:p>SVMprob-MR-extA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string">
            <text:p><text:s text:c="2"/>0.76</text:p>
          </table:table-cell>
          <table:table-cell office:value-type="string">
            <text:p><text:s text:c="2"/>0.78</text:p>
          </table:table-cell>
          <table:table-cell office:value-type="string">
            <text:p><text:s/>72.41%</text:p>
          </table:table-cell>
          <table:table-cell office:value-type="string">
            <text:p><text:s/>74.68%</text:p>
          </table:table-cell>
          <table:table-cell office:value-type="string">
            <text:p><text:s text:c="2"/>0.71</text:p>
          </table:table-cell>
          <table:table-cell office:value-type="string">
            <text:p><text:s/>77.01%</text:p>
          </table:table-cell>
          <table:table-cell office:value-type="string">
            <text:p><text:s/>67.82%</text:p>
          </table:table-cell>
          <table:table-cell office:value-type="string">
            <text:p><text:s/>72.41%</text:p>
          </table:table-cell>
        </table:table-row>
        <table:table-row table:style-name="ro1">
          <table:table-cell office:value-type="string">
            <text:p>SVMprob-MV-extA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string">
            <text:p><text:s text:c="2"/>0.77</text:p>
          </table:table-cell>
          <table:table-cell office:value-type="string">
            <text:p><text:s text:c="2"/>0.80</text:p>
          </table:table-cell>
          <table:table-cell office:value-type="string">
            <text:p><text:s/>72.99%</text:p>
          </table:table-cell>
          <table:table-cell office:value-type="string">
            <text:p><text:s/>75.64%</text:p>
          </table:table-cell>
          <table:table-cell office:value-type="string">
            <text:p><text:s text:c="2"/>0.72</text:p>
          </table:table-cell>
          <table:table-cell office:value-type="string">
            <text:p><text:s/>78.16%</text:p>
          </table:table-cell>
          <table:table-cell office:value-type="string">
            <text:p><text:s/>67.82%</text:p>
          </table:table-cell>
          <table:table-cell office:value-type="string">
            <text:p><text:s/>72.99%</text:p>
          </table:table-cell>
        </table:table-row>
        <table:table-row table:style-name="ro1">
          <table:table-cell office:value-type="string">
            <text:p>SVMprob-MiR-extA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string">
            <text:p><text:s text:c="2"/>0.82</text:p>
          </table:table-cell>
          <table:table-cell office:value-type="string">
            <text:p><text:s text:c="2"/>0.84</text:p>
          </table:table-cell>
          <table:table-cell office:value-type="string">
            <text:p><text:s/>77.59%</text:p>
          </table:table-cell>
          <table:table-cell office:value-type="string">
            <text:p><text:s/>84.29%</text:p>
          </table:table-cell>
          <table:table-cell office:value-type="string">
            <text:p><text:s text:c="2"/>0.75</text:p>
          </table:table-cell>
          <table:table-cell office:value-type="string">
            <text:p><text:s/>87.36%</text:p>
          </table:table-cell>
          <table:table-cell office:value-type="string">
            <text:p><text:s/>67.82%</text:p>
          </table:table-cell>
          <table:table-cell office:value-type="string">
            <text:p><text:s/>77.59%</text:p>
          </table:table-cell>
        </table:table-row>
        <table:table-row table:style-name="ro1">
          <table:table-cell office:value-type="string">
            <text:p>SVMprob-MSiR-extA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string">
            <text:p><text:s text:c="2"/>0.83</text:p>
          </table:table-cell>
          <table:table-cell office:value-type="string">
            <text:p><text:s text:c="2"/>0.86</text:p>
          </table:table-cell>
          <table:table-cell office:value-type="string">
            <text:p><text:s/>78.16%</text:p>
          </table:table-cell>
          <table:table-cell office:value-type="string">
            <text:p><text:s/>85.51%</text:p>
          </table:table-cell>
          <table:table-cell office:value-type="string">
            <text:p><text:s text:c="2"/>0.76</text:p>
          </table:table-cell>
          <table:table-cell office:value-type="string">
            <text:p><text:s/>88.51%</text:p>
          </table:table-cell>
          <table:table-cell office:value-type="string">
            <text:p><text:s/>67.82%</text:p>
          </table:table-cell>
          <table:table-cell office:value-type="string">
            <text:p><text:s/>78.16%</text:p>
          </table:table-cell>
        </table:table-row>
        <table:table-row table:style-name="ro1">
          <table:table-cell office:value-type="string">
            <text:p>SVMprob-SiVH-extA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string">
            <text:p><text:s text:c="2"/>0.85</text:p>
          </table:table-cell>
          <table:table-cell office:value-type="string">
            <text:p><text:s text:c="2"/>0.86</text:p>
          </table:table-cell>
          <table:table-cell office:value-type="string">
            <text:p><text:s/>78.74%</text:p>
          </table:table-cell>
          <table:table-cell office:value-type="string">
            <text:p><text:s/>86.76%</text:p>
          </table:table-cell>
          <table:table-cell office:value-type="string">
            <text:p><text:s text:c="2"/>0.76</text:p>
          </table:table-cell>
          <table:table-cell office:value-type="string">
            <text:p><text:s/>89.66%</text:p>
          </table:table-cell>
          <table:table-cell office:value-type="string">
            <text:p><text:s/>67.82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RF-MiL-extA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string">
            <text:p><text:s text:c="2"/>0.87</text:p>
          </table:table-cell>
          <table:table-cell office:value-type="string">
            <text:p><text:s text:c="2"/>0.88</text:p>
          </table:table-cell>
          <table:table-cell office:value-type="string">
            <text:p><text:s/>78.74%</text:p>
          </table:table-cell>
          <table:table-cell office:value-type="string">
            <text:p><text:s/>86.76%</text:p>
          </table:table-cell>
          <table:table-cell office:value-type="string">
            <text:p><text:s text:c="2"/>0.76</text:p>
          </table:table-cell>
          <table:table-cell office:value-type="string">
            <text:p><text:s/>89.66%</text:p>
          </table:table-cell>
          <table:table-cell office:value-type="string">
            <text:p><text:s/>67.82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SVMprob-V-extA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string">
            <text:p><text:s text:c="2"/>0.78</text:p>
          </table:table-cell>
          <table:table-cell office:value-type="string">
            <text:p><text:s text:c="2"/>0.80</text:p>
          </table:table-cell>
          <table:table-cell office:value-type="string">
            <text:p><text:s/>73.56%</text:p>
          </table:table-cell>
          <table:table-cell office:value-type="string">
            <text:p><text:s/>75.95%</text:p>
          </table:table-cell>
          <table:table-cell office:value-type="string">
            <text:p><text:s text:c="2"/>0.72</text:p>
          </table:table-cell>
          <table:table-cell office:value-type="string">
            <text:p><text:s/>78.16%</text:p>
          </table:table-cell>
          <table:table-cell office:value-type="string">
            <text:p><text:s/>68.97%</text:p>
          </table:table-cell>
          <table:table-cell office:value-type="string">
            <text:p><text:s/>73.56%</text:p>
          </table:table-cell>
        </table:table-row>
        <table:table-row table:style-name="ro1">
          <table:table-cell office:value-type="string">
            <text:p>SVMprob-iVR-extA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string">
            <text:p><text:s text:c="2"/>0.82</text:p>
          </table:table-cell>
          <table:table-cell office:value-type="string">
            <text:p><text:s text:c="2"/>0.83</text:p>
          </table:table-cell>
          <table:table-cell office:value-type="string">
            <text:p><text:s/>75.29%</text:p>
          </table:table-cell>
          <table:table-cell office:value-type="string">
            <text:p><text:s/>78.95%</text:p>
          </table:table-cell>
          <table:table-cell office:value-type="string">
            <text:p><text:s text:c="2"/>0.74</text:p>
          </table:table-cell>
          <table:table-cell office:value-type="string">
            <text:p><text:s/>81.61%</text:p>
          </table:table-cell>
          <table:table-cell office:value-type="string">
            <text:p><text:s/>68.97%</text:p>
          </table:table-cell>
          <table:table-cell office:value-type="string">
            <text:p><text:s/>75.29%</text:p>
          </table:table-cell>
        </table:table-row>
        <table:table-row table:style-name="ro1">
          <table:table-cell office:value-type="string">
            <text:p>RF-SV-extA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string">
            <text:p><text:s text:c="2"/>0.80</text:p>
          </table:table-cell>
          <table:table-cell office:value-type="string">
            <text:p><text:s text:c="2"/>0.83</text:p>
          </table:table-cell>
          <table:table-cell office:value-type="string">
            <text:p><text:s/>75.86%</text:p>
          </table:table-cell>
          <table:table-cell office:value-type="string">
            <text:p><text:s/>80.00%</text:p>
          </table:table-cell>
          <table:table-cell office:value-type="string">
            <text:p><text:s text:c="2"/>0.74</text:p>
          </table:table-cell>
          <table:table-cell office:value-type="string">
            <text:p><text:s/>82.76%</text:p>
          </table:table-cell>
          <table:table-cell office:value-type="string">
            <text:p><text:s/>68.97%</text:p>
          </table:table-cell>
          <table:table-cell office:value-type="string">
            <text:p><text:s/>75.86%</text:p>
          </table:table-cell>
        </table:table-row>
        <table:table-row table:style-name="ro1">
          <table:table-cell office:value-type="string">
            <text:p>RF-SiU-extA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string">
            <text:p><text:s text:c="2"/>0.82</text:p>
          </table:table-cell>
          <table:table-cell office:value-type="string">
            <text:p><text:s text:c="2"/>0.84</text:p>
          </table:table-cell>
          <table:table-cell office:value-type="string">
            <text:p><text:s/>74.71%</text:p>
          </table:table-cell>
          <table:table-cell office:value-type="string">
            <text:p><text:s/>77.22%</text:p>
          </table:table-cell>
          <table:table-cell office:value-type="string">
            <text:p><text:s text:c="2"/>0.73</text:p>
          </table:table-cell>
          <table:table-cell office:value-type="string">
            <text:p><text:s/>79.31%</text:p>
          </table:table-cell>
          <table:table-cell office:value-type="string">
            <text:p><text:s/>70.11%</text:p>
          </table:table-cell>
          <table:table-cell office:value-type="string">
            <text:p><text:s/>74.71%</text:p>
          </table:table-cell>
        </table:table-row>
        <table:table-row table:style-name="ro1">
          <table:table-cell office:value-type="string">
            <text:p>RF-MR-extA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string">
            <text:p><text:s text:c="2"/>0.81</text:p>
          </table:table-cell>
          <table:table-cell office:value-type="string">
            <text:p><text:s text:c="2"/>0.83</text:p>
          </table:table-cell>
          <table:table-cell office:value-type="string">
            <text:p><text:s/>75.29%</text:p>
          </table:table-cell>
          <table:table-cell office:value-type="string">
            <text:p><text:s/>78.21%</text:p>
          </table:table-cell>
          <table:table-cell office:value-type="string">
            <text:p><text:s text:c="2"/>0.74</text:p>
          </table:table-cell>
          <table:table-cell office:value-type="string">
            <text:p><text:s/>80.46%</text:p>
          </table:table-cell>
          <table:table-cell office:value-type="string">
            <text:p><text:s/>70.11%</text:p>
          </table:table-cell>
          <table:table-cell office:value-type="string">
            <text:p><text:s/>75.29%</text:p>
          </table:table-cell>
        </table:table-row>
        <table:table-row table:style-name="ro1">
          <table:table-cell office:value-type="string">
            <text:p>SVMprob-MSVR-extA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string">
            <text:p><text:s text:c="2"/>0.81</text:p>
          </table:table-cell>
          <table:table-cell office:value-type="string">
            <text:p><text:s text:c="2"/>0.83</text:p>
          </table:table-cell>
          <table:table-cell office:value-type="string">
            <text:p><text:s/>76.44%</text:p>
          </table:table-cell>
          <table:table-cell office:value-type="string">
            <text:p><text:s/>80.26%</text:p>
          </table:table-cell>
          <table:table-cell office:value-type="string">
            <text:p><text:s text:c="2"/>0.75</text:p>
          </table:table-cell>
          <table:table-cell office:value-type="string">
            <text:p><text:s/>82.76%</text:p>
          </table:table-cell>
          <table:table-cell office:value-type="string">
            <text:p><text:s/>70.11%</text:p>
          </table:table-cell>
          <table:table-cell office:value-type="string">
            <text:p><text:s/>76.44%</text:p>
          </table:table-cell>
        </table:table-row>
        <table:table-row table:style-name="ro1">
          <table:table-cell office:value-type="string">
            <text:p>SVMprob-MiVH-extA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string">
            <text:p><text:s text:c="2"/>0.85</text:p>
          </table:table-cell>
          <table:table-cell office:value-type="string">
            <text:p><text:s text:c="2"/>0.86</text:p>
          </table:table-cell>
          <table:table-cell office:value-type="string">
            <text:p><text:s/>78.16%</text:p>
          </table:table-cell>
          <table:table-cell office:value-type="string">
            <text:p><text:s/>83.56%</text:p>
          </table:table-cell>
          <table:table-cell office:value-type="string">
            <text:p><text:s text:c="2"/>0.76</text:p>
          </table:table-cell>
          <table:table-cell office:value-type="string">
            <text:p><text:s/>86.21%</text:p>
          </table:table-cell>
          <table:table-cell office:value-type="string">
            <text:p><text:s/>70.11%</text:p>
          </table:table-cell>
          <table:table-cell office:value-type="string">
            <text:p><text:s/>78.16%</text:p>
          </table:table-cell>
        </table:table-row>
        <table:table-row table:style-name="ro1">
          <table:table-cell office:value-type="string">
            <text:p>SVMprob-iVH-extA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string">
            <text:p><text:s text:c="2"/>0.85</text:p>
          </table:table-cell>
          <table:table-cell office:value-type="string">
            <text:p><text:s text:c="2"/>0.86</text:p>
          </table:table-cell>
          <table:table-cell office:value-type="string">
            <text:p><text:s/>78.16%</text:p>
          </table:table-cell>
          <table:table-cell office:value-type="string">
            <text:p><text:s/>83.56%</text:p>
          </table:table-cell>
          <table:table-cell office:value-type="string">
            <text:p><text:s text:c="2"/>0.76</text:p>
          </table:table-cell>
          <table:table-cell office:value-type="string">
            <text:p><text:s/>86.21%</text:p>
          </table:table-cell>
          <table:table-cell office:value-type="string">
            <text:p><text:s/>70.11%</text:p>
          </table:table-cell>
          <table:table-cell office:value-type="string">
            <text:p><text:s/>78.16%</text:p>
          </table:table-cell>
        </table:table-row>
        <table:table-row table:style-name="ro1">
          <table:table-cell office:value-type="string">
            <text:p>SVMprob-MSVHR-extA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string">
            <text:p><text:s text:c="2"/>0.86</text:p>
          </table:table-cell>
          <table:table-cell office:value-type="string">
            <text:p><text:s text:c="2"/>0.87</text:p>
          </table:table-cell>
          <table:table-cell office:value-type="string">
            <text:p><text:s/>78.74%</text:p>
          </table:table-cell>
          <table:table-cell office:value-type="string">
            <text:p><text:s/>84.72%</text:p>
          </table:table-cell>
          <table:table-cell office:value-type="string">
            <text:p><text:s text:c="2"/>0.77</text:p>
          </table:table-cell>
          <table:table-cell office:value-type="string">
            <text:p><text:s/>87.36%</text:p>
          </table:table-cell>
          <table:table-cell office:value-type="string">
            <text:p><text:s/>70.11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RF-MSiL-extA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string">
            <text:p><text:s text:c="2"/>0.88</text:p>
          </table:table-cell>
          <table:table-cell office:value-type="string">
            <text:p><text:s text:c="2"/>0.89</text:p>
          </table:table-cell>
          <table:table-cell office:value-type="string">
            <text:p><text:s/>80.46%</text:p>
          </table:table-cell>
          <table:table-cell office:value-type="string">
            <text:p><text:s/>88.41%</text:p>
          </table:table-cell>
          <table:table-cell office:value-type="string">
            <text:p><text:s text:c="2"/>0.78</text:p>
          </table:table-cell>
          <table:table-cell office:value-type="string">
            <text:p><text:s/>90.80%</text:p>
          </table:table-cell>
          <table:table-cell office:value-type="string">
            <text:p><text:s/>70.11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RF-SHR-extA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string">
            <text:p><text:s text:c="2"/>0.89</text:p>
          </table:table-cell>
          <table:table-cell office:value-type="string">
            <text:p><text:s text:c="2"/>0.90</text:p>
          </table:table-cell>
          <table:table-cell office:value-type="string">
            <text:p><text:s/>80.46%</text:p>
          </table:table-cell>
          <table:table-cell office:value-type="string">
            <text:p><text:s/>88.41%</text:p>
          </table:table-cell>
          <table:table-cell office:value-type="string">
            <text:p><text:s text:c="2"/>0.78</text:p>
          </table:table-cell>
          <table:table-cell office:value-type="string">
            <text:p><text:s/>90.80%</text:p>
          </table:table-cell>
          <table:table-cell office:value-type="string">
            <text:p><text:s/>70.11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RF-MSHL-extA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string">
            <text:p><text:s text:c="2"/>0.89</text:p>
          </table:table-cell>
          <table:table-cell office:value-type="string">
            <text:p><text:s text:c="2"/>0.90</text:p>
          </table:table-cell>
          <table:table-cell office:value-type="string">
            <text:p><text:s/>81.03%</text:p>
          </table:table-cell>
          <table:table-cell office:value-type="string">
            <text:p><text:s/>89.71%</text:p>
          </table:table-cell>
          <table:table-cell office:value-type="string">
            <text:p><text:s text:c="2"/>0.79</text:p>
          </table:table-cell>
          <table:table-cell office:value-type="string">
            <text:p><text:s/>91.95%</text:p>
          </table:table-cell>
          <table:table-cell office:value-type="string">
            <text:p><text:s/>70.11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RF-MSV-extA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string">
            <text:p><text:s text:c="2"/>0.81</text:p>
          </table:table-cell>
          <table:table-cell office:value-type="string">
            <text:p><text:s text:c="2"/>0.82</text:p>
          </table:table-cell>
          <table:table-cell office:value-type="string">
            <text:p><text:s/>74.71%</text:p>
          </table:table-cell>
          <table:table-cell office:value-type="string">
            <text:p><text:s/>76.54%</text:p>
          </table:table-cell>
          <table:table-cell office:value-type="string">
            <text:p><text:s text:c="2"/>0.74</text:p>
          </table:table-cell>
          <table:table-cell office:value-type="string">
            <text:p><text:s/>78.16%</text:p>
          </table:table-cell>
          <table:table-cell office:value-type="string">
            <text:p><text:s/>71.26%</text:p>
          </table:table-cell>
          <table:table-cell office:value-type="string">
            <text:p><text:s/>74.71%</text:p>
          </table:table-cell>
        </table:table-row>
        <table:table-row table:style-name="ro1">
          <table:table-cell office:value-type="string">
            <text:p>RF-MSi-extA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string">
            <text:p><text:s text:c="2"/>0.80</text:p>
          </table:table-cell>
          <table:table-cell office:value-type="string">
            <text:p><text:s text:c="2"/>0.81</text:p>
          </table:table-cell>
          <table:table-cell office:value-type="string">
            <text:p><text:s/>75.86%</text:p>
          </table:table-cell>
          <table:table-cell office:value-type="string">
            <text:p><text:s/>78.48%</text:p>
          </table:table-cell>
          <table:table-cell office:value-type="string">
            <text:p><text:s text:c="2"/>0.75</text:p>
          </table:table-cell>
          <table:table-cell office:value-type="string">
            <text:p><text:s/>80.46%</text:p>
          </table:table-cell>
          <table:table-cell office:value-type="string">
            <text:p><text:s/>71.26%</text:p>
          </table:table-cell>
          <table:table-cell office:value-type="string">
            <text:p><text:s/>75.86%</text:p>
          </table:table-cell>
        </table:table-row>
        <table:table-row table:style-name="ro1">
          <table:table-cell office:value-type="string">
            <text:p>SVMprob-SiR-extA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string">
            <text:p><text:s text:c="2"/>0.83</text:p>
          </table:table-cell>
          <table:table-cell office:value-type="string">
            <text:p><text:s text:c="2"/>0.85</text:p>
          </table:table-cell>
          <table:table-cell office:value-type="string">
            <text:p><text:s/>77.01%</text:p>
          </table:table-cell>
          <table:table-cell office:value-type="string">
            <text:p><text:s/>80.52%</text:p>
          </table:table-cell>
          <table:table-cell office:value-type="string">
            <text:p><text:s text:c="2"/>0.76</text:p>
          </table:table-cell>
          <table:table-cell office:value-type="string">
            <text:p><text:s/>82.76%</text:p>
          </table:table-cell>
          <table:table-cell office:value-type="string">
            <text:p><text:s/>71.26%</text:p>
          </table:table-cell>
          <table:table-cell office:value-type="string">
            <text:p><text:s/>77.01%</text:p>
          </table:table-cell>
        </table:table-row>
        <table:table-row table:style-name="ro1">
          <table:table-cell office:value-type="string">
            <text:p>SVMprob-iVHR-extA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string">
            <text:p><text:s text:c="2"/>0.85</text:p>
          </table:table-cell>
          <table:table-cell office:value-type="string">
            <text:p><text:s text:c="2"/>0.87</text:p>
          </table:table-cell>
          <table:table-cell office:value-type="string">
            <text:p><text:s/>78.74%</text:p>
          </table:table-cell>
          <table:table-cell office:value-type="string">
            <text:p><text:s/>83.78%</text:p>
          </table:table-cell>
          <table:table-cell office:value-type="string">
            <text:p><text:s text:c="2"/>0.77</text:p>
          </table:table-cell>
          <table:table-cell office:value-type="string">
            <text:p><text:s/>86.21%</text:p>
          </table:table-cell>
          <table:table-cell office:value-type="string">
            <text:p><text:s/>71.26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RF-SiL-extA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string">
            <text:p><text:s text:c="2"/>0.87</text:p>
          </table:table-cell>
          <table:table-cell office:value-type="string">
            <text:p><text:s text:c="2"/>0.88</text:p>
          </table:table-cell>
          <table:table-cell office:value-type="string">
            <text:p><text:s/>79.31%</text:p>
          </table:table-cell>
          <table:table-cell office:value-type="string">
            <text:p><text:s/>84.93%</text:p>
          </table:table-cell>
          <table:table-cell office:value-type="string">
            <text:p><text:s text:c="2"/>0.78</text:p>
          </table:table-cell>
          <table:table-cell office:value-type="string">
            <text:p><text:s/>87.36%</text:p>
          </table:table-cell>
          <table:table-cell office:value-type="string">
            <text:p><text:s/>71.26%</text:p>
          </table:table-cell>
          <table:table-cell office:value-type="string">
            <text:p><text:s/>79.31%</text:p>
          </table:table-cell>
        </table:table-row>
        <table:table-row table:style-name="ro1">
          <table:table-cell office:value-type="string">
            <text:p>SVMprob-MSi-extA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string">
            <text:p><text:s text:c="2"/>0.74</text:p>
          </table:table-cell>
          <table:table-cell office:value-type="string">
            <text:p><text:s text:c="2"/>0.76</text:p>
          </table:table-cell>
          <table:table-cell office:value-type="string">
            <text:p><text:s/>71.26%</text:p>
          </table:table-cell>
          <table:table-cell office:value-type="string">
            <text:p><text:s/>70.79%</text:p>
          </table:table-cell>
          <table:table-cell office:value-type="string">
            <text:p><text:s text:c="2"/>0.72</text:p>
          </table:table-cell>
          <table:table-cell office:value-type="string">
            <text:p><text:s/>70.11%</text:p>
          </table:table-cell>
          <table:table-cell office:value-type="string">
            <text:p><text:s/>72.41%</text:p>
          </table:table-cell>
          <table:table-cell office:value-type="string">
            <text:p><text:s/>71.26%</text:p>
          </table:table-cell>
        </table:table-row>
        <table:table-row table:style-name="ro1">
          <table:table-cell office:value-type="string">
            <text:p>RF-iV-extA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string">
            <text:p><text:s text:c="2"/>0.85</text:p>
          </table:table-cell>
          <table:table-cell office:value-type="string">
            <text:p><text:s text:c="2"/>0.86</text:p>
          </table:table-cell>
          <table:table-cell office:value-type="string">
            <text:p><text:s/>78.16%</text:p>
          </table:table-cell>
          <table:table-cell office:value-type="string">
            <text:p><text:s/>81.82%</text:p>
          </table:table-cell>
          <table:table-cell office:value-type="string">
            <text:p><text:s text:c="2"/>0.77</text:p>
          </table:table-cell>
          <table:table-cell office:value-type="string">
            <text:p><text:s/>83.91%</text:p>
          </table:table-cell>
          <table:table-cell office:value-type="string">
            <text:p><text:s/>72.41%</text:p>
          </table:table-cell>
          <table:table-cell office:value-type="string">
            <text:p><text:s/>78.16%</text:p>
          </table:table-cell>
        </table:table-row>
        <table:table-row table:style-name="ro1">
          <table:table-cell office:value-type="string">
            <text:p>RF-SH-extA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string">
            <text:p><text:s text:c="2"/>0.83</text:p>
          </table:table-cell>
          <table:table-cell office:value-type="string">
            <text:p><text:s text:c="2"/>0.85</text:p>
          </table:table-cell>
          <table:table-cell office:value-type="string">
            <text:p><text:s/>78.74%</text:p>
          </table:table-cell>
          <table:table-cell office:value-type="string">
            <text:p><text:s/>82.89%</text:p>
          </table:table-cell>
          <table:table-cell office:value-type="string">
            <text:p><text:s text:c="2"/>0.77</text:p>
          </table:table-cell>
          <table:table-cell office:value-type="string">
            <text:p><text:s/>85.06%</text:p>
          </table:table-cell>
          <table:table-cell office:value-type="string">
            <text:p><text:s/>72.41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SVMprob-MiVHR-extA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string">
            <text:p><text:s text:c="2"/>0.85</text:p>
          </table:table-cell>
          <table:table-cell office:value-type="string">
            <text:p><text:s text:c="2"/>0.87</text:p>
          </table:table-cell>
          <table:table-cell office:value-type="string">
            <text:p><text:s/>78.74%</text:p>
          </table:table-cell>
          <table:table-cell office:value-type="string">
            <text:p><text:s/>82.89%</text:p>
          </table:table-cell>
          <table:table-cell office:value-type="string">
            <text:p><text:s text:c="2"/>0.77</text:p>
          </table:table-cell>
          <table:table-cell office:value-type="string">
            <text:p><text:s/>85.06%</text:p>
          </table:table-cell>
          <table:table-cell office:value-type="string">
            <text:p><text:s/>72.41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SVMprob-SiVHR-extA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string">
            <text:p><text:s text:c="2"/>0.85</text:p>
          </table:table-cell>
          <table:table-cell office:value-type="string">
            <text:p><text:s text:c="2"/>0.87</text:p>
          </table:table-cell>
          <table:table-cell office:value-type="string">
            <text:p><text:s/>78.74%</text:p>
          </table:table-cell>
          <table:table-cell office:value-type="string">
            <text:p><text:s/>82.89%</text:p>
          </table:table-cell>
          <table:table-cell office:value-type="string">
            <text:p><text:s text:c="2"/>0.77</text:p>
          </table:table-cell>
          <table:table-cell office:value-type="string">
            <text:p><text:s/>85.06%</text:p>
          </table:table-cell>
          <table:table-cell office:value-type="string">
            <text:p><text:s/>72.41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SVMprob-HU-extA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string">
            <text:p><text:s text:c="2"/>0.86</text:p>
          </table:table-cell>
          <table:table-cell office:value-type="string">
            <text:p><text:s text:c="2"/>0.88</text:p>
          </table:table-cell>
          <table:table-cell office:value-type="string">
            <text:p><text:s/>79.31%</text:p>
          </table:table-cell>
          <table:table-cell office:value-type="string">
            <text:p><text:s/>84.00%</text:p>
          </table:table-cell>
          <table:table-cell office:value-type="string">
            <text:p><text:s text:c="2"/>0.78</text:p>
          </table:table-cell>
          <table:table-cell office:value-type="string">
            <text:p><text:s/>86.21%</text:p>
          </table:table-cell>
          <table:table-cell office:value-type="string">
            <text:p><text:s/>72.41%</text:p>
          </table:table-cell>
          <table:table-cell office:value-type="string">
            <text:p><text:s/>79.31%</text:p>
          </table:table-cell>
        </table:table-row>
        <table:table-row table:style-name="ro1">
          <table:table-cell office:value-type="string">
            <text:p>RF-MS-extA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string">
            <text:p><text:s text:c="2"/>0.69</text:p>
          </table:table-cell>
          <table:table-cell office:value-type="string">
            <text:p><text:s text:c="2"/>0.72</text:p>
          </table:table-cell>
          <table:table-cell office:value-type="string">
            <text:p><text:s/>65.52%</text:p>
          </table:table-cell>
          <table:table-cell office:value-type="string">
            <text:p><text:s/>63.37%</text:p>
          </table:table-cell>
          <table:table-cell office:value-type="string">
            <text:p><text:s text:c="2"/>0.68</text:p>
          </table:table-cell>
          <table:table-cell office:value-type="string">
            <text:p><text:s/>57.47%</text:p>
          </table:table-cell>
          <table:table-cell office:value-type="string">
            <text:p><text:s/>73.56%</text:p>
          </table:table-cell>
          <table:table-cell office:value-type="string">
            <text:p><text:s/>65.52%</text:p>
          </table:table-cell>
        </table:table-row>
        <table:table-row table:style-name="ro1">
          <table:table-cell office:value-type="string">
            <text:p>SVMprob-Mi-extA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office:value-type="string">
            <text:p><text:s text:c="2"/>0.72</text:p>
          </table:table-cell>
          <table:table-cell office:value-type="string">
            <text:p><text:s text:c="2"/>0.74</text:p>
          </table:table-cell>
          <table:table-cell office:value-type="string">
            <text:p><text:s/>68.97%</text:p>
          </table:table-cell>
          <table:table-cell office:value-type="string">
            <text:p><text:s/>67.37%</text:p>
          </table:table-cell>
          <table:table-cell office:value-type="string">
            <text:p><text:s text:c="2"/>0.70</text:p>
          </table:table-cell>
          <table:table-cell office:value-type="string">
            <text:p><text:s/>64.37%</text:p>
          </table:table-cell>
          <table:table-cell office:value-type="string">
            <text:p><text:s/>73.56%</text:p>
          </table:table-cell>
          <table:table-cell office:value-type="string">
            <text:p><text:s/>68.97%</text:p>
          </table:table-cell>
        </table:table-row>
        <table:table-row table:style-name="ro1">
          <table:table-cell office:value-type="string">
            <text:p>RF-i-extA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string">
            <text:p><text:s text:c="2"/>0.77</text:p>
          </table:table-cell>
          <table:table-cell office:value-type="string">
            <text:p><text:s text:c="2"/>0.80</text:p>
          </table:table-cell>
          <table:table-cell office:value-type="string">
            <text:p><text:s/>74.14%</text:p>
          </table:table-cell>
          <table:table-cell office:value-type="string">
            <text:p><text:s/>74.42%</text:p>
          </table:table-cell>
          <table:table-cell office:value-type="string">
            <text:p><text:s text:c="2"/>0.74</text:p>
          </table:table-cell>
          <table:table-cell office:value-type="string">
            <text:p><text:s/>74.71%</text:p>
          </table:table-cell>
          <table:table-cell office:value-type="string">
            <text:p><text:s/>73.56%</text:p>
          </table:table-cell>
          <table:table-cell office:value-type="string">
            <text:p><text:s/>74.14%</text:p>
          </table:table-cell>
        </table:table-row>
        <table:table-row table:style-name="ro1">
          <table:table-cell office:value-type="string">
            <text:p>RF-Mi-extA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string">
            <text:p><text:s text:c="2"/>0.78</text:p>
          </table:table-cell>
          <table:table-cell office:value-type="string">
            <text:p><text:s text:c="2"/>0.80</text:p>
          </table:table-cell>
          <table:table-cell office:value-type="string">
            <text:p><text:s/>74.71%</text:p>
          </table:table-cell>
          <table:table-cell office:value-type="string">
            <text:p><text:s/>75.29%</text:p>
          </table:table-cell>
          <table:table-cell office:value-type="string">
            <text:p><text:s text:c="2"/>0.74</text:p>
          </table:table-cell>
          <table:table-cell office:value-type="string">
            <text:p><text:s/>75.86%</text:p>
          </table:table-cell>
          <table:table-cell office:value-type="string">
            <text:p><text:s/>73.56%</text:p>
          </table:table-cell>
          <table:table-cell office:value-type="string">
            <text:p><text:s/>74.71%</text:p>
          </table:table-cell>
        </table:table-row>
        <table:table-row table:style-name="ro1">
          <table:table-cell office:value-type="string">
            <text:p>SVMprob-SVR-extA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string">
            <text:p><text:s text:c="2"/>0.80</text:p>
          </table:table-cell>
          <table:table-cell office:value-type="string">
            <text:p><text:s text:c="2"/>0.81</text:p>
          </table:table-cell>
          <table:table-cell office:value-type="string">
            <text:p><text:s/>75.29%</text:p>
          </table:table-cell>
          <table:table-cell office:value-type="string">
            <text:p><text:s/>76.19%</text:p>
          </table:table-cell>
          <table:table-cell office:value-type="string">
            <text:p><text:s text:c="2"/>0.75</text:p>
          </table:table-cell>
          <table:table-cell office:value-type="string">
            <text:p><text:s/>77.01%</text:p>
          </table:table-cell>
          <table:table-cell office:value-type="string">
            <text:p><text:s/>73.56%</text:p>
          </table:table-cell>
          <table:table-cell office:value-type="string">
            <text:p><text:s/>75.29%</text:p>
          </table:table-cell>
        </table:table-row>
        <table:table-row table:style-name="ro1">
          <table:table-cell office:value-type="string">
            <text:p>SVMprob-iR-extA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string">
            <text:p><text:s text:c="2"/>0.79</text:p>
          </table:table-cell>
          <table:table-cell office:value-type="string">
            <text:p><text:s text:c="2"/>0.82</text:p>
          </table:table-cell>
          <table:table-cell office:value-type="string">
            <text:p><text:s/>76.44%</text:p>
          </table:table-cell>
          <table:table-cell office:value-type="string">
            <text:p><text:s/>78.05%</text:p>
          </table:table-cell>
          <table:table-cell office:value-type="string">
            <text:p><text:s text:c="2"/>0.76</text:p>
          </table:table-cell>
          <table:table-cell office:value-type="string">
            <text:p><text:s/>79.31%</text:p>
          </table:table-cell>
          <table:table-cell office:value-type="string">
            <text:p><text:s/>73.56%</text:p>
          </table:table-cell>
          <table:table-cell office:value-type="string">
            <text:p><text:s/>76.44%</text:p>
          </table:table-cell>
        </table:table-row>
        <table:table-row table:style-name="ro1">
          <table:table-cell office:value-type="string">
            <text:p>RF-MH-extA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string">
            <text:p><text:s text:c="2"/>0.83</text:p>
          </table:table-cell>
          <table:table-cell office:value-type="string">
            <text:p><text:s text:c="2"/>0.85</text:p>
          </table:table-cell>
          <table:table-cell office:value-type="string">
            <text:p><text:s/>78.74%</text:p>
          </table:table-cell>
          <table:table-cell office:value-type="string">
            <text:p><text:s/>82.05%</text:p>
          </table:table-cell>
          <table:table-cell office:value-type="string">
            <text:p><text:s text:c="2"/>0.78</text:p>
          </table:table-cell>
          <table:table-cell office:value-type="string">
            <text:p><text:s/>83.91%</text:p>
          </table:table-cell>
          <table:table-cell office:value-type="string">
            <text:p><text:s/>73.56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RF-MiV-extA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string">
            <text:p><text:s text:c="2"/>0.85</text:p>
          </table:table-cell>
          <table:table-cell office:value-type="string">
            <text:p><text:s text:c="2"/>0.86</text:p>
          </table:table-cell>
          <table:table-cell office:value-type="string">
            <text:p><text:s/>79.89%</text:p>
          </table:table-cell>
          <table:table-cell office:value-type="string">
            <text:p><text:s/>84.21%</text:p>
          </table:table-cell>
          <table:table-cell office:value-type="string">
            <text:p><text:s text:c="2"/>0.79</text:p>
          </table:table-cell>
          <table:table-cell office:value-type="string">
            <text:p><text:s/>86.21%</text:p>
          </table:table-cell>
          <table:table-cell office:value-type="string">
            <text:p><text:s/>73.56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SVMprob-MiV-extA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string">
            <text:p><text:s text:c="2"/>0.78</text:p>
          </table:table-cell>
          <table:table-cell office:value-type="string">
            <text:p><text:s text:c="2"/>0.80</text:p>
          </table:table-cell>
          <table:table-cell office:value-type="string">
            <text:p><text:s/>71.84%</text:p>
          </table:table-cell>
          <table:table-cell office:value-type="string">
            <text:p><text:s/>70.65%</text:p>
          </table:table-cell>
          <table:table-cell office:value-type="string">
            <text:p><text:s text:c="2"/>0.73</text:p>
          </table:table-cell>
          <table:table-cell office:value-type="string">
            <text:p><text:s/>68.97%</text:p>
          </table:table-cell>
          <table:table-cell office:value-type="string">
            <text:p><text:s/>74.71%</text:p>
          </table:table-cell>
          <table:table-cell office:value-type="string">
            <text:p><text:s/>71.84%</text:p>
          </table:table-cell>
        </table:table-row>
        <table:table-row table:style-name="ro1">
          <table:table-cell office:value-type="string">
            <text:p>RF-MV-extA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string">
            <text:p><text:s text:c="2"/>0.79</text:p>
          </table:table-cell>
          <table:table-cell office:value-type="string">
            <text:p><text:s text:c="2"/>0.81</text:p>
          </table:table-cell>
          <table:table-cell office:value-type="string">
            <text:p><text:s/>72.99%</text:p>
          </table:table-cell>
          <table:table-cell office:value-type="string">
            <text:p><text:s/>72.22%</text:p>
          </table:table-cell>
          <table:table-cell office:value-type="string">
            <text:p><text:s text:c="2"/>0.73</text:p>
          </table:table-cell>
          <table:table-cell office:value-type="string">
            <text:p><text:s/>71.26%</text:p>
          </table:table-cell>
          <table:table-cell office:value-type="string">
            <text:p><text:s/>74.71%</text:p>
          </table:table-cell>
          <table:table-cell office:value-type="string">
            <text:p><text:s/>72.99%</text:p>
          </table:table-cell>
        </table:table-row>
        <table:table-row table:style-name="ro1">
          <table:table-cell office:value-type="string">
            <text:p>RF-Si-extA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string">
            <text:p><text:s text:c="2"/>0.78</text:p>
          </table:table-cell>
          <table:table-cell office:value-type="string">
            <text:p><text:s text:c="2"/>0.80</text:p>
          </table:table-cell>
          <table:table-cell table:number-columns-repeated="2" office:value-type="string">
            <text:p><text:s/>74.71%</text:p>
          </table:table-cell>
          <table:table-cell office:value-type="string">
            <text:p><text:s text:c="2"/>0.75</text:p>
          </table:table-cell>
          <table:table-cell table:number-columns-repeated="3" office:value-type="string">
            <text:p><text:s/>74.71%</text:p>
          </table:table-cell>
        </table:table-row>
        <table:table-row table:style-name="ro1">
          <table:table-cell office:value-type="string">
            <text:p>RF-R-extA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string">
            <text:p><text:s text:c="2"/>0.80</text:p>
          </table:table-cell>
          <table:table-cell office:value-type="string">
            <text:p><text:s text:c="2"/>0.82</text:p>
          </table:table-cell>
          <table:table-cell table:number-columns-repeated="2" office:value-type="string">
            <text:p><text:s/>74.71%</text:p>
          </table:table-cell>
          <table:table-cell office:value-type="string">
            <text:p><text:s text:c="2"/>0.75</text:p>
          </table:table-cell>
          <table:table-cell table:number-columns-repeated="3" office:value-type="string">
            <text:p><text:s/>74.71%</text:p>
          </table:table-cell>
        </table:table-row>
        <table:table-row table:style-name="ro1">
          <table:table-cell office:value-type="string">
            <text:p>SVMprob-SiVR-extA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string">
            <text:p><text:s text:c="2"/>0.83</text:p>
          </table:table-cell>
          <table:table-cell office:value-type="string">
            <text:p><text:s text:c="2"/>0.84</text:p>
          </table:table-cell>
          <table:table-cell office:value-type="string">
            <text:p><text:s/>76.44%</text:p>
          </table:table-cell>
          <table:table-cell office:value-type="string">
            <text:p><text:s/>77.38%</text:p>
          </table:table-cell>
          <table:table-cell office:value-type="string">
            <text:p><text:s text:c="2"/>0.76</text:p>
          </table:table-cell>
          <table:table-cell office:value-type="string">
            <text:p><text:s/>78.16%</text:p>
          </table:table-cell>
          <table:table-cell office:value-type="string">
            <text:p><text:s/>74.71%</text:p>
          </table:table-cell>
          <table:table-cell office:value-type="string">
            <text:p><text:s/>76.44%</text:p>
          </table:table-cell>
        </table:table-row>
        <table:table-row table:style-name="ro1">
          <table:table-cell office:value-type="string">
            <text:p>SVMprob-MSiVR-extA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string">
            <text:p><text:s text:c="2"/>0.83</text:p>
          </table:table-cell>
          <table:table-cell office:value-type="string">
            <text:p><text:s text:c="2"/>0.85</text:p>
          </table:table-cell>
          <table:table-cell office:value-type="string">
            <text:p><text:s/>77.01%</text:p>
          </table:table-cell>
          <table:table-cell office:value-type="string">
            <text:p><text:s/>78.31%</text:p>
          </table:table-cell>
          <table:table-cell office:value-type="string">
            <text:p><text:s text:c="2"/>0.76</text:p>
          </table:table-cell>
          <table:table-cell office:value-type="string">
            <text:p><text:s/>79.31%</text:p>
          </table:table-cell>
          <table:table-cell office:value-type="string">
            <text:p><text:s/>74.71%</text:p>
          </table:table-cell>
          <table:table-cell office:value-type="string">
            <text:p><text:s/>77.01%</text:p>
          </table:table-cell>
        </table:table-row>
        <table:table-row table:style-name="ro1">
          <table:table-cell office:value-type="string">
            <text:p>RF-SiV-extA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string">
            <text:p><text:s text:c="2"/>0.85</text:p>
          </table:table-cell>
          <table:table-cell office:value-type="string">
            <text:p><text:s text:c="2"/>0.87</text:p>
          </table:table-cell>
          <table:table-cell office:value-type="string">
            <text:p><text:s/>78.16%</text:p>
          </table:table-cell>
          <table:table-cell office:value-type="string">
            <text:p><text:s/>80.25%</text:p>
          </table:table-cell>
          <table:table-cell office:value-type="string">
            <text:p><text:s text:c="2"/>0.77</text:p>
          </table:table-cell>
          <table:table-cell office:value-type="string">
            <text:p><text:s/>81.61%</text:p>
          </table:table-cell>
          <table:table-cell office:value-type="string">
            <text:p><text:s/>74.71%</text:p>
          </table:table-cell>
          <table:table-cell office:value-type="string">
            <text:p><text:s/>78.16%</text:p>
          </table:table-cell>
        </table:table-row>
        <table:table-row table:style-name="ro1">
          <table:table-cell office:value-type="string">
            <text:p>RF-MSH-extA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string">
            <text:p><text:s text:c="2"/>0.83</text:p>
          </table:table-cell>
          <table:table-cell office:value-type="string">
            <text:p><text:s text:c="2"/>0.85</text:p>
          </table:table-cell>
          <table:table-cell office:value-type="string">
            <text:p><text:s/>78.74%</text:p>
          </table:table-cell>
          <table:table-cell office:value-type="string">
            <text:p><text:s/>81.25%</text:p>
          </table:table-cell>
          <table:table-cell office:value-type="string">
            <text:p><text:s text:c="2"/>0.78</text:p>
          </table:table-cell>
          <table:table-cell office:value-type="string">
            <text:p><text:s/>82.76%</text:p>
          </table:table-cell>
          <table:table-cell office:value-type="string">
            <text:p><text:s/>74.71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RF-iR-extA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string">
            <text:p><text:s text:c="2"/>0.84</text:p>
          </table:table-cell>
          <table:table-cell office:value-type="string">
            <text:p><text:s text:c="2"/>0.86</text:p>
          </table:table-cell>
          <table:table-cell office:value-type="string">
            <text:p><text:s/>78.74%</text:p>
          </table:table-cell>
          <table:table-cell office:value-type="string">
            <text:p><text:s/>81.25%</text:p>
          </table:table-cell>
          <table:table-cell office:value-type="string">
            <text:p><text:s text:c="2"/>0.78</text:p>
          </table:table-cell>
          <table:table-cell office:value-type="string">
            <text:p><text:s/>82.76%</text:p>
          </table:table-cell>
          <table:table-cell office:value-type="string">
            <text:p><text:s/>74.71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SVMprob-MSiVHR-extA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string">
            <text:p><text:s text:c="2"/>0.85</text:p>
          </table:table-cell>
          <table:table-cell office:value-type="string">
            <text:p><text:s text:c="2"/>0.87</text:p>
          </table:table-cell>
          <table:table-cell office:value-type="string">
            <text:p><text:s/>78.74%</text:p>
          </table:table-cell>
          <table:table-cell office:value-type="string">
            <text:p><text:s/>81.25%</text:p>
          </table:table-cell>
          <table:table-cell office:value-type="string">
            <text:p><text:s text:c="2"/>0.78</text:p>
          </table:table-cell>
          <table:table-cell office:value-type="string">
            <text:p><text:s/>82.76%</text:p>
          </table:table-cell>
          <table:table-cell office:value-type="string">
            <text:p><text:s/>74.71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SVMprob-VHR-extA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string">
            <text:p><text:s text:c="2"/>0.86</text:p>
          </table:table-cell>
          <table:table-cell office:value-type="string">
            <text:p><text:s text:c="2"/>0.87</text:p>
          </table:table-cell>
          <table:table-cell office:value-type="string">
            <text:p><text:s/>78.74%</text:p>
          </table:table-cell>
          <table:table-cell office:value-type="string">
            <text:p><text:s/>81.25%</text:p>
          </table:table-cell>
          <table:table-cell office:value-type="string">
            <text:p><text:s text:c="2"/>0.78</text:p>
          </table:table-cell>
          <table:table-cell office:value-type="string">
            <text:p><text:s/>82.76%</text:p>
          </table:table-cell>
          <table:table-cell office:value-type="string">
            <text:p><text:s/>74.71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SVMprob-MSiHL-extA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string">
            <text:p><text:s text:c="2"/>0.86</text:p>
          </table:table-cell>
          <table:table-cell office:value-type="string">
            <text:p><text:s text:c="2"/>0.87</text:p>
          </table:table-cell>
          <table:table-cell office:value-type="string">
            <text:p><text:s/>80.46%</text:p>
          </table:table-cell>
          <table:table-cell office:value-type="string">
            <text:p><text:s/>84.42%</text:p>
          </table:table-cell>
          <table:table-cell office:value-type="string">
            <text:p><text:s text:c="2"/>0.79</text:p>
          </table:table-cell>
          <table:table-cell office:value-type="string">
            <text:p><text:s/>86.21%</text:p>
          </table:table-cell>
          <table:table-cell office:value-type="string">
            <text:p><text:s/>74.71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SVMprob-SL-extA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string">
            <text:p><text:s text:c="2"/>0.86</text:p>
          </table:table-cell>
          <table:table-cell office:value-type="string">
            <text:p><text:s text:c="2"/>0.88</text:p>
          </table:table-cell>
          <table:table-cell office:value-type="string">
            <text:p><text:s/>80.46%</text:p>
          </table:table-cell>
          <table:table-cell office:value-type="string">
            <text:p><text:s/>84.42%</text:p>
          </table:table-cell>
          <table:table-cell office:value-type="string">
            <text:p><text:s text:c="2"/>0.79</text:p>
          </table:table-cell>
          <table:table-cell office:value-type="string">
            <text:p><text:s/>86.21%</text:p>
          </table:table-cell>
          <table:table-cell office:value-type="string">
            <text:p><text:s/>74.71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SVMprob-SHU-extA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string">
            <text:p><text:s text:c="2"/>0.87</text:p>
          </table:table-cell>
          <table:table-cell office:value-type="string">
            <text:p><text:s text:c="2"/>0.89</text:p>
          </table:table-cell>
          <table:table-cell office:value-type="string">
            <text:p><text:s/>80.46%</text:p>
          </table:table-cell>
          <table:table-cell office:value-type="string">
            <text:p><text:s/>84.42%</text:p>
          </table:table-cell>
          <table:table-cell office:value-type="string">
            <text:p><text:s text:c="2"/>0.79</text:p>
          </table:table-cell>
          <table:table-cell office:value-type="string">
            <text:p><text:s/>86.21%</text:p>
          </table:table-cell>
          <table:table-cell office:value-type="string">
            <text:p><text:s/>74.71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RF-MSiHR-extA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string">
            <text:p><text:s text:c="2"/>0.89</text:p>
          </table:table-cell>
          <table:table-cell office:value-type="string">
            <text:p><text:s text:c="2"/>0.91</text:p>
          </table:table-cell>
          <table:table-cell office:value-type="string">
            <text:p><text:s/>81.03%</text:p>
          </table:table-cell>
          <table:table-cell office:value-type="string">
            <text:p><text:s/>85.53%</text:p>
          </table:table-cell>
          <table:table-cell office:value-type="string">
            <text:p><text:s text:c="2"/>0.80</text:p>
          </table:table-cell>
          <table:table-cell office:value-type="string">
            <text:p><text:s/>87.36%</text:p>
          </table:table-cell>
          <table:table-cell office:value-type="string">
            <text:p><text:s/>74.71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SVMprob-SV-extA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string">
            <text:p><text:s text:c="2"/>0.79</text:p>
          </table:table-cell>
          <table:table-cell office:value-type="string">
            <text:p><text:s text:c="2"/>0.80</text:p>
          </table:table-cell>
          <table:table-cell office:value-type="string">
            <text:p><text:s/>73.56%</text:p>
          </table:table-cell>
          <table:table-cell office:value-type="string">
            <text:p><text:s/>72.53%</text:p>
          </table:table-cell>
          <table:table-cell office:value-type="string">
            <text:p><text:s text:c="2"/>0.74</text:p>
          </table:table-cell>
          <table:table-cell office:value-type="string">
            <text:p><text:s/>71.26%</text:p>
          </table:table-cell>
          <table:table-cell office:value-type="string">
            <text:p><text:s/>75.86%</text:p>
          </table:table-cell>
          <table:table-cell office:value-type="string">
            <text:p><text:s/>73.56%</text:p>
          </table:table-cell>
        </table:table-row>
        <table:table-row table:style-name="ro1">
          <table:table-cell office:value-type="string">
            <text:p>SVMprob-VR-extA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office:value-type="string">
            <text:p><text:s text:c="2"/>0.79</text:p>
          </table:table-cell>
          <table:table-cell office:value-type="string">
            <text:p><text:s text:c="2"/>0.80</text:p>
          </table:table-cell>
          <table:table-cell office:value-type="string">
            <text:p><text:s/>74.71%</text:p>
          </table:table-cell>
          <table:table-cell office:value-type="string">
            <text:p><text:s/>74.16%</text:p>
          </table:table-cell>
          <table:table-cell office:value-type="string">
            <text:p><text:s text:c="2"/>0.75</text:p>
          </table:table-cell>
          <table:table-cell office:value-type="string">
            <text:p><text:s/>73.56%</text:p>
          </table:table-cell>
          <table:table-cell office:value-type="string">
            <text:p><text:s/>75.86%</text:p>
          </table:table-cell>
          <table:table-cell office:value-type="string">
            <text:p><text:s/>74.71%</text:p>
          </table:table-cell>
        </table:table-row>
        <table:table-row table:style-name="ro1">
          <table:table-cell office:value-type="string">
            <text:p>SVMprob-MVHR-extA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string">
            <text:p><text:s text:c="2"/>0.86</text:p>
          </table:table-cell>
          <table:table-cell office:value-type="string">
            <text:p><text:s text:c="2"/>0.87</text:p>
          </table:table-cell>
          <table:table-cell office:value-type="string">
            <text:p><text:s/>78.74%</text:p>
          </table:table-cell>
          <table:table-cell office:value-type="string">
            <text:p><text:s/>80.49%</text:p>
          </table:table-cell>
          <table:table-cell office:value-type="string">
            <text:p><text:s text:c="2"/>0.78</text:p>
          </table:table-cell>
          <table:table-cell office:value-type="string">
            <text:p><text:s/>81.61%</text:p>
          </table:table-cell>
          <table:table-cell office:value-type="string">
            <text:p><text:s/>75.86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SVMprob-MSHU-extA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string">
            <text:p><text:s text:c="2"/>0.87</text:p>
          </table:table-cell>
          <table:table-cell office:value-type="string">
            <text:p><text:s text:c="2"/>0.88</text:p>
          </table:table-cell>
          <table:table-cell office:value-type="string">
            <text:p><text:s/>79.31%</text:p>
          </table:table-cell>
          <table:table-cell office:value-type="string">
            <text:p><text:s/>81.48%</text:p>
          </table:table-cell>
          <table:table-cell office:value-type="string">
            <text:p><text:s text:c="2"/>0.79</text:p>
          </table:table-cell>
          <table:table-cell office:value-type="string">
            <text:p><text:s/>82.76%</text:p>
          </table:table-cell>
          <table:table-cell office:value-type="string">
            <text:p><text:s/>75.86%</text:p>
          </table:table-cell>
          <table:table-cell office:value-type="string">
            <text:p><text:s/>79.31%</text:p>
          </table:table-cell>
        </table:table-row>
        <table:table-row table:style-name="ro1">
          <table:table-cell office:value-type="string">
            <text:p>RF-MSiVH-extA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string">
            <text:p><text:s text:c="2"/>0.85</text:p>
          </table:table-cell>
          <table:table-cell office:value-type="string">
            <text:p><text:s text:c="2"/>0.87</text:p>
          </table:table-cell>
          <table:table-cell office:value-type="string">
            <text:p><text:s/>79.89%</text:p>
          </table:table-cell>
          <table:table-cell office:value-type="string">
            <text:p><text:s/>82.50%</text:p>
          </table:table-cell>
          <table:table-cell office:value-type="string">
            <text:p><text:s text:c="2"/>0.79</text:p>
          </table:table-cell>
          <table:table-cell office:value-type="string">
            <text:p><text:s/>83.91%</text:p>
          </table:table-cell>
          <table:table-cell office:value-type="string">
            <text:p><text:s/>75.86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RF-MVHU-extA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string">
            <text:p><text:s text:c="2"/>0.88</text:p>
          </table:table-cell>
          <table:table-cell office:value-type="string">
            <text:p><text:s text:c="2"/>0.89</text:p>
          </table:table-cell>
          <table:table-cell office:value-type="string">
            <text:p><text:s/>79.89%</text:p>
          </table:table-cell>
          <table:table-cell office:value-type="string">
            <text:p><text:s/>82.50%</text:p>
          </table:table-cell>
          <table:table-cell office:value-type="string">
            <text:p><text:s text:c="2"/>0.79</text:p>
          </table:table-cell>
          <table:table-cell office:value-type="string">
            <text:p><text:s/>83.91%</text:p>
          </table:table-cell>
          <table:table-cell office:value-type="string">
            <text:p><text:s/>75.86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RF-SiVH-extA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string">
            <text:p><text:s text:c="2"/>0.85</text:p>
          </table:table-cell>
          <table:table-cell office:value-type="string">
            <text:p><text:s text:c="2"/>0.87</text:p>
          </table:table-cell>
          <table:table-cell office:value-type="string">
            <text:p><text:s/>80.46%</text:p>
          </table:table-cell>
          <table:table-cell office:value-type="string">
            <text:p><text:s/>83.54%</text:p>
          </table:table-cell>
          <table:table-cell office:value-type="string">
            <text:p><text:s text:c="2"/>0.80</text:p>
          </table:table-cell>
          <table:table-cell office:value-type="string">
            <text:p><text:s/>85.06%</text:p>
          </table:table-cell>
          <table:table-cell office:value-type="string">
            <text:p><text:s/>75.86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RF-MiVHU-extA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string">
            <text:p><text:s text:c="2"/>0.89</text:p>
          </table:table-cell>
          <table:table-cell office:value-type="string">
            <text:p><text:s text:c="2"/>0.90</text:p>
          </table:table-cell>
          <table:table-cell office:value-type="string">
            <text:p><text:s/>81.61%</text:p>
          </table:table-cell>
          <table:table-cell office:value-type="string">
            <text:p><text:s/>85.71%</text:p>
          </table:table-cell>
          <table:table-cell office:value-type="string">
            <text:p><text:s text:c="2"/>0.80</text:p>
          </table:table-cell>
          <table:table-cell office:value-type="string">
            <text:p><text:s/>87.36%</text:p>
          </table:table-cell>
          <table:table-cell office:value-type="string">
            <text:p><text:s/>75.86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RF-M-extA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string">
            <text:p><text:s text:c="2"/>0.64</text:p>
          </table:table-cell>
          <table:table-cell office:value-type="string">
            <text:p><text:s text:c="2"/>0.66</text:p>
          </table:table-cell>
          <table:table-cell office:value-type="string">
            <text:p><text:s/>63.79%</text:p>
          </table:table-cell>
          <table:table-cell office:value-type="string">
            <text:p><text:s/>60.91%</text:p>
          </table:table-cell>
          <table:table-cell office:value-type="string">
            <text:p><text:s text:c="2"/>0.68</text:p>
          </table:table-cell>
          <table:table-cell office:value-type="string">
            <text:p><text:s/>50.57%</text:p>
          </table:table-cell>
          <table:table-cell office:value-type="string">
            <text:p><text:s/>77.01%</text:p>
          </table:table-cell>
          <table:table-cell office:value-type="string">
            <text:p><text:s/>63.79%</text:p>
          </table:table-cell>
        </table:table-row>
        <table:table-row table:style-name="ro1">
          <table:table-cell office:value-type="string">
            <text:p>SVMprob-M-extA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string">
            <text:p><text:s text:c="2"/>0.72</text:p>
          </table:table-cell>
          <table:table-cell office:value-type="string">
            <text:p><text:s text:c="2"/>0.75</text:p>
          </table:table-cell>
          <table:table-cell office:value-type="string">
            <text:p><text:s/>71.26%</text:p>
          </table:table-cell>
          <table:table-cell office:value-type="string">
            <text:p><text:s/>69.07%</text:p>
          </table:table-cell>
          <table:table-cell office:value-type="string">
            <text:p><text:s text:c="2"/>0.73</text:p>
          </table:table-cell>
          <table:table-cell office:value-type="string">
            <text:p><text:s/>65.52%</text:p>
          </table:table-cell>
          <table:table-cell office:value-type="string">
            <text:p><text:s/>77.01%</text:p>
          </table:table-cell>
          <table:table-cell office:value-type="string">
            <text:p><text:s/>71.26%</text:p>
          </table:table-cell>
        </table:table-row>
        <table:table-row table:style-name="ro1">
          <table:table-cell office:value-type="string">
            <text:p>RF-MSiU-extA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office:value-type="string">
            <text:p><text:s text:c="2"/>0.83</text:p>
          </table:table-cell>
          <table:table-cell office:value-type="string">
            <text:p><text:s text:c="2"/>0.84</text:p>
          </table:table-cell>
          <table:table-cell office:value-type="string">
            <text:p><text:s/>75.29%</text:p>
          </table:table-cell>
          <table:table-cell office:value-type="string">
            <text:p><text:s/>74.44%</text:p>
          </table:table-cell>
          <table:table-cell office:value-type="string">
            <text:p><text:s text:c="2"/>0.76</text:p>
          </table:table-cell>
          <table:table-cell office:value-type="string">
            <text:p><text:s/>73.56%</text:p>
          </table:table-cell>
          <table:table-cell office:value-type="string">
            <text:p><text:s/>77.01%</text:p>
          </table:table-cell>
          <table:table-cell office:value-type="string">
            <text:p><text:s/>75.29%</text:p>
          </table:table-cell>
        </table:table-row>
        <table:table-row table:style-name="ro1">
          <table:table-cell office:value-type="string">
            <text:p>SVMprob-ML-extA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string">
            <text:p><text:s text:c="2"/>0.84</text:p>
          </table:table-cell>
          <table:table-cell office:value-type="string">
            <text:p><text:s text:c="2"/>0.86</text:p>
          </table:table-cell>
          <table:table-cell office:value-type="string">
            <text:p><text:s/>77.59%</text:p>
          </table:table-cell>
          <table:table-cell office:value-type="string">
            <text:p><text:s/>77.91%</text:p>
          </table:table-cell>
          <table:table-cell office:value-type="string">
            <text:p><text:s text:c="2"/>0.77</text:p>
          </table:table-cell>
          <table:table-cell office:value-type="string">
            <text:p><text:s/>78.16%</text:p>
          </table:table-cell>
          <table:table-cell office:value-type="string">
            <text:p><text:s/>77.01%</text:p>
          </table:table-cell>
          <table:table-cell office:value-type="string">
            <text:p><text:s/>77.59%</text:p>
          </table:table-cell>
        </table:table-row>
        <table:table-row table:style-name="ro1">
          <table:table-cell office:value-type="string">
            <text:p>RF-SiH-extA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string">
            <text:p><text:s text:c="2"/>0.84</text:p>
          </table:table-cell>
          <table:table-cell office:value-type="string">
            <text:p><text:s text:c="2"/>0.85</text:p>
          </table:table-cell>
          <table:table-cell office:value-type="string">
            <text:p><text:s/>78.16%</text:p>
          </table:table-cell>
          <table:table-cell office:value-type="string">
            <text:p><text:s/>78.82%</text:p>
          </table:table-cell>
          <table:table-cell office:value-type="string">
            <text:p><text:s text:c="2"/>0.78</text:p>
          </table:table-cell>
          <table:table-cell office:value-type="string">
            <text:p><text:s/>79.31%</text:p>
          </table:table-cell>
          <table:table-cell office:value-type="string">
            <text:p><text:s/>77.01%</text:p>
          </table:table-cell>
          <table:table-cell office:value-type="string">
            <text:p><text:s/>78.16%</text:p>
          </table:table-cell>
        </table:table-row>
        <table:table-row table:style-name="ro1">
          <table:table-cell office:value-type="string">
            <text:p>RF-iH-extA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string">
            <text:p><text:s text:c="2"/>0.84</text:p>
          </table:table-cell>
          <table:table-cell office:value-type="string">
            <text:p><text:s text:c="2"/>0.86</text:p>
          </table:table-cell>
          <table:table-cell office:value-type="string">
            <text:p><text:s/>78.74%</text:p>
          </table:table-cell>
          <table:table-cell office:value-type="string">
            <text:p><text:s/>79.76%</text:p>
          </table:table-cell>
          <table:table-cell office:value-type="string">
            <text:p><text:s text:c="2"/>0.78</text:p>
          </table:table-cell>
          <table:table-cell office:value-type="string">
            <text:p><text:s/>80.46%</text:p>
          </table:table-cell>
          <table:table-cell office:value-type="string">
            <text:p><text:s/>77.01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SVMprob-MHU-extA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string">
            <text:p><text:s text:c="2"/>0.87</text:p>
          </table:table-cell>
          <table:table-cell office:value-type="string">
            <text:p><text:s text:c="2"/>0.88</text:p>
          </table:table-cell>
          <table:table-cell office:value-type="string">
            <text:p><text:s/>78.74%</text:p>
          </table:table-cell>
          <table:table-cell office:value-type="string">
            <text:p><text:s/>79.76%</text:p>
          </table:table-cell>
          <table:table-cell office:value-type="string">
            <text:p><text:s text:c="2"/>0.78</text:p>
          </table:table-cell>
          <table:table-cell office:value-type="string">
            <text:p><text:s/>80.46%</text:p>
          </table:table-cell>
          <table:table-cell office:value-type="string">
            <text:p><text:s/>77.01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RF-MiH-extA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string">
            <text:p><text:s text:c="2"/>0.83</text:p>
          </table:table-cell>
          <table:table-cell office:value-type="string">
            <text:p><text:s text:c="2"/>0.85</text:p>
          </table:table-cell>
          <table:table-cell office:value-type="string">
            <text:p><text:s/>79.31%</text:p>
          </table:table-cell>
          <table:table-cell office:value-type="string">
            <text:p><text:s/>80.72%</text:p>
          </table:table-cell>
          <table:table-cell office:value-type="string">
            <text:p><text:s text:c="2"/>0.79</text:p>
          </table:table-cell>
          <table:table-cell office:value-type="string">
            <text:p><text:s/>81.61%</text:p>
          </table:table-cell>
          <table:table-cell office:value-type="string">
            <text:p><text:s/>77.01%</text:p>
          </table:table-cell>
          <table:table-cell office:value-type="string">
            <text:p><text:s/>79.31%</text:p>
          </table:table-cell>
        </table:table-row>
        <table:table-row table:style-name="ro1">
          <table:table-cell office:value-type="string">
            <text:p>RF-MVH-extA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string">
            <text:p><text:s text:c="2"/>0.85</text:p>
          </table:table-cell>
          <table:table-cell office:value-type="string">
            <text:p><text:s text:c="2"/>0.86</text:p>
          </table:table-cell>
          <table:table-cell office:value-type="string">
            <text:p><text:s/>79.89%</text:p>
          </table:table-cell>
          <table:table-cell office:value-type="string">
            <text:p><text:s/>81.71%</text:p>
          </table:table-cell>
          <table:table-cell office:value-type="string">
            <text:p><text:s text:c="2"/>0.79</text:p>
          </table:table-cell>
          <table:table-cell office:value-type="string">
            <text:p><text:s/>82.76%</text:p>
          </table:table-cell>
          <table:table-cell office:value-type="string">
            <text:p><text:s/>77.01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RF-MSVH-extA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string">
            <text:p><text:s text:c="2"/>0.84</text:p>
          </table:table-cell>
          <table:table-cell office:value-type="string">
            <text:p><text:s text:c="2"/>0.86</text:p>
          </table:table-cell>
          <table:table-cell office:value-type="string">
            <text:p><text:s/>80.46%</text:p>
          </table:table-cell>
          <table:table-cell office:value-type="string">
            <text:p><text:s/>82.72%</text:p>
          </table:table-cell>
          <table:table-cell office:value-type="string">
            <text:p><text:s text:c="2"/>0.80</text:p>
          </table:table-cell>
          <table:table-cell office:value-type="string">
            <text:p><text:s/>83.91%</text:p>
          </table:table-cell>
          <table:table-cell office:value-type="string">
            <text:p><text:s/>77.01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RF-MiHR-extA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string">
            <text:p><text:s text:c="2"/>0.89</text:p>
          </table:table-cell>
          <table:table-cell office:value-type="string">
            <text:p><text:s text:c="2"/>0.90</text:p>
          </table:table-cell>
          <table:table-cell office:value-type="string">
            <text:p><text:s/>81.61%</text:p>
          </table:table-cell>
          <table:table-cell office:value-type="string">
            <text:p><text:s/>84.81%</text:p>
          </table:table-cell>
          <table:table-cell office:value-type="string">
            <text:p><text:s text:c="2"/>0.81</text:p>
          </table:table-cell>
          <table:table-cell office:value-type="string">
            <text:p><text:s/>86.21%</text:p>
          </table:table-cell>
          <table:table-cell office:value-type="string">
            <text:p><text:s/>77.01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RF-iVHU-extA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string">
            <text:p><text:s text:c="2"/>0.89</text:p>
          </table:table-cell>
          <table:table-cell office:value-type="string">
            <text:p><text:s text:c="2"/>0.90</text:p>
          </table:table-cell>
          <table:table-cell office:value-type="string">
            <text:p><text:s/>81.61%</text:p>
          </table:table-cell>
          <table:table-cell office:value-type="string">
            <text:p><text:s/>84.81%</text:p>
          </table:table-cell>
          <table:table-cell office:value-type="string">
            <text:p><text:s text:c="2"/>0.81</text:p>
          </table:table-cell>
          <table:table-cell office:value-type="string">
            <text:p><text:s/>86.21%</text:p>
          </table:table-cell>
          <table:table-cell office:value-type="string">
            <text:p><text:s/>77.01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RF-MSVR-extA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string">
            <text:p><text:s text:c="2"/>0.85</text:p>
          </table:table-cell>
          <table:table-cell office:value-type="string">
            <text:p><text:s text:c="2"/>0.87</text:p>
          </table:table-cell>
          <table:table-cell table:number-columns-repeated="2" office:value-type="string">
            <text:p><text:s/>78.16%</text:p>
          </table:table-cell>
          <table:table-cell office:value-type="string">
            <text:p><text:s text:c="2"/>0.78</text:p>
          </table:table-cell>
          <table:table-cell table:number-columns-repeated="3" office:value-type="string">
            <text:p><text:s/>78.16%</text:p>
          </table:table-cell>
        </table:table-row>
        <table:table-row table:style-name="ro1">
          <table:table-cell office:value-type="string">
            <text:p>RF-MiVR-extA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string">
            <text:p><text:s text:c="2"/>0.87</text:p>
          </table:table-cell>
          <table:table-cell office:value-type="string">
            <text:p><text:s text:c="2"/>0.88</text:p>
          </table:table-cell>
          <table:table-cell office:value-type="string">
            <text:p><text:s/>78.74%</text:p>
          </table:table-cell>
          <table:table-cell office:value-type="string">
            <text:p><text:s/>79.07%</text:p>
          </table:table-cell>
          <table:table-cell office:value-type="string">
            <text:p><text:s text:c="2"/>0.79</text:p>
          </table:table-cell>
          <table:table-cell office:value-type="string">
            <text:p><text:s/>79.31%</text:p>
          </table:table-cell>
          <table:table-cell office:value-type="string">
            <text:p><text:s/>78.16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RF-SiVR-extA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string">
            <text:p><text:s text:c="2"/>0.86</text:p>
          </table:table-cell>
          <table:table-cell office:value-type="string">
            <text:p><text:s text:c="2"/>0.87</text:p>
          </table:table-cell>
          <table:table-cell office:value-type="string">
            <text:p><text:s/>79.31%</text:p>
          </table:table-cell>
          <table:table-cell office:value-type="string">
            <text:p><text:s/>80.00%</text:p>
          </table:table-cell>
          <table:table-cell office:value-type="string">
            <text:p><text:s text:c="2"/>0.79</text:p>
          </table:table-cell>
          <table:table-cell office:value-type="string">
            <text:p><text:s/>80.46%</text:p>
          </table:table-cell>
          <table:table-cell office:value-type="string">
            <text:p><text:s/>78.16%</text:p>
          </table:table-cell>
          <table:table-cell office:value-type="string">
            <text:p><text:s/>79.31%</text:p>
          </table:table-cell>
        </table:table-row>
        <table:table-row table:style-name="ro1">
          <table:table-cell office:value-type="string">
            <text:p>RF-VH-extA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string">
            <text:p><text:s text:c="2"/>0.84</text:p>
          </table:table-cell>
          <table:table-cell office:value-type="string">
            <text:p><text:s text:c="2"/>0.86</text:p>
          </table:table-cell>
          <table:table-cell office:value-type="string">
            <text:p><text:s/>79.89%</text:p>
          </table:table-cell>
          <table:table-cell office:value-type="string">
            <text:p><text:s/>80.95%</text:p>
          </table:table-cell>
          <table:table-cell office:value-type="string">
            <text:p><text:s text:c="2"/>0.80</text:p>
          </table:table-cell>
          <table:table-cell office:value-type="string">
            <text:p><text:s/>81.61%</text:p>
          </table:table-cell>
          <table:table-cell office:value-type="string">
            <text:p><text:s/>78.16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SVMprob-SVL-extA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string">
            <text:p><text:s text:c="2"/>0.87</text:p>
          </table:table-cell>
          <table:table-cell office:value-type="string">
            <text:p><text:s text:c="2"/>0.88</text:p>
          </table:table-cell>
          <table:table-cell office:value-type="string">
            <text:p><text:s/>79.89%</text:p>
          </table:table-cell>
          <table:table-cell office:value-type="string">
            <text:p><text:s/>80.95%</text:p>
          </table:table-cell>
          <table:table-cell office:value-type="string">
            <text:p><text:s text:c="2"/>0.80</text:p>
          </table:table-cell>
          <table:table-cell office:value-type="string">
            <text:p><text:s/>81.61%</text:p>
          </table:table-cell>
          <table:table-cell office:value-type="string">
            <text:p><text:s/>78.16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RF-HL-extA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string">
            <text:p><text:s text:c="2"/>0.89</text:p>
          </table:table-cell>
          <table:table-cell office:value-type="string">
            <text:p><text:s text:c="2"/>0.90</text:p>
          </table:table-cell>
          <table:table-cell office:value-type="string">
            <text:p><text:s/>80.46%</text:p>
          </table:table-cell>
          <table:table-cell office:value-type="string">
            <text:p><text:s/>81.93%</text:p>
          </table:table-cell>
          <table:table-cell office:value-type="string">
            <text:p><text:s text:c="2"/>0.80</text:p>
          </table:table-cell>
          <table:table-cell office:value-type="string">
            <text:p><text:s/>82.76%</text:p>
          </table:table-cell>
          <table:table-cell office:value-type="string">
            <text:p><text:s/>78.16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RF-SiHL-extA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string">
            <text:p><text:s text:c="2"/>0.90</text:p>
          </table:table-cell>
          <table:table-cell office:value-type="string">
            <text:p><text:s text:c="2"/>0.91</text:p>
          </table:table-cell>
          <table:table-cell office:value-type="string">
            <text:p><text:s/>82.76%</text:p>
          </table:table-cell>
          <table:table-cell office:value-type="string">
            <text:p><text:s/>86.08%</text:p>
          </table:table-cell>
          <table:table-cell office:value-type="string">
            <text:p><text:s text:c="2"/>0.82</text:p>
          </table:table-cell>
          <table:table-cell office:value-type="string">
            <text:p><text:s/>87.36%</text:p>
          </table:table-cell>
          <table:table-cell office:value-type="string">
            <text:p><text:s/>78.16%</text:p>
          </table:table-cell>
          <table:table-cell office:value-type="string">
            <text:p><text:s/>82.76%</text:p>
          </table:table-cell>
        </table:table-row>
        <table:table-row table:style-name="ro1">
          <table:table-cell office:value-type="string">
            <text:p>SVMprob-MiU-extA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string">
            <text:p><text:s text:c="2"/>0.87</text:p>
          </table:table-cell>
          <table:table-cell office:value-type="string">
            <text:p><text:s text:c="2"/>0.89</text:p>
          </table:table-cell>
          <table:table-cell office:value-type="string">
            <text:p><text:s/>83.33%</text:p>
          </table:table-cell>
          <table:table-cell office:value-type="string">
            <text:p><text:s/>87.18%</text:p>
          </table:table-cell>
          <table:table-cell office:value-type="string">
            <text:p><text:s text:c="2"/>0.82</text:p>
          </table:table-cell>
          <table:table-cell office:value-type="string">
            <text:p><text:s/>88.51%</text:p>
          </table:table-cell>
          <table:table-cell office:value-type="string">
            <text:p><text:s/>78.16%</text:p>
          </table:table-cell>
          <table:table-cell office:value-type="string">
            <text:p><text:s/>83.33%</text:p>
          </table:table-cell>
        </table:table-row>
        <table:table-row table:style-name="ro1">
          <table:table-cell office:value-type="string">
            <text:p>SVMprob-iV-extA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office:value-type="string">
            <text:p><text:s text:c="2"/>0.79</text:p>
          </table:table-cell>
          <table:table-cell office:value-type="string">
            <text:p><text:s text:c="2"/>0.80</text:p>
          </table:table-cell>
          <table:table-cell office:value-type="string">
            <text:p><text:s/>72.99%</text:p>
          </table:table-cell>
          <table:table-cell office:value-type="string">
            <text:p><text:s/>70.41%</text:p>
          </table:table-cell>
          <table:table-cell office:value-type="string">
            <text:p><text:s text:c="2"/>0.75</text:p>
          </table:table-cell>
          <table:table-cell office:value-type="string">
            <text:p><text:s/>66.67%</text:p>
          </table:table-cell>
          <table:table-cell office:value-type="string">
            <text:p><text:s/>79.31%</text:p>
          </table:table-cell>
          <table:table-cell office:value-type="string">
            <text:p><text:s/>72.99%</text:p>
          </table:table-cell>
        </table:table-row>
        <table:table-row table:style-name="ro1">
          <table:table-cell office:value-type="string">
            <text:p>SVMprob-SiV-extA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office:value-type="string">
            <text:p><text:s text:c="2"/>0.80</text:p>
          </table:table-cell>
          <table:table-cell office:value-type="string">
            <text:p><text:s text:c="2"/>0.82</text:p>
          </table:table-cell>
          <table:table-cell office:value-type="string">
            <text:p><text:s/>72.99%</text:p>
          </table:table-cell>
          <table:table-cell office:value-type="string">
            <text:p><text:s/>70.41%</text:p>
          </table:table-cell>
          <table:table-cell office:value-type="string">
            <text:p><text:s text:c="2"/>0.75</text:p>
          </table:table-cell>
          <table:table-cell office:value-type="string">
            <text:p><text:s/>66.67%</text:p>
          </table:table-cell>
          <table:table-cell office:value-type="string">
            <text:p><text:s/>79.31%</text:p>
          </table:table-cell>
          <table:table-cell office:value-type="string">
            <text:p><text:s/>72.99%</text:p>
          </table:table-cell>
        </table:table-row>
        <table:table-row table:style-name="ro1">
          <table:table-cell office:value-type="string">
            <text:p>SVMprob-MSU-extA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string">
            <text:p><text:s text:c="2"/>0.86</text:p>
          </table:table-cell>
          <table:table-cell office:value-type="string">
            <text:p><text:s text:c="2"/>0.87</text:p>
          </table:table-cell>
          <table:table-cell office:value-type="string">
            <text:p><text:s/>78.74%</text:p>
          </table:table-cell>
          <table:table-cell office:value-type="string">
            <text:p><text:s/>78.41%</text:p>
          </table:table-cell>
          <table:table-cell office:value-type="string">
            <text:p><text:s text:c="2"/>0.79</text:p>
          </table:table-cell>
          <table:table-cell office:value-type="string">
            <text:p><text:s/>78.16%</text:p>
          </table:table-cell>
          <table:table-cell office:value-type="string">
            <text:p><text:s/>79.31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RF-MSiH-extA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string">
            <text:p><text:s text:c="2"/>0.84</text:p>
          </table:table-cell>
          <table:table-cell office:value-type="string">
            <text:p><text:s text:c="2"/>0.85</text:p>
          </table:table-cell>
          <table:table-cell office:value-type="string">
            <text:p><text:s/>79.89%</text:p>
          </table:table-cell>
          <table:table-cell office:value-type="string">
            <text:p><text:s/>80.23%</text:p>
          </table:table-cell>
          <table:table-cell office:value-type="string">
            <text:p><text:s text:c="2"/>0.80</text:p>
          </table:table-cell>
          <table:table-cell office:value-type="string">
            <text:p><text:s/>80.46%</text:p>
          </table:table-cell>
          <table:table-cell office:value-type="string">
            <text:p><text:s/>79.31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RF-SVH-extA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string">
            <text:p><text:s text:c="2"/>0.85</text:p>
          </table:table-cell>
          <table:table-cell office:value-type="string">
            <text:p><text:s text:c="2"/>0.86</text:p>
          </table:table-cell>
          <table:table-cell office:value-type="string">
            <text:p><text:s/>79.89%</text:p>
          </table:table-cell>
          <table:table-cell office:value-type="string">
            <text:p><text:s/>80.23%</text:p>
          </table:table-cell>
          <table:table-cell office:value-type="string">
            <text:p><text:s text:c="2"/>0.80</text:p>
          </table:table-cell>
          <table:table-cell office:value-type="string">
            <text:p><text:s/>80.46%</text:p>
          </table:table-cell>
          <table:table-cell office:value-type="string">
            <text:p><text:s/>79.31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RF-MVL-extA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string">
            <text:p><text:s text:c="2"/>0.86</text:p>
          </table:table-cell>
          <table:table-cell office:value-type="string">
            <text:p><text:s text:c="2"/>0.88</text:p>
          </table:table-cell>
          <table:table-cell office:value-type="string">
            <text:p><text:s/>79.89%</text:p>
          </table:table-cell>
          <table:table-cell office:value-type="string">
            <text:p><text:s/>80.23%</text:p>
          </table:table-cell>
          <table:table-cell office:value-type="string">
            <text:p><text:s text:c="2"/>0.80</text:p>
          </table:table-cell>
          <table:table-cell office:value-type="string">
            <text:p><text:s/>80.46%</text:p>
          </table:table-cell>
          <table:table-cell office:value-type="string">
            <text:p><text:s/>79.31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RF-SiVL-extA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string">
            <text:p><text:s text:c="2"/>0.88</text:p>
          </table:table-cell>
          <table:table-cell office:value-type="string">
            <text:p><text:s text:c="2"/>0.90</text:p>
          </table:table-cell>
          <table:table-cell office:value-type="string">
            <text:p><text:s/>80.46%</text:p>
          </table:table-cell>
          <table:table-cell office:value-type="string">
            <text:p><text:s/>81.18%</text:p>
          </table:table-cell>
          <table:table-cell office:value-type="string">
            <text:p><text:s text:c="2"/>0.80</text:p>
          </table:table-cell>
          <table:table-cell office:value-type="string">
            <text:p><text:s/>81.61%</text:p>
          </table:table-cell>
          <table:table-cell office:value-type="string">
            <text:p><text:s/>79.31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RF-SiVHR-extA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string">
            <text:p><text:s text:c="2"/>0.90</text:p>
          </table:table-cell>
          <table:table-cell office:value-type="string">
            <text:p><text:s text:c="2"/>0.91</text:p>
          </table:table-cell>
          <table:table-cell office:value-type="string">
            <text:p><text:s/>82.18%</text:p>
          </table:table-cell>
          <table:table-cell office:value-type="string">
            <text:p><text:s/>84.15%</text:p>
          </table:table-cell>
          <table:table-cell office:value-type="string">
            <text:p><text:s text:c="2"/>0.82</text:p>
          </table:table-cell>
          <table:table-cell office:value-type="string">
            <text:p><text:s/>85.06%</text:p>
          </table:table-cell>
          <table:table-cell office:value-type="string">
            <text:p><text:s/>79.31%</text:p>
          </table:table-cell>
          <table:table-cell office:value-type="string">
            <text:p><text:s/>82.18%</text:p>
          </table:table-cell>
        </table:table-row>
        <table:table-row table:style-name="ro1">
          <table:table-cell office:value-type="string">
            <text:p>RF-S-extA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string">
            <text:p><text:s text:c="2"/>0.64</text:p>
          </table:table-cell>
          <table:table-cell office:value-type="string">
            <text:p><text:s text:c="2"/>0.66</text:p>
          </table:table-cell>
          <table:table-cell office:value-type="string">
            <text:p><text:s/>62.64%</text:p>
          </table:table-cell>
          <table:table-cell office:value-type="string">
            <text:p><text:s/>59.32%</text:p>
          </table:table-cell>
          <table:table-cell office:value-type="string">
            <text:p><text:s text:c="2"/>0.68</text:p>
          </table:table-cell>
          <table:table-cell office:value-type="string">
            <text:p><text:s/>44.83%</text:p>
          </table:table-cell>
          <table:table-cell office:value-type="string">
            <text:p><text:s/>80.46%</text:p>
          </table:table-cell>
          <table:table-cell office:value-type="string">
            <text:p><text:s/>62.64%</text:p>
          </table:table-cell>
        </table:table-row>
        <table:table-row table:style-name="ro1">
          <table:table-cell office:value-type="string">
            <text:p>SVMprob-S-extA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string">
            <text:p><text:s text:c="2"/>0.69</text:p>
          </table:table-cell>
          <table:table-cell office:value-type="string">
            <text:p><text:s text:c="2"/>0.71</text:p>
          </table:table-cell>
          <table:table-cell office:value-type="string">
            <text:p><text:s/>67.82%</text:p>
          </table:table-cell>
          <table:table-cell office:value-type="string">
            <text:p><text:s/>64.22%</text:p>
          </table:table-cell>
          <table:table-cell office:value-type="string">
            <text:p><text:s text:c="2"/>0.71</text:p>
          </table:table-cell>
          <table:table-cell office:value-type="string">
            <text:p><text:s/>55.17%</text:p>
          </table:table-cell>
          <table:table-cell office:value-type="string">
            <text:p><text:s/>80.46%</text:p>
          </table:table-cell>
          <table:table-cell office:value-type="string">
            <text:p><text:s/>67.82%</text:p>
          </table:table-cell>
        </table:table-row>
        <table:table-row table:style-name="ro1">
          <table:table-cell office:value-type="string">
            <text:p>SVMprob-SR-extA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string">
            <text:p><text:s text:c="2"/>0.70</text:p>
          </table:table-cell>
          <table:table-cell office:value-type="string">
            <text:p><text:s text:c="2"/>0.75</text:p>
          </table:table-cell>
          <table:table-cell office:value-type="string">
            <text:p><text:s/>68.97%</text:p>
          </table:table-cell>
          <table:table-cell office:value-type="string">
            <text:p><text:s/>65.42%</text:p>
          </table:table-cell>
          <table:table-cell office:value-type="string">
            <text:p><text:s text:c="2"/>0.72</text:p>
          </table:table-cell>
          <table:table-cell office:value-type="string">
            <text:p><text:s/>57.47%</text:p>
          </table:table-cell>
          <table:table-cell office:value-type="string">
            <text:p><text:s/>80.46%</text:p>
          </table:table-cell>
          <table:table-cell office:value-type="string">
            <text:p><text:s/>68.97%</text:p>
          </table:table-cell>
        </table:table-row>
        <table:table-row table:style-name="ro1">
          <table:table-cell office:value-type="string">
            <text:p>RF-VR-extA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string">
            <text:p><text:s text:c="2"/>0.83</text:p>
          </table:table-cell>
          <table:table-cell office:value-type="string">
            <text:p><text:s text:c="2"/>0.85</text:p>
          </table:table-cell>
          <table:table-cell office:value-type="string">
            <text:p><text:s/>75.29%</text:p>
          </table:table-cell>
          <table:table-cell office:value-type="string">
            <text:p><text:s/>72.92%</text:p>
          </table:table-cell>
          <table:table-cell office:value-type="string">
            <text:p><text:s text:c="2"/>0.77</text:p>
          </table:table-cell>
          <table:table-cell office:value-type="string">
            <text:p><text:s/>70.11%</text:p>
          </table:table-cell>
          <table:table-cell office:value-type="string">
            <text:p><text:s/>80.46%</text:p>
          </table:table-cell>
          <table:table-cell office:value-type="string">
            <text:p><text:s/>75.29%</text:p>
          </table:table-cell>
        </table:table-row>
        <table:table-row table:style-name="ro1">
          <table:table-cell office:value-type="string">
            <text:p>RF-VL-extA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string">
            <text:p><text:s text:c="2"/>0.86</text:p>
          </table:table-cell>
          <table:table-cell office:value-type="string">
            <text:p><text:s text:c="2"/>0.87</text:p>
          </table:table-cell>
          <table:table-cell office:value-type="string">
            <text:p><text:s/>77.59%</text:p>
          </table:table-cell>
          <table:table-cell office:value-type="string">
            <text:p><text:s/>76.09%</text:p>
          </table:table-cell>
          <table:table-cell office:value-type="string">
            <text:p><text:s text:c="2"/>0.78</text:p>
          </table:table-cell>
          <table:table-cell office:value-type="string">
            <text:p><text:s/>74.71%</text:p>
          </table:table-cell>
          <table:table-cell office:value-type="string">
            <text:p><text:s/>80.46%</text:p>
          </table:table-cell>
          <table:table-cell office:value-type="string">
            <text:p><text:s/>77.59%</text:p>
          </table:table-cell>
        </table:table-row>
        <table:table-row table:style-name="ro1">
          <table:table-cell office:value-type="string">
            <text:p>RF-iL-extA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string">
            <text:p><text:s text:c="2"/>0.86</text:p>
          </table:table-cell>
          <table:table-cell office:value-type="string">
            <text:p><text:s text:c="2"/>0.87</text:p>
          </table:table-cell>
          <table:table-cell office:value-type="string">
            <text:p><text:s/>78.16%</text:p>
          </table:table-cell>
          <table:table-cell office:value-type="string">
            <text:p><text:s/>76.92%</text:p>
          </table:table-cell>
          <table:table-cell office:value-type="string">
            <text:p><text:s text:c="2"/>0.79</text:p>
          </table:table-cell>
          <table:table-cell office:value-type="string">
            <text:p><text:s/>75.86%</text:p>
          </table:table-cell>
          <table:table-cell office:value-type="string">
            <text:p><text:s/>80.46%</text:p>
          </table:table-cell>
          <table:table-cell office:value-type="string">
            <text:p><text:s/>78.16%</text:p>
          </table:table-cell>
        </table:table-row>
        <table:table-row table:style-name="ro1">
          <table:table-cell office:value-type="string">
            <text:p>SVMprob-MSR-extA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string">
            <text:p><text:s text:c="2"/>0.85</text:p>
          </table:table-cell>
          <table:table-cell office:value-type="string">
            <text:p><text:s text:c="2"/>0.86</text:p>
          </table:table-cell>
          <table:table-cell office:value-type="string">
            <text:p><text:s/>78.74%</text:p>
          </table:table-cell>
          <table:table-cell office:value-type="string">
            <text:p><text:s/>77.78%</text:p>
          </table:table-cell>
          <table:table-cell office:value-type="string">
            <text:p><text:s text:c="2"/>0.79</text:p>
          </table:table-cell>
          <table:table-cell office:value-type="string">
            <text:p><text:s/>77.01%</text:p>
          </table:table-cell>
          <table:table-cell office:value-type="string">
            <text:p><text:s/>80.46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RF-MSiV-extA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string">
            <text:p><text:s text:c="2"/>0.85</text:p>
          </table:table-cell>
          <table:table-cell office:value-type="string">
            <text:p><text:s text:c="2"/>0.86</text:p>
          </table:table-cell>
          <table:table-cell office:value-type="string">
            <text:p><text:s/>79.31%</text:p>
          </table:table-cell>
          <table:table-cell office:value-type="string">
            <text:p><text:s/>78.65%</text:p>
          </table:table-cell>
          <table:table-cell office:value-type="string">
            <text:p><text:s text:c="2"/>0.80</text:p>
          </table:table-cell>
          <table:table-cell office:value-type="string">
            <text:p><text:s/>78.16%</text:p>
          </table:table-cell>
          <table:table-cell office:value-type="string">
            <text:p><text:s/>80.46%</text:p>
          </table:table-cell>
          <table:table-cell office:value-type="string">
            <text:p><text:s/>79.31%</text:p>
          </table:table-cell>
        </table:table-row>
        <table:table-row table:style-name="ro1">
          <table:table-cell office:value-type="string">
            <text:p>SVMprob-MVL-extA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string">
            <text:p><text:s text:c="2"/>0.86</text:p>
          </table:table-cell>
          <table:table-cell office:value-type="string">
            <text:p><text:s text:c="2"/>0.87</text:p>
          </table:table-cell>
          <table:table-cell office:value-type="string">
            <text:p><text:s/>79.31%</text:p>
          </table:table-cell>
          <table:table-cell office:value-type="string">
            <text:p><text:s/>78.65%</text:p>
          </table:table-cell>
          <table:table-cell office:value-type="string">
            <text:p><text:s text:c="2"/>0.80</text:p>
          </table:table-cell>
          <table:table-cell office:value-type="string">
            <text:p><text:s/>78.16%</text:p>
          </table:table-cell>
          <table:table-cell office:value-type="string">
            <text:p><text:s/>80.46%</text:p>
          </table:table-cell>
          <table:table-cell office:value-type="string">
            <text:p><text:s/>79.31%</text:p>
          </table:table-cell>
        </table:table-row>
        <table:table-row table:style-name="ro1">
          <table:table-cell office:value-type="string">
            <text:p>RF-MiVH-extA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string">
            <text:p><text:s text:c="2"/>0.85</text:p>
          </table:table-cell>
          <table:table-cell office:value-type="string">
            <text:p><text:s text:c="2"/>0.86</text:p>
          </table:table-cell>
          <table:table-cell office:value-type="string">
            <text:p><text:s/>79.89%</text:p>
          </table:table-cell>
          <table:table-cell office:value-type="string">
            <text:p><text:s/>79.55%</text:p>
          </table:table-cell>
          <table:table-cell office:value-type="string">
            <text:p><text:s text:c="2"/>0.80</text:p>
          </table:table-cell>
          <table:table-cell office:value-type="string">
            <text:p><text:s/>79.31%</text:p>
          </table:table-cell>
          <table:table-cell office:value-type="string">
            <text:p><text:s/>80.46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SVMprob-VL-extA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string">
            <text:p><text:s text:c="2"/>0.86</text:p>
          </table:table-cell>
          <table:table-cell office:value-type="string">
            <text:p><text:s text:c="2"/>0.87</text:p>
          </table:table-cell>
          <table:table-cell table:number-columns-repeated="2" office:value-type="string">
            <text:p><text:s/>80.46%</text:p>
          </table:table-cell>
          <table:table-cell office:value-type="string">
            <text:p><text:s text:c="2"/>0.80</text:p>
          </table:table-cell>
          <table:table-cell table:number-columns-repeated="3" office:value-type="string">
            <text:p><text:s/>80.46%</text:p>
          </table:table-cell>
        </table:table-row>
        <table:table-row table:style-name="ro1">
          <table:table-cell office:value-type="string">
            <text:p>SVMprob-MiVHL-extA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string">
            <text:p><text:s text:c="2"/>0.87</text:p>
          </table:table-cell>
          <table:table-cell office:value-type="string">
            <text:p><text:s text:c="2"/>0.88</text:p>
          </table:table-cell>
          <table:table-cell table:number-columns-repeated="2" office:value-type="string">
            <text:p><text:s/>80.46%</text:p>
          </table:table-cell>
          <table:table-cell office:value-type="string">
            <text:p><text:s text:c="2"/>0.80</text:p>
          </table:table-cell>
          <table:table-cell table:number-columns-repeated="3" office:value-type="string">
            <text:p><text:s/>80.46%</text:p>
          </table:table-cell>
        </table:table-row>
        <table:table-row table:style-name="ro1">
          <table:table-cell office:value-type="string">
            <text:p>SVMprob-iVHL-extA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string">
            <text:p><text:s text:c="2"/>0.87</text:p>
          </table:table-cell>
          <table:table-cell office:value-type="string">
            <text:p><text:s text:c="2"/>0.88</text:p>
          </table:table-cell>
          <table:table-cell table:number-columns-repeated="2" office:value-type="string">
            <text:p><text:s/>80.46%</text:p>
          </table:table-cell>
          <table:table-cell office:value-type="string">
            <text:p><text:s text:c="2"/>0.80</text:p>
          </table:table-cell>
          <table:table-cell table:number-columns-repeated="3" office:value-type="string">
            <text:p><text:s/>80.46%</text:p>
          </table:table-cell>
        </table:table-row>
        <table:table-row table:style-name="ro1">
          <table:table-cell office:value-type="string">
            <text:p>RF-MSiVHU-extA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string">
            <text:p><text:s text:c="2"/>0.88</text:p>
          </table:table-cell>
          <table:table-cell office:value-type="string">
            <text:p><text:s text:c="2"/>0.89</text:p>
          </table:table-cell>
          <table:table-cell table:number-columns-repeated="2" office:value-type="string">
            <text:p><text:s/>80.46%</text:p>
          </table:table-cell>
          <table:table-cell office:value-type="string">
            <text:p><text:s text:c="2"/>0.80</text:p>
          </table:table-cell>
          <table:table-cell table:number-columns-repeated="3" office:value-type="string">
            <text:p><text:s/>80.46%</text:p>
          </table:table-cell>
        </table:table-row>
        <table:table-row table:style-name="ro1">
          <table:table-cell office:value-type="string">
            <text:p>SVMprob-MSL-extA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string">
            <text:p><text:s text:c="2"/>0.87</text:p>
          </table:table-cell>
          <table:table-cell office:value-type="string">
            <text:p><text:s text:c="2"/>0.89</text:p>
          </table:table-cell>
          <table:table-cell office:value-type="string">
            <text:p><text:s/>81.03%</text:p>
          </table:table-cell>
          <table:table-cell office:value-type="string">
            <text:p><text:s/>81.40%</text:p>
          </table:table-cell>
          <table:table-cell office:value-type="string">
            <text:p><text:s text:c="2"/>0.81</text:p>
          </table:table-cell>
          <table:table-cell office:value-type="string">
            <text:p><text:s/>81.61%</text:p>
          </table:table-cell>
          <table:table-cell office:value-type="string">
            <text:p><text:s/>80.46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SVMprob-MSVU-extA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string">
            <text:p><text:s text:c="2"/>0.87</text:p>
          </table:table-cell>
          <table:table-cell office:value-type="string">
            <text:p><text:s text:c="2"/>0.89</text:p>
          </table:table-cell>
          <table:table-cell office:value-type="string">
            <text:p><text:s/>81.03%</text:p>
          </table:table-cell>
          <table:table-cell office:value-type="string">
            <text:p><text:s/>81.40%</text:p>
          </table:table-cell>
          <table:table-cell office:value-type="string">
            <text:p><text:s text:c="2"/>0.81</text:p>
          </table:table-cell>
          <table:table-cell office:value-type="string">
            <text:p><text:s/>81.61%</text:p>
          </table:table-cell>
          <table:table-cell office:value-type="string">
            <text:p><text:s/>80.46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RF-MSVL-extA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string">
            <text:p><text:s text:c="2"/>0.87</text:p>
          </table:table-cell>
          <table:table-cell office:value-type="string">
            <text:p><text:s text:c="2"/>0.88</text:p>
          </table:table-cell>
          <table:table-cell office:value-type="string">
            <text:p><text:s/>79.31%</text:p>
          </table:table-cell>
          <table:table-cell office:value-type="string">
            <text:p><text:s/>78.02%</text:p>
          </table:table-cell>
          <table:table-cell office:value-type="string">
            <text:p><text:s text:c="2"/>0.80</text:p>
          </table:table-cell>
          <table:table-cell office:value-type="string">
            <text:p><text:s/>77.01%</text:p>
          </table:table-cell>
          <table:table-cell office:value-type="string">
            <text:p><text:s/>81.61%</text:p>
          </table:table-cell>
          <table:table-cell office:value-type="string">
            <text:p><text:s/>79.31%</text:p>
          </table:table-cell>
        </table:table-row>
        <table:table-row table:style-name="ro1">
          <table:table-cell office:value-type="string">
            <text:p>SVMprob-MiHL-extA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string">
            <text:p><text:s text:c="2"/>0.86</text:p>
          </table:table-cell>
          <table:table-cell office:value-type="string">
            <text:p><text:s text:c="2"/>0.87</text:p>
          </table:table-cell>
          <table:table-cell office:value-type="string">
            <text:p><text:s/>80.46%</text:p>
          </table:table-cell>
          <table:table-cell office:value-type="string">
            <text:p><text:s/>79.78%</text:p>
          </table:table-cell>
          <table:table-cell office:value-type="string">
            <text:p><text:s text:c="2"/>0.81</text:p>
          </table:table-cell>
          <table:table-cell office:value-type="string">
            <text:p><text:s/>79.31%</text:p>
          </table:table-cell>
          <table:table-cell office:value-type="string">
            <text:p><text:s/>81.61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SVMprob-SiHL-extA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string">
            <text:p><text:s text:c="2"/>0.86</text:p>
          </table:table-cell>
          <table:table-cell office:value-type="string">
            <text:p><text:s text:c="2"/>0.87</text:p>
          </table:table-cell>
          <table:table-cell office:value-type="string">
            <text:p><text:s/>80.46%</text:p>
          </table:table-cell>
          <table:table-cell office:value-type="string">
            <text:p><text:s/>79.78%</text:p>
          </table:table-cell>
          <table:table-cell office:value-type="string">
            <text:p><text:s text:c="2"/>0.81</text:p>
          </table:table-cell>
          <table:table-cell office:value-type="string">
            <text:p><text:s/>79.31%</text:p>
          </table:table-cell>
          <table:table-cell office:value-type="string">
            <text:p><text:s/>81.61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SVMprob-iHL-extA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string">
            <text:p><text:s text:c="2"/>0.86</text:p>
          </table:table-cell>
          <table:table-cell office:value-type="string">
            <text:p><text:s text:c="2"/>0.87</text:p>
          </table:table-cell>
          <table:table-cell office:value-type="string">
            <text:p><text:s/>80.46%</text:p>
          </table:table-cell>
          <table:table-cell office:value-type="string">
            <text:p><text:s/>79.78%</text:p>
          </table:table-cell>
          <table:table-cell office:value-type="string">
            <text:p><text:s text:c="2"/>0.81</text:p>
          </table:table-cell>
          <table:table-cell office:value-type="string">
            <text:p><text:s/>79.31%</text:p>
          </table:table-cell>
          <table:table-cell office:value-type="string">
            <text:p><text:s/>81.61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SVMprob-MSVL-extA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string">
            <text:p><text:s text:c="2"/>0.87</text:p>
          </table:table-cell>
          <table:table-cell office:value-type="string">
            <text:p><text:s text:c="2"/>0.88</text:p>
          </table:table-cell>
          <table:table-cell office:value-type="string">
            <text:p><text:s/>81.03%</text:p>
          </table:table-cell>
          <table:table-cell office:value-type="string">
            <text:p><text:s/>80.68%</text:p>
          </table:table-cell>
          <table:table-cell office:value-type="string">
            <text:p><text:s text:c="2"/>0.81</text:p>
          </table:table-cell>
          <table:table-cell office:value-type="string">
            <text:p><text:s/>80.46%</text:p>
          </table:table-cell>
          <table:table-cell office:value-type="string">
            <text:p><text:s/>81.61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RF-iHR-extA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string">
            <text:p><text:s text:c="2"/>0.89</text:p>
          </table:table-cell>
          <table:table-cell office:value-type="string">
            <text:p><text:s text:c="2"/>0.90</text:p>
          </table:table-cell>
          <table:table-cell office:value-type="string">
            <text:p><text:s/>81.03%</text:p>
          </table:table-cell>
          <table:table-cell office:value-type="string">
            <text:p><text:s/>80.68%</text:p>
          </table:table-cell>
          <table:table-cell office:value-type="string">
            <text:p><text:s text:c="2"/>0.81</text:p>
          </table:table-cell>
          <table:table-cell office:value-type="string">
            <text:p><text:s/>80.46%</text:p>
          </table:table-cell>
          <table:table-cell office:value-type="string">
            <text:p><text:s/>81.61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RF-MSVHU-extA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string">
            <text:p><text:s text:c="2"/>0.88</text:p>
          </table:table-cell>
          <table:table-cell office:value-type="string">
            <text:p><text:s text:c="2"/>0.89</text:p>
          </table:table-cell>
          <table:table-cell table:number-columns-repeated="2" office:value-type="string">
            <text:p><text:s/>81.61%</text:p>
          </table:table-cell>
          <table:table-cell office:value-type="string">
            <text:p><text:s text:c="2"/>0.82</text:p>
          </table:table-cell>
          <table:table-cell table:number-columns-repeated="3" office:value-type="string">
            <text:p><text:s/>81.61%</text:p>
          </table:table-cell>
        </table:table-row>
        <table:table-row table:style-name="ro1">
          <table:table-cell office:value-type="string">
            <text:p>RF-iHL-extA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string">
            <text:p><text:s text:c="2"/>0.89</text:p>
          </table:table-cell>
          <table:table-cell office:value-type="string">
            <text:p><text:s text:c="2"/>0.91</text:p>
          </table:table-cell>
          <table:table-cell office:value-type="string">
            <text:p><text:s/>82.18%</text:p>
          </table:table-cell>
          <table:table-cell office:value-type="string">
            <text:p><text:s/>82.56%</text:p>
          </table:table-cell>
          <table:table-cell office:value-type="string">
            <text:p><text:s text:c="2"/>0.82</text:p>
          </table:table-cell>
          <table:table-cell office:value-type="string">
            <text:p><text:s/>82.76%</text:p>
          </table:table-cell>
          <table:table-cell office:value-type="string">
            <text:p><text:s/>81.61%</text:p>
          </table:table-cell>
          <table:table-cell office:value-type="string">
            <text:p><text:s/>82.18%</text:p>
          </table:table-cell>
        </table:table-row>
        <table:table-row table:style-name="ro1">
          <table:table-cell office:value-type="string">
            <text:p>SVMprob-iU-extA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string">
            <text:p><text:s text:c="2"/>0.87</text:p>
          </table:table-cell>
          <table:table-cell office:value-type="string">
            <text:p><text:s text:c="2"/>0.89</text:p>
          </table:table-cell>
          <table:table-cell office:value-type="string">
            <text:p><text:s/>83.91%</text:p>
          </table:table-cell>
          <table:table-cell office:value-type="string">
            <text:p><text:s/>85.54%</text:p>
          </table:table-cell>
          <table:table-cell office:value-type="string">
            <text:p><text:s text:c="2"/>0.84</text:p>
          </table:table-cell>
          <table:table-cell office:value-type="string">
            <text:p><text:s/>86.21%</text:p>
          </table:table-cell>
          <table:table-cell office:value-type="string">
            <text:p><text:s/>81.61%</text:p>
          </table:table-cell>
          <table:table-cell office:value-type="string">
            <text:p><text:s/>83.91%</text:p>
          </table:table-cell>
        </table:table-row>
        <table:table-row table:style-name="ro1">
          <table:table-cell office:value-type="string">
            <text:p>RF-iU-extA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string">
            <text:p><text:s text:c="2"/>0.81</text:p>
          </table:table-cell>
          <table:table-cell office:value-type="string">
            <text:p><text:s text:c="2"/>0.82</text:p>
          </table:table-cell>
          <table:table-cell office:value-type="string">
            <text:p><text:s/>74.14%</text:p>
          </table:table-cell>
          <table:table-cell office:value-type="string">
            <text:p><text:s/>70.59%</text:p>
          </table:table-cell>
          <table:table-cell office:value-type="string">
            <text:p><text:s text:c="2"/>0.76</text:p>
          </table:table-cell>
          <table:table-cell office:value-type="string">
            <text:p><text:s/>65.52%</text:p>
          </table:table-cell>
          <table:table-cell office:value-type="string">
            <text:p><text:s/>82.76%</text:p>
          </table:table-cell>
          <table:table-cell office:value-type="string">
            <text:p><text:s/>74.14%</text:p>
          </table:table-cell>
        </table:table-row>
        <table:table-row table:style-name="ro1">
          <table:table-cell office:value-type="string">
            <text:p>RF-MiU-extA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string">
            <text:p><text:s text:c="2"/>0.82</text:p>
          </table:table-cell>
          <table:table-cell office:value-type="string">
            <text:p><text:s text:c="2"/>0.84</text:p>
          </table:table-cell>
          <table:table-cell office:value-type="string">
            <text:p><text:s/>75.86%</text:p>
          </table:table-cell>
          <table:table-cell office:value-type="string">
            <text:p><text:s/>72.73%</text:p>
          </table:table-cell>
          <table:table-cell office:value-type="string">
            <text:p><text:s text:c="2"/>0.77</text:p>
          </table:table-cell>
          <table:table-cell office:value-type="string">
            <text:p><text:s/>68.97%</text:p>
          </table:table-cell>
          <table:table-cell office:value-type="string">
            <text:p><text:s/>82.76%</text:p>
          </table:table-cell>
          <table:table-cell office:value-type="string">
            <text:p><text:s/>75.86%</text:p>
          </table:table-cell>
        </table:table-row>
        <table:table-row table:style-name="ro1">
          <table:table-cell office:value-type="string">
            <text:p>RF-SVR-extA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string">
            <text:p><text:s text:c="2"/>0.85</text:p>
          </table:table-cell>
          <table:table-cell office:value-type="string">
            <text:p><text:s text:c="2"/>0.87</text:p>
          </table:table-cell>
          <table:table-cell office:value-type="string">
            <text:p><text:s/>78.74%</text:p>
          </table:table-cell>
          <table:table-cell office:value-type="string">
            <text:p><text:s/>76.60%</text:p>
          </table:table-cell>
          <table:table-cell office:value-type="string">
            <text:p><text:s text:c="2"/>0.80</text:p>
          </table:table-cell>
          <table:table-cell office:value-type="string">
            <text:p><text:s/>74.71%</text:p>
          </table:table-cell>
          <table:table-cell office:value-type="string">
            <text:p><text:s/>82.76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RF-SVL-extA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string">
            <text:p><text:s text:c="2"/>0.87</text:p>
          </table:table-cell>
          <table:table-cell office:value-type="string">
            <text:p><text:s text:c="2"/>0.88</text:p>
          </table:table-cell>
          <table:table-cell office:value-type="string">
            <text:p><text:s/>78.74%</text:p>
          </table:table-cell>
          <table:table-cell office:value-type="string">
            <text:p><text:s/>76.60%</text:p>
          </table:table-cell>
          <table:table-cell office:value-type="string">
            <text:p><text:s text:c="2"/>0.80</text:p>
          </table:table-cell>
          <table:table-cell office:value-type="string">
            <text:p><text:s/>74.71%</text:p>
          </table:table-cell>
          <table:table-cell office:value-type="string">
            <text:p><text:s/>82.76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RF-VHU-extA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string">
            <text:p><text:s text:c="2"/>0.88</text:p>
          </table:table-cell>
          <table:table-cell office:value-type="string">
            <text:p><text:s text:c="2"/>0.89</text:p>
          </table:table-cell>
          <table:table-cell office:value-type="string">
            <text:p><text:s/>79.89%</text:p>
          </table:table-cell>
          <table:table-cell office:value-type="string">
            <text:p><text:s/>78.26%</text:p>
          </table:table-cell>
          <table:table-cell office:value-type="string">
            <text:p><text:s text:c="2"/>0.80</text:p>
          </table:table-cell>
          <table:table-cell office:value-type="string">
            <text:p><text:s/>77.01%</text:p>
          </table:table-cell>
          <table:table-cell office:value-type="string">
            <text:p><text:s/>82.76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RF-iVH-extA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string">
            <text:p><text:s text:c="2"/>0.85</text:p>
          </table:table-cell>
          <table:table-cell office:value-type="string">
            <text:p><text:s text:c="2"/>0.87</text:p>
          </table:table-cell>
          <table:table-cell office:value-type="string">
            <text:p><text:s/>80.46%</text:p>
          </table:table-cell>
          <table:table-cell office:value-type="string">
            <text:p><text:s/>79.12%</text:p>
          </table:table-cell>
          <table:table-cell office:value-type="string">
            <text:p><text:s text:c="2"/>0.81</text:p>
          </table:table-cell>
          <table:table-cell office:value-type="string">
            <text:p><text:s/>78.16%</text:p>
          </table:table-cell>
          <table:table-cell office:value-type="string">
            <text:p><text:s/>82.76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RF-MHU-extA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string">
            <text:p><text:s text:c="2"/>0.87</text:p>
          </table:table-cell>
          <table:table-cell office:value-type="string">
            <text:p><text:s text:c="2"/>0.88</text:p>
          </table:table-cell>
          <table:table-cell office:value-type="string">
            <text:p><text:s/>80.46%</text:p>
          </table:table-cell>
          <table:table-cell office:value-type="string">
            <text:p><text:s/>79.12%</text:p>
          </table:table-cell>
          <table:table-cell office:value-type="string">
            <text:p><text:s text:c="2"/>0.81</text:p>
          </table:table-cell>
          <table:table-cell office:value-type="string">
            <text:p><text:s/>78.16%</text:p>
          </table:table-cell>
          <table:table-cell office:value-type="string">
            <text:p><text:s/>82.76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RF-SiVHU-extA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string">
            <text:p><text:s text:c="2"/>0.88</text:p>
          </table:table-cell>
          <table:table-cell office:value-type="string">
            <text:p><text:s text:c="2"/>0.89</text:p>
          </table:table-cell>
          <table:table-cell office:value-type="string">
            <text:p><text:s/>80.46%</text:p>
          </table:table-cell>
          <table:table-cell office:value-type="string">
            <text:p><text:s/>79.12%</text:p>
          </table:table-cell>
          <table:table-cell office:value-type="string">
            <text:p><text:s text:c="2"/>0.81</text:p>
          </table:table-cell>
          <table:table-cell office:value-type="string">
            <text:p><text:s/>78.16%</text:p>
          </table:table-cell>
          <table:table-cell office:value-type="string">
            <text:p><text:s/>82.76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SVMprob-MSVHU-extA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string">
            <text:p><text:s text:c="2"/>0.89</text:p>
          </table:table-cell>
          <table:table-cell office:value-type="string">
            <text:p><text:s text:c="2"/>0.90</text:p>
          </table:table-cell>
          <table:table-cell office:value-type="string">
            <text:p><text:s/>81.03%</text:p>
          </table:table-cell>
          <table:table-cell office:value-type="string">
            <text:p><text:s/>80.00%</text:p>
          </table:table-cell>
          <table:table-cell office:value-type="string">
            <text:p><text:s text:c="2"/>0.81</text:p>
          </table:table-cell>
          <table:table-cell office:value-type="string">
            <text:p><text:s/>79.31%</text:p>
          </table:table-cell>
          <table:table-cell office:value-type="string">
            <text:p><text:s/>82.76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SVMprob-SVHU-extA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string">
            <text:p><text:s text:c="2"/>0.89</text:p>
          </table:table-cell>
          <table:table-cell office:value-type="string">
            <text:p><text:s text:c="2"/>0.90</text:p>
          </table:table-cell>
          <table:table-cell office:value-type="string">
            <text:p><text:s/>81.03%</text:p>
          </table:table-cell>
          <table:table-cell office:value-type="string">
            <text:p><text:s/>80.00%</text:p>
          </table:table-cell>
          <table:table-cell office:value-type="string">
            <text:p><text:s text:c="2"/>0.81</text:p>
          </table:table-cell>
          <table:table-cell office:value-type="string">
            <text:p><text:s/>79.31%</text:p>
          </table:table-cell>
          <table:table-cell office:value-type="string">
            <text:p><text:s/>82.76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SVMprob-MVHU-extA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string">
            <text:p><text:s text:c="2"/>0.88</text:p>
          </table:table-cell>
          <table:table-cell office:value-type="string">
            <text:p><text:s text:c="2"/>0.89</text:p>
          </table:table-cell>
          <table:table-cell office:value-type="string">
            <text:p><text:s/>81.61%</text:p>
          </table:table-cell>
          <table:table-cell office:value-type="string">
            <text:p><text:s/>80.90%</text:p>
          </table:table-cell>
          <table:table-cell office:value-type="string">
            <text:p><text:s text:c="2"/>0.82</text:p>
          </table:table-cell>
          <table:table-cell office:value-type="string">
            <text:p><text:s/>80.46%</text:p>
          </table:table-cell>
          <table:table-cell office:value-type="string">
            <text:p><text:s/>82.76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SVMprob-VHU-extA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string">
            <text:p><text:s text:c="2"/>0.88</text:p>
          </table:table-cell>
          <table:table-cell office:value-type="string">
            <text:p><text:s text:c="2"/>0.89</text:p>
          </table:table-cell>
          <table:table-cell office:value-type="string">
            <text:p><text:s/>81.61%</text:p>
          </table:table-cell>
          <table:table-cell office:value-type="string">
            <text:p><text:s/>80.90%</text:p>
          </table:table-cell>
          <table:table-cell office:value-type="string">
            <text:p><text:s text:c="2"/>0.82</text:p>
          </table:table-cell>
          <table:table-cell office:value-type="string">
            <text:p><text:s/>80.46%</text:p>
          </table:table-cell>
          <table:table-cell office:value-type="string">
            <text:p><text:s/>82.76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SVMprob-SiHU-extA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string">
            <text:p><text:s text:c="2"/>0.88</text:p>
          </table:table-cell>
          <table:table-cell office:value-type="string">
            <text:p><text:s text:c="2"/>0.89</text:p>
          </table:table-cell>
          <table:table-cell office:value-type="string">
            <text:p><text:s/>82.18%</text:p>
          </table:table-cell>
          <table:table-cell office:value-type="string">
            <text:p><text:s/>81.82%</text:p>
          </table:table-cell>
          <table:table-cell office:value-type="string">
            <text:p><text:s text:c="2"/>0.82</text:p>
          </table:table-cell>
          <table:table-cell office:value-type="string">
            <text:p><text:s/>81.61%</text:p>
          </table:table-cell>
          <table:table-cell office:value-type="string">
            <text:p><text:s/>82.76%</text:p>
          </table:table-cell>
          <table:table-cell office:value-type="string">
            <text:p><text:s/>82.18%</text:p>
          </table:table-cell>
        </table:table-row>
        <table:table-row table:style-name="ro1">
          <table:table-cell office:value-type="string">
            <text:p>RF-iVHR-extA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string">
            <text:p><text:s text:c="2"/>0.90</text:p>
          </table:table-cell>
          <table:table-cell office:value-type="string">
            <text:p><text:s text:c="2"/>0.91</text:p>
          </table:table-cell>
          <table:table-cell office:value-type="string">
            <text:p><text:s/>82.18%</text:p>
          </table:table-cell>
          <table:table-cell office:value-type="string">
            <text:p><text:s/>81.82%</text:p>
          </table:table-cell>
          <table:table-cell office:value-type="string">
            <text:p><text:s text:c="2"/>0.82</text:p>
          </table:table-cell>
          <table:table-cell office:value-type="string">
            <text:p><text:s/>81.61%</text:p>
          </table:table-cell>
          <table:table-cell office:value-type="string">
            <text:p><text:s/>82.76%</text:p>
          </table:table-cell>
          <table:table-cell office:value-type="string">
            <text:p><text:s/>82.18%</text:p>
          </table:table-cell>
        </table:table-row>
        <table:table-row table:style-name="ro1">
          <table:table-cell office:value-type="string">
            <text:p>SVMprob-MSiU-extA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string">
            <text:p><text:s text:c="2"/>0.88</text:p>
          </table:table-cell>
          <table:table-cell office:value-type="string">
            <text:p><text:s text:c="2"/>0.89</text:p>
          </table:table-cell>
          <table:table-cell office:value-type="string">
            <text:p><text:s/>83.91%</text:p>
          </table:table-cell>
          <table:table-cell office:value-type="string">
            <text:p><text:s/>84.71%</text:p>
          </table:table-cell>
          <table:table-cell office:value-type="string">
            <text:p><text:s text:c="2"/>0.84</text:p>
          </table:table-cell>
          <table:table-cell office:value-type="string">
            <text:p><text:s/>85.06%</text:p>
          </table:table-cell>
          <table:table-cell office:value-type="string">
            <text:p><text:s/>82.76%</text:p>
          </table:table-cell>
          <table:table-cell office:value-type="string">
            <text:p><text:s/>83.91%</text:p>
          </table:table-cell>
        </table:table-row>
        <table:table-row table:style-name="ro1">
          <table:table-cell office:value-type="string">
            <text:p>RF-VU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string">
            <text:p><text:s text:c="2"/>0.83</text:p>
          </table:table-cell>
          <table:table-cell office:value-type="string">
            <text:p><text:s text:c="2"/>0.84</text:p>
          </table:table-cell>
          <table:table-cell office:value-type="string">
            <text:p><text:s/>76.44%</text:p>
          </table:table-cell>
          <table:table-cell office:value-type="string">
            <text:p><text:s/>73.00%</text:p>
          </table:table-cell>
          <table:table-cell office:value-type="string">
            <text:p><text:s text:c="2"/>0.78</text:p>
          </table:table-cell>
          <table:table-cell office:value-type="string">
            <text:p><text:s/>68.97%</text:p>
          </table:table-cell>
          <table:table-cell office:value-type="string">
            <text:p><text:s/>83.91%</text:p>
          </table:table-cell>
          <table:table-cell office:value-type="string">
            <text:p><text:s/>76.44%</text:p>
          </table:table-cell>
        </table:table-row>
        <table:table-row table:style-name="ro1">
          <table:table-cell office:value-type="string">
            <text:p>SVMprob-SU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string">
            <text:p><text:s text:c="2"/>0.85</text:p>
          </table:table-cell>
          <table:table-cell office:value-type="string">
            <text:p><text:s text:c="2"/>0.86</text:p>
          </table:table-cell>
          <table:table-cell office:value-type="string">
            <text:p><text:s/>77.01%</text:p>
          </table:table-cell>
          <table:table-cell office:value-type="string">
            <text:p><text:s/>73.74%</text:p>
          </table:table-cell>
          <table:table-cell office:value-type="string">
            <text:p><text:s text:c="2"/>0.78</text:p>
          </table:table-cell>
          <table:table-cell office:value-type="string">
            <text:p><text:s/>70.11%</text:p>
          </table:table-cell>
          <table:table-cell office:value-type="string">
            <text:p><text:s/>83.91%</text:p>
          </table:table-cell>
          <table:table-cell office:value-type="string">
            <text:p><text:s/>77.01%</text:p>
          </table:table-cell>
        </table:table-row>
        <table:table-row table:style-name="ro1">
          <table:table-cell office:value-type="string">
            <text:p>RF-MiR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string">
            <text:p><text:s text:c="2"/>0.85</text:p>
          </table:table-cell>
          <table:table-cell office:value-type="string">
            <text:p><text:s text:c="2"/>0.87</text:p>
          </table:table-cell>
          <table:table-cell office:value-type="string">
            <text:p><text:s/>77.01%</text:p>
          </table:table-cell>
          <table:table-cell office:value-type="string">
            <text:p><text:s/>73.74%</text:p>
          </table:table-cell>
          <table:table-cell office:value-type="string">
            <text:p><text:s text:c="2"/>0.78</text:p>
          </table:table-cell>
          <table:table-cell office:value-type="string">
            <text:p><text:s/>70.11%</text:p>
          </table:table-cell>
          <table:table-cell office:value-type="string">
            <text:p><text:s/>83.91%</text:p>
          </table:table-cell>
          <table:table-cell office:value-type="string">
            <text:p><text:s/>77.01%</text:p>
          </table:table-cell>
        </table:table-row>
        <table:table-row table:style-name="ro1">
          <table:table-cell office:value-type="string">
            <text:p>RF-H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string">
            <text:p><text:s text:c="2"/>0.83</text:p>
          </table:table-cell>
          <table:table-cell office:value-type="string">
            <text:p><text:s text:c="2"/>0.84</text:p>
          </table:table-cell>
          <table:table-cell office:value-type="string">
            <text:p><text:s/>77.59%</text:p>
          </table:table-cell>
          <table:table-cell office:value-type="string">
            <text:p><text:s/>74.49%</text:p>
          </table:table-cell>
          <table:table-cell office:value-type="string">
            <text:p><text:s text:c="2"/>0.79</text:p>
          </table:table-cell>
          <table:table-cell office:value-type="string">
            <text:p><text:s/>71.26%</text:p>
          </table:table-cell>
          <table:table-cell office:value-type="string">
            <text:p><text:s/>83.91%</text:p>
          </table:table-cell>
          <table:table-cell office:value-type="string">
            <text:p><text:s/>77.59%</text:p>
          </table:table-cell>
        </table:table-row>
        <table:table-row table:style-name="ro1">
          <table:table-cell office:value-type="string">
            <text:p>SVMprob-iH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string">
            <text:p><text:s text:c="2"/>0.83</text:p>
          </table:table-cell>
          <table:table-cell office:value-type="string">
            <text:p><text:s text:c="2"/>0.85</text:p>
          </table:table-cell>
          <table:table-cell office:value-type="string">
            <text:p><text:s/>77.59%</text:p>
          </table:table-cell>
          <table:table-cell office:value-type="string">
            <text:p><text:s/>74.49%</text:p>
          </table:table-cell>
          <table:table-cell office:value-type="string">
            <text:p><text:s text:c="2"/>0.79</text:p>
          </table:table-cell>
          <table:table-cell office:value-type="string">
            <text:p><text:s/>71.26%</text:p>
          </table:table-cell>
          <table:table-cell office:value-type="string">
            <text:p><text:s/>83.91%</text:p>
          </table:table-cell>
          <table:table-cell office:value-type="string">
            <text:p><text:s/>77.59%</text:p>
          </table:table-cell>
        </table:table-row>
        <table:table-row table:style-name="ro1">
          <table:table-cell office:value-type="string">
            <text:p>RF-MSVU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string">
            <text:p><text:s text:c="2"/>0.84</text:p>
          </table:table-cell>
          <table:table-cell office:value-type="string">
            <text:p><text:s text:c="2"/>0.85</text:p>
          </table:table-cell>
          <table:table-cell office:value-type="string">
            <text:p><text:s/>77.59%</text:p>
          </table:table-cell>
          <table:table-cell office:value-type="string">
            <text:p><text:s/>74.49%</text:p>
          </table:table-cell>
          <table:table-cell office:value-type="string">
            <text:p><text:s text:c="2"/>0.79</text:p>
          </table:table-cell>
          <table:table-cell office:value-type="string">
            <text:p><text:s/>71.26%</text:p>
          </table:table-cell>
          <table:table-cell office:value-type="string">
            <text:p><text:s/>83.91%</text:p>
          </table:table-cell>
          <table:table-cell office:value-type="string">
            <text:p><text:s/>77.59%</text:p>
          </table:table-cell>
        </table:table-row>
        <table:table-row table:style-name="ro1">
          <table:table-cell office:value-type="string">
            <text:p>SVMprob-MVH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office:value-type="string">
            <text:p><text:s text:c="2"/>0.84</text:p>
          </table:table-cell>
          <table:table-cell office:value-type="string">
            <text:p><text:s text:c="2"/>0.86</text:p>
          </table:table-cell>
          <table:table-cell office:value-type="string">
            <text:p><text:s/>78.74%</text:p>
          </table:table-cell>
          <table:table-cell office:value-type="string">
            <text:p><text:s/>76.04%</text:p>
          </table:table-cell>
          <table:table-cell office:value-type="string">
            <text:p><text:s text:c="2"/>0.80</text:p>
          </table:table-cell>
          <table:table-cell office:value-type="string">
            <text:p><text:s/>73.56%</text:p>
          </table:table-cell>
          <table:table-cell office:value-type="string">
            <text:p><text:s/>83.91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SVMprob-VH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office:value-type="string">
            <text:p><text:s text:c="2"/>0.85</text:p>
          </table:table-cell>
          <table:table-cell office:value-type="string">
            <text:p><text:s text:c="2"/>0.86</text:p>
          </table:table-cell>
          <table:table-cell office:value-type="string">
            <text:p><text:s/>78.74%</text:p>
          </table:table-cell>
          <table:table-cell office:value-type="string">
            <text:p><text:s/>76.04%</text:p>
          </table:table-cell>
          <table:table-cell office:value-type="string">
            <text:p><text:s text:c="2"/>0.80</text:p>
          </table:table-cell>
          <table:table-cell office:value-type="string">
            <text:p><text:s/>73.56%</text:p>
          </table:table-cell>
          <table:table-cell office:value-type="string">
            <text:p><text:s/>83.91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RF-MSiR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string">
            <text:p><text:s text:c="2"/>0.86</text:p>
          </table:table-cell>
          <table:table-cell office:value-type="string">
            <text:p><text:s text:c="2"/>0.87</text:p>
          </table:table-cell>
          <table:table-cell office:value-type="string">
            <text:p><text:s/>79.31%</text:p>
          </table:table-cell>
          <table:table-cell office:value-type="string">
            <text:p><text:s/>76.84%</text:p>
          </table:table-cell>
          <table:table-cell office:value-type="string">
            <text:p><text:s text:c="2"/>0.80</text:p>
          </table:table-cell>
          <table:table-cell office:value-type="string">
            <text:p><text:s/>74.71%</text:p>
          </table:table-cell>
          <table:table-cell office:value-type="string">
            <text:p><text:s/>83.91%</text:p>
          </table:table-cell>
          <table:table-cell office:value-type="string">
            <text:p><text:s/>79.31%</text:p>
          </table:table-cell>
        </table:table-row>
        <table:table-row table:style-name="ro1">
          <table:table-cell office:value-type="string">
            <text:p>SVMprob-MSVH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string">
            <text:p><text:s text:c="2"/>0.84</text:p>
          </table:table-cell>
          <table:table-cell office:value-type="string">
            <text:p><text:s text:c="2"/>0.86</text:p>
          </table:table-cell>
          <table:table-cell office:value-type="string">
            <text:p><text:s/>79.89%</text:p>
          </table:table-cell>
          <table:table-cell office:value-type="string">
            <text:p><text:s/>77.66%</text:p>
          </table:table-cell>
          <table:table-cell office:value-type="string">
            <text:p><text:s text:c="2"/>0.81</text:p>
          </table:table-cell>
          <table:table-cell office:value-type="string">
            <text:p><text:s/>75.86%</text:p>
          </table:table-cell>
          <table:table-cell office:value-type="string">
            <text:p><text:s/>83.91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SVMprob-SVH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string">
            <text:p><text:s text:c="2"/>0.85</text:p>
          </table:table-cell>
          <table:table-cell office:value-type="string">
            <text:p><text:s text:c="2"/>0.86</text:p>
          </table:table-cell>
          <table:table-cell office:value-type="string">
            <text:p><text:s/>79.89%</text:p>
          </table:table-cell>
          <table:table-cell office:value-type="string">
            <text:p><text:s/>77.66%</text:p>
          </table:table-cell>
          <table:table-cell office:value-type="string">
            <text:p><text:s text:c="2"/>0.81</text:p>
          </table:table-cell>
          <table:table-cell office:value-type="string">
            <text:p><text:s/>75.86%</text:p>
          </table:table-cell>
          <table:table-cell office:value-type="string">
            <text:p><text:s/>83.91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RF-SVHU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string">
            <text:p><text:s text:c="2"/>0.88</text:p>
          </table:table-cell>
          <table:table-cell office:value-type="string">
            <text:p><text:s text:c="2"/>0.89</text:p>
          </table:table-cell>
          <table:table-cell office:value-type="string">
            <text:p><text:s/>79.89%</text:p>
          </table:table-cell>
          <table:table-cell office:value-type="string">
            <text:p><text:s/>77.66%</text:p>
          </table:table-cell>
          <table:table-cell office:value-type="string">
            <text:p><text:s text:c="2"/>0.81</text:p>
          </table:table-cell>
          <table:table-cell office:value-type="string">
            <text:p><text:s/>75.86%</text:p>
          </table:table-cell>
          <table:table-cell office:value-type="string">
            <text:p><text:s/>83.91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SVMprob-MVU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string">
            <text:p><text:s text:c="2"/>0.87</text:p>
          </table:table-cell>
          <table:table-cell office:value-type="string">
            <text:p><text:s text:c="2"/>0.88</text:p>
          </table:table-cell>
          <table:table-cell office:value-type="string">
            <text:p><text:s/>80.46%</text:p>
          </table:table-cell>
          <table:table-cell office:value-type="string">
            <text:p><text:s/>78.49%</text:p>
          </table:table-cell>
          <table:table-cell office:value-type="string">
            <text:p><text:s text:c="2"/>0.81</text:p>
          </table:table-cell>
          <table:table-cell office:value-type="string">
            <text:p><text:s/>77.01%</text:p>
          </table:table-cell>
          <table:table-cell office:value-type="string">
            <text:p><text:s/>83.91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RF-MSiVL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string">
            <text:p><text:s text:c="2"/>0.88</text:p>
          </table:table-cell>
          <table:table-cell office:value-type="string">
            <text:p><text:s text:c="2"/>0.90</text:p>
          </table:table-cell>
          <table:table-cell office:value-type="string">
            <text:p><text:s/>80.46%</text:p>
          </table:table-cell>
          <table:table-cell office:value-type="string">
            <text:p><text:s/>78.49%</text:p>
          </table:table-cell>
          <table:table-cell office:value-type="string">
            <text:p><text:s text:c="2"/>0.81</text:p>
          </table:table-cell>
          <table:table-cell office:value-type="string">
            <text:p><text:s/>77.01%</text:p>
          </table:table-cell>
          <table:table-cell office:value-type="string">
            <text:p><text:s/>83.91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RF-MSHR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string">
            <text:p><text:s text:c="2"/>0.89</text:p>
          </table:table-cell>
          <table:table-cell office:value-type="string">
            <text:p><text:s text:c="2"/>0.90</text:p>
          </table:table-cell>
          <table:table-cell office:value-type="string">
            <text:p><text:s/>80.46%</text:p>
          </table:table-cell>
          <table:table-cell office:value-type="string">
            <text:p><text:s/>78.49%</text:p>
          </table:table-cell>
          <table:table-cell office:value-type="string">
            <text:p><text:s text:c="2"/>0.81</text:p>
          </table:table-cell>
          <table:table-cell office:value-type="string">
            <text:p><text:s/>77.01%</text:p>
          </table:table-cell>
          <table:table-cell office:value-type="string">
            <text:p><text:s/>83.91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SVMprob-iHU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string">
            <text:p><text:s text:c="2"/>0.87</text:p>
          </table:table-cell>
          <table:table-cell office:value-type="string">
            <text:p><text:s text:c="2"/>0.89</text:p>
          </table:table-cell>
          <table:table-cell office:value-type="string">
            <text:p><text:s/>81.61%</text:p>
          </table:table-cell>
          <table:table-cell office:value-type="string">
            <text:p><text:s/>80.22%</text:p>
          </table:table-cell>
          <table:table-cell office:value-type="string">
            <text:p><text:s text:c="2"/>0.82</text:p>
          </table:table-cell>
          <table:table-cell office:value-type="string">
            <text:p><text:s/>79.31%</text:p>
          </table:table-cell>
          <table:table-cell office:value-type="string">
            <text:p><text:s/>83.91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SVMprob-MSiHU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string">
            <text:p><text:s text:c="2"/>0.88</text:p>
          </table:table-cell>
          <table:table-cell office:value-type="string">
            <text:p><text:s text:c="2"/>0.89</text:p>
          </table:table-cell>
          <table:table-cell office:value-type="string">
            <text:p><text:s/>81.61%</text:p>
          </table:table-cell>
          <table:table-cell office:value-type="string">
            <text:p><text:s/>80.22%</text:p>
          </table:table-cell>
          <table:table-cell office:value-type="string">
            <text:p><text:s text:c="2"/>0.82</text:p>
          </table:table-cell>
          <table:table-cell office:value-type="string">
            <text:p><text:s/>79.31%</text:p>
          </table:table-cell>
          <table:table-cell office:value-type="string">
            <text:p><text:s/>83.91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SVMprob-VHL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string">
            <text:p><text:s text:c="2"/>0.86</text:p>
          </table:table-cell>
          <table:table-cell office:value-type="string">
            <text:p><text:s text:c="2"/>0.87</text:p>
          </table:table-cell>
          <table:table-cell office:value-type="string">
            <text:p><text:s/>82.18%</text:p>
          </table:table-cell>
          <table:table-cell office:value-type="string">
            <text:p><text:s/>81.11%</text:p>
          </table:table-cell>
          <table:table-cell office:value-type="string">
            <text:p><text:s text:c="2"/>0.82</text:p>
          </table:table-cell>
          <table:table-cell office:value-type="string">
            <text:p><text:s/>80.46%</text:p>
          </table:table-cell>
          <table:table-cell office:value-type="string">
            <text:p><text:s/>83.91%</text:p>
          </table:table-cell>
          <table:table-cell office:value-type="string">
            <text:p><text:s/>82.18%</text:p>
          </table:table-cell>
        </table:table-row>
        <table:table-row table:style-name="ro1">
          <table:table-cell office:value-type="string">
            <text:p>SVMprob-MSVHL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string">
            <text:p><text:s text:c="2"/>0.87</text:p>
          </table:table-cell>
          <table:table-cell office:value-type="string">
            <text:p><text:s text:c="2"/>0.88</text:p>
          </table:table-cell>
          <table:table-cell office:value-type="string">
            <text:p><text:s/>82.18%</text:p>
          </table:table-cell>
          <table:table-cell office:value-type="string">
            <text:p><text:s/>81.11%</text:p>
          </table:table-cell>
          <table:table-cell office:value-type="string">
            <text:p><text:s text:c="2"/>0.82</text:p>
          </table:table-cell>
          <table:table-cell office:value-type="string">
            <text:p><text:s/>80.46%</text:p>
          </table:table-cell>
          <table:table-cell office:value-type="string">
            <text:p><text:s/>83.91%</text:p>
          </table:table-cell>
          <table:table-cell office:value-type="string">
            <text:p><text:s/>82.18%</text:p>
          </table:table-cell>
        </table:table-row>
        <table:table-row table:style-name="ro1">
          <table:table-cell office:value-type="string">
            <text:p>SVMprob-MiHU-extA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string">
            <text:p><text:s text:c="2"/>0.87</text:p>
          </table:table-cell>
          <table:table-cell office:value-type="string">
            <text:p><text:s text:c="2"/>0.89</text:p>
          </table:table-cell>
          <table:table-cell office:value-type="string">
            <text:p><text:s/>82.18%</text:p>
          </table:table-cell>
          <table:table-cell office:value-type="string">
            <text:p><text:s/>81.11%</text:p>
          </table:table-cell>
          <table:table-cell office:value-type="string">
            <text:p><text:s text:c="2"/>0.82</text:p>
          </table:table-cell>
          <table:table-cell office:value-type="string">
            <text:p><text:s/>80.46%</text:p>
          </table:table-cell>
          <table:table-cell office:value-type="string">
            <text:p><text:s/>83.91%</text:p>
          </table:table-cell>
          <table:table-cell office:value-type="string">
            <text:p><text:s/>82.18%</text:p>
          </table:table-cell>
        </table:table-row>
        <table:table-row table:style-name="ro1">
          <table:table-cell office:value-type="string">
            <text:p>RF-SiR-extA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string">
            <text:p><text:s text:c="2"/>0.85</text:p>
          </table:table-cell>
          <table:table-cell office:value-type="string">
            <text:p><text:s text:c="2"/>0.87</text:p>
          </table:table-cell>
          <table:table-cell office:value-type="string">
            <text:p><text:s/>77.59%</text:p>
          </table:table-cell>
          <table:table-cell office:value-type="string">
            <text:p><text:s/>74.00%</text:p>
          </table:table-cell>
          <table:table-cell office:value-type="string">
            <text:p><text:s text:c="2"/>0.79</text:p>
          </table:table-cell>
          <table:table-cell office:value-type="string">
            <text:p><text:s/>70.11%</text:p>
          </table:table-cell>
          <table:table-cell office:value-type="string">
            <text:p><text:s/>85.06%</text:p>
          </table:table-cell>
          <table:table-cell office:value-type="string">
            <text:p><text:s/>77.59%</text:p>
          </table:table-cell>
        </table:table-row>
        <table:table-row table:style-name="ro1">
          <table:table-cell office:value-type="string">
            <text:p>RF-MSiHU-extA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string">
            <text:p><text:s text:c="2"/>0.86</text:p>
          </table:table-cell>
          <table:table-cell office:value-type="string">
            <text:p><text:s text:c="2"/>0.87</text:p>
          </table:table-cell>
          <table:table-cell office:value-type="string">
            <text:p><text:s/>77.59%</text:p>
          </table:table-cell>
          <table:table-cell office:value-type="string">
            <text:p><text:s/>74.00%</text:p>
          </table:table-cell>
          <table:table-cell office:value-type="string">
            <text:p><text:s text:c="2"/>0.79</text:p>
          </table:table-cell>
          <table:table-cell office:value-type="string">
            <text:p><text:s/>70.11%</text:p>
          </table:table-cell>
          <table:table-cell office:value-type="string">
            <text:p><text:s/>85.06%</text:p>
          </table:table-cell>
          <table:table-cell office:value-type="string">
            <text:p><text:s/>77.59%</text:p>
          </table:table-cell>
        </table:table-row>
        <table:table-row table:style-name="ro1">
          <table:table-cell office:value-type="string">
            <text:p>SVMprob-SVHR-extA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string">
            <text:p><text:s text:c="2"/>0.86</text:p>
          </table:table-cell>
          <table:table-cell office:value-type="string">
            <text:p><text:s text:c="2"/>0.87</text:p>
          </table:table-cell>
          <table:table-cell office:value-type="string">
            <text:p><text:s/>77.59%</text:p>
          </table:table-cell>
          <table:table-cell office:value-type="string">
            <text:p><text:s/>74.00%</text:p>
          </table:table-cell>
          <table:table-cell office:value-type="string">
            <text:p><text:s text:c="2"/>0.79</text:p>
          </table:table-cell>
          <table:table-cell office:value-type="string">
            <text:p><text:s/>70.11%</text:p>
          </table:table-cell>
          <table:table-cell office:value-type="string">
            <text:p><text:s/>85.06%</text:p>
          </table:table-cell>
          <table:table-cell office:value-type="string">
            <text:p><text:s/>77.59%</text:p>
          </table:table-cell>
        </table:table-row>
        <table:table-row table:style-name="ro1">
          <table:table-cell office:value-type="string">
            <text:p>RF-MVU-extA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string">
            <text:p><text:s text:c="2"/>0.83</text:p>
          </table:table-cell>
          <table:table-cell office:value-type="string">
            <text:p><text:s text:c="2"/>0.85</text:p>
          </table:table-cell>
          <table:table-cell office:value-type="string">
            <text:p><text:s/>78.74%</text:p>
          </table:table-cell>
          <table:table-cell office:value-type="string">
            <text:p><text:s/>75.51%</text:p>
          </table:table-cell>
          <table:table-cell office:value-type="string">
            <text:p><text:s text:c="2"/>0.80</text:p>
          </table:table-cell>
          <table:table-cell office:value-type="string">
            <text:p><text:s/>72.41%</text:p>
          </table:table-cell>
          <table:table-cell office:value-type="string">
            <text:p><text:s/>85.06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RF-MSHU-extA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string">
            <text:p><text:s text:c="2"/>0.86</text:p>
          </table:table-cell>
          <table:table-cell office:value-type="string">
            <text:p><text:s text:c="2"/>0.87</text:p>
          </table:table-cell>
          <table:table-cell office:value-type="string">
            <text:p><text:s/>78.74%</text:p>
          </table:table-cell>
          <table:table-cell office:value-type="string">
            <text:p><text:s/>75.51%</text:p>
          </table:table-cell>
          <table:table-cell office:value-type="string">
            <text:p><text:s text:c="2"/>0.80</text:p>
          </table:table-cell>
          <table:table-cell office:value-type="string">
            <text:p><text:s/>72.41%</text:p>
          </table:table-cell>
          <table:table-cell office:value-type="string">
            <text:p><text:s/>85.06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RF-iVR-extA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string">
            <text:p><text:s text:c="2"/>0.86</text:p>
          </table:table-cell>
          <table:table-cell office:value-type="string">
            <text:p><text:s text:c="2"/>0.88</text:p>
          </table:table-cell>
          <table:table-cell office:value-type="string">
            <text:p><text:s/>78.74%</text:p>
          </table:table-cell>
          <table:table-cell office:value-type="string">
            <text:p><text:s/>75.51%</text:p>
          </table:table-cell>
          <table:table-cell office:value-type="string">
            <text:p><text:s text:c="2"/>0.80</text:p>
          </table:table-cell>
          <table:table-cell office:value-type="string">
            <text:p><text:s/>72.41%</text:p>
          </table:table-cell>
          <table:table-cell office:value-type="string">
            <text:p><text:s/>85.06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RF-SiVU-extA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string">
            <text:p><text:s text:c="2"/>0.87</text:p>
          </table:table-cell>
          <table:table-cell office:value-type="string">
            <text:p><text:s text:c="2"/>0.88</text:p>
          </table:table-cell>
          <table:table-cell office:value-type="string">
            <text:p><text:s/>78.74%</text:p>
          </table:table-cell>
          <table:table-cell office:value-type="string">
            <text:p><text:s/>75.51%</text:p>
          </table:table-cell>
          <table:table-cell office:value-type="string">
            <text:p><text:s text:c="2"/>0.80</text:p>
          </table:table-cell>
          <table:table-cell office:value-type="string">
            <text:p><text:s/>72.41%</text:p>
          </table:table-cell>
          <table:table-cell office:value-type="string">
            <text:p><text:s/>85.06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RF-iHU-extA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string">
            <text:p><text:s text:c="2"/>0.87</text:p>
          </table:table-cell>
          <table:table-cell office:value-type="string">
            <text:p><text:s text:c="2"/>0.88</text:p>
          </table:table-cell>
          <table:table-cell office:value-type="string">
            <text:p><text:s/>78.74%</text:p>
          </table:table-cell>
          <table:table-cell office:value-type="string">
            <text:p><text:s/>75.51%</text:p>
          </table:table-cell>
          <table:table-cell office:value-type="string">
            <text:p><text:s text:c="2"/>0.80</text:p>
          </table:table-cell>
          <table:table-cell office:value-type="string">
            <text:p><text:s/>72.41%</text:p>
          </table:table-cell>
          <table:table-cell office:value-type="string">
            <text:p><text:s/>85.06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RF-iVL-extA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string">
            <text:p><text:s text:c="2"/>0.88</text:p>
          </table:table-cell>
          <table:table-cell office:value-type="string">
            <text:p><text:s text:c="2"/>0.89</text:p>
          </table:table-cell>
          <table:table-cell office:value-type="string">
            <text:p><text:s/>81.03%</text:p>
          </table:table-cell>
          <table:table-cell office:value-type="string">
            <text:p><text:s/>78.72%</text:p>
          </table:table-cell>
          <table:table-cell office:value-type="string">
            <text:p><text:s text:c="2"/>0.82</text:p>
          </table:table-cell>
          <table:table-cell office:value-type="string">
            <text:p><text:s/>77.01%</text:p>
          </table:table-cell>
          <table:table-cell office:value-type="string">
            <text:p><text:s/>85.06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SVMprob-MVHL-extA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<text:s text:c="2"/>0.87</text:p>
          </table:table-cell>
          <table:table-cell office:value-type="string">
            <text:p><text:s/>81.61%</text:p>
          </table:table-cell>
          <table:table-cell office:value-type="string">
            <text:p><text:s/>79.57%</text:p>
          </table:table-cell>
          <table:table-cell office:value-type="string">
            <text:p><text:s text:c="2"/>0.82</text:p>
          </table:table-cell>
          <table:table-cell office:value-type="string">
            <text:p><text:s/>78.16%</text:p>
          </table:table-cell>
          <table:table-cell office:value-type="string">
            <text:p><text:s/>85.06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SVMprob-MSiVU-extA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string">
            <text:p><text:s text:c="2"/>0.88</text:p>
          </table:table-cell>
          <table:table-cell office:value-type="string">
            <text:p><text:s text:c="2"/>0.89</text:p>
          </table:table-cell>
          <table:table-cell office:value-type="string">
            <text:p><text:s/>81.61%</text:p>
          </table:table-cell>
          <table:table-cell office:value-type="string">
            <text:p><text:s/>79.57%</text:p>
          </table:table-cell>
          <table:table-cell office:value-type="string">
            <text:p><text:s text:c="2"/>0.82</text:p>
          </table:table-cell>
          <table:table-cell office:value-type="string">
            <text:p><text:s/>78.16%</text:p>
          </table:table-cell>
          <table:table-cell office:value-type="string">
            <text:p><text:s/>85.06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SVMprob-SVHL-extA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<text:s text:c="2"/>0.87</text:p>
          </table:table-cell>
          <table:table-cell office:value-type="string">
            <text:p><text:s/>82.18%</text:p>
          </table:table-cell>
          <table:table-cell office:value-type="string">
            <text:p><text:s/>80.43%</text:p>
          </table:table-cell>
          <table:table-cell office:value-type="string">
            <text:p><text:s text:c="2"/>0.83</text:p>
          </table:table-cell>
          <table:table-cell office:value-type="string">
            <text:p><text:s/>79.31%</text:p>
          </table:table-cell>
          <table:table-cell office:value-type="string">
            <text:p><text:s/>85.06%</text:p>
          </table:table-cell>
          <table:table-cell office:value-type="string">
            <text:p><text:s/>82.18%</text:p>
          </table:table-cell>
        </table:table-row>
        <table:table-row table:style-name="ro1">
          <table:table-cell office:value-type="string">
            <text:p>SVMprob-MSiL-extA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string">
            <text:p><text:s text:c="2"/>0.88</text:p>
          </table:table-cell>
          <table:table-cell office:value-type="string">
            <text:p><text:s text:c="2"/>0.89</text:p>
          </table:table-cell>
          <table:table-cell office:value-type="string">
            <text:p><text:s/>82.76%</text:p>
          </table:table-cell>
          <table:table-cell office:value-type="string">
            <text:p><text:s/>81.32%</text:p>
          </table:table-cell>
          <table:table-cell office:value-type="string">
            <text:p><text:s text:c="2"/>0.83</text:p>
          </table:table-cell>
          <table:table-cell office:value-type="string">
            <text:p><text:s/>80.46%</text:p>
          </table:table-cell>
          <table:table-cell office:value-type="string">
            <text:p><text:s/>85.06%</text:p>
          </table:table-cell>
          <table:table-cell office:value-type="string">
            <text:p><text:s/>82.76%</text:p>
          </table:table-cell>
        </table:table-row>
        <table:table-row table:style-name="ro1">
          <table:table-cell office:value-type="string">
            <text:p>RF-SVU-extA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office:value-type="string">
            <text:p><text:s text:c="2"/>0.84</text:p>
          </table:table-cell>
          <table:table-cell office:value-type="string">
            <text:p><text:s text:c="2"/>0.85</text:p>
          </table:table-cell>
          <table:table-cell office:value-type="string">
            <text:p><text:s/>76.44%</text:p>
          </table:table-cell>
          <table:table-cell office:value-type="string">
            <text:p><text:s/>72.12%</text:p>
          </table:table-cell>
          <table:table-cell office:value-type="string">
            <text:p><text:s text:c="2"/>0.79</text:p>
          </table:table-cell>
          <table:table-cell office:value-type="string">
            <text:p><text:s/>66.67%</text:p>
          </table:table-cell>
          <table:table-cell office:value-type="string">
            <text:p><text:s/>86.21%</text:p>
          </table:table-cell>
          <table:table-cell office:value-type="string">
            <text:p><text:s/>76.44%</text:p>
          </table:table-cell>
        </table:table-row>
        <table:table-row table:style-name="ro1">
          <table:table-cell office:value-type="string">
            <text:p>RF-HU-extA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string">
            <text:p><text:s text:c="2"/>0.85</text:p>
          </table:table-cell>
          <table:table-cell office:value-type="string">
            <text:p><text:s text:c="2"/>0.87</text:p>
          </table:table-cell>
          <table:table-cell office:value-type="string">
            <text:p><text:s/>78.16%</text:p>
          </table:table-cell>
          <table:table-cell office:value-type="string">
            <text:p><text:s/>74.26%</text:p>
          </table:table-cell>
          <table:table-cell office:value-type="string">
            <text:p><text:s text:c="2"/>0.80</text:p>
          </table:table-cell>
          <table:table-cell office:value-type="string">
            <text:p><text:s/>70.11%</text:p>
          </table:table-cell>
          <table:table-cell office:value-type="string">
            <text:p><text:s/>86.21%</text:p>
          </table:table-cell>
          <table:table-cell office:value-type="string">
            <text:p><text:s/>78.16%</text:p>
          </table:table-cell>
        </table:table-row>
        <table:table-row table:style-name="ro1">
          <table:table-cell office:value-type="string">
            <text:p>RF-MVR-extA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string">
            <text:p><text:s text:c="2"/>0.84</text:p>
          </table:table-cell>
          <table:table-cell office:value-type="string">
            <text:p><text:s text:c="2"/>0.87</text:p>
          </table:table-cell>
          <table:table-cell office:value-type="string">
            <text:p><text:s/>78.74%</text:p>
          </table:table-cell>
          <table:table-cell office:value-type="string">
            <text:p><text:s/>75.00%</text:p>
          </table:table-cell>
          <table:table-cell office:value-type="string">
            <text:p><text:s text:c="2"/>0.80</text:p>
          </table:table-cell>
          <table:table-cell office:value-type="string">
            <text:p><text:s/>71.26%</text:p>
          </table:table-cell>
          <table:table-cell office:value-type="string">
            <text:p><text:s/>86.21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RF-SHU-extA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string">
            <text:p><text:s text:c="2"/>0.85</text:p>
          </table:table-cell>
          <table:table-cell office:value-type="string">
            <text:p><text:s text:c="2"/>0.87</text:p>
          </table:table-cell>
          <table:table-cell office:value-type="string">
            <text:p><text:s/>78.74%</text:p>
          </table:table-cell>
          <table:table-cell office:value-type="string">
            <text:p><text:s/>75.00%</text:p>
          </table:table-cell>
          <table:table-cell office:value-type="string">
            <text:p><text:s text:c="2"/>0.80</text:p>
          </table:table-cell>
          <table:table-cell office:value-type="string">
            <text:p><text:s/>71.26%</text:p>
          </table:table-cell>
          <table:table-cell office:value-type="string">
            <text:p><text:s/>86.21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SVMprob-MSiHR-extA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string">
            <text:p><text:s text:c="2"/>0.84</text:p>
          </table:table-cell>
          <table:table-cell office:value-type="string">
            <text:p><text:s text:c="2"/>0.86</text:p>
          </table:table-cell>
          <table:table-cell office:value-type="string">
            <text:p><text:s/>79.31%</text:p>
          </table:table-cell>
          <table:table-cell office:value-type="string">
            <text:p><text:s/>75.76%</text:p>
          </table:table-cell>
          <table:table-cell office:value-type="string">
            <text:p><text:s text:c="2"/>0.81</text:p>
          </table:table-cell>
          <table:table-cell office:value-type="string">
            <text:p><text:s/>72.41%</text:p>
          </table:table-cell>
          <table:table-cell office:value-type="string">
            <text:p><text:s/>86.21%</text:p>
          </table:table-cell>
          <table:table-cell office:value-type="string">
            <text:p><text:s/>79.31%</text:p>
          </table:table-cell>
        </table:table-row>
        <table:table-row table:style-name="ro1">
          <table:table-cell office:value-type="string">
            <text:p>SVMprob-MiHR-extA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string">
            <text:p><text:s text:c="2"/>0.84</text:p>
          </table:table-cell>
          <table:table-cell office:value-type="string">
            <text:p><text:s text:c="2"/>0.86</text:p>
          </table:table-cell>
          <table:table-cell office:value-type="string">
            <text:p><text:s/>79.31%</text:p>
          </table:table-cell>
          <table:table-cell office:value-type="string">
            <text:p><text:s/>75.76%</text:p>
          </table:table-cell>
          <table:table-cell office:value-type="string">
            <text:p><text:s text:c="2"/>0.81</text:p>
          </table:table-cell>
          <table:table-cell office:value-type="string">
            <text:p><text:s/>72.41%</text:p>
          </table:table-cell>
          <table:table-cell office:value-type="string">
            <text:p><text:s/>86.21%</text:p>
          </table:table-cell>
          <table:table-cell office:value-type="string">
            <text:p><text:s/>79.31%</text:p>
          </table:table-cell>
        </table:table-row>
        <table:table-row table:style-name="ro1">
          <table:table-cell office:value-type="string">
            <text:p>SVMprob-SiHR-extA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string">
            <text:p><text:s text:c="2"/>0.84</text:p>
          </table:table-cell>
          <table:table-cell office:value-type="string">
            <text:p><text:s text:c="2"/>0.86</text:p>
          </table:table-cell>
          <table:table-cell office:value-type="string">
            <text:p><text:s/>79.31%</text:p>
          </table:table-cell>
          <table:table-cell office:value-type="string">
            <text:p><text:s/>75.76%</text:p>
          </table:table-cell>
          <table:table-cell office:value-type="string">
            <text:p><text:s text:c="2"/>0.81</text:p>
          </table:table-cell>
          <table:table-cell office:value-type="string">
            <text:p><text:s/>72.41%</text:p>
          </table:table-cell>
          <table:table-cell office:value-type="string">
            <text:p><text:s/>86.21%</text:p>
          </table:table-cell>
          <table:table-cell office:value-type="string">
            <text:p><text:s/>79.31%</text:p>
          </table:table-cell>
        </table:table-row>
        <table:table-row table:style-name="ro1">
          <table:table-cell office:value-type="string">
            <text:p>SVMprob-iHR-extA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string">
            <text:p><text:s text:c="2"/>0.84</text:p>
          </table:table-cell>
          <table:table-cell office:value-type="string">
            <text:p><text:s text:c="2"/>0.86</text:p>
          </table:table-cell>
          <table:table-cell office:value-type="string">
            <text:p><text:s/>79.31%</text:p>
          </table:table-cell>
          <table:table-cell office:value-type="string">
            <text:p><text:s/>75.76%</text:p>
          </table:table-cell>
          <table:table-cell office:value-type="string">
            <text:p><text:s text:c="2"/>0.81</text:p>
          </table:table-cell>
          <table:table-cell office:value-type="string">
            <text:p><text:s/>72.41%</text:p>
          </table:table-cell>
          <table:table-cell office:value-type="string">
            <text:p><text:s/>86.21%</text:p>
          </table:table-cell>
          <table:table-cell office:value-type="string">
            <text:p><text:s/>79.31%</text:p>
          </table:table-cell>
        </table:table-row>
        <table:table-row table:style-name="ro1">
          <table:table-cell office:value-type="string">
            <text:p>RF-MSiVR-extA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office:value-type="string">
            <text:p><text:s text:c="2"/>0.87</text:p>
          </table:table-cell>
          <table:table-cell office:value-type="string">
            <text:p><text:s text:c="2"/>0.88</text:p>
          </table:table-cell>
          <table:table-cell office:value-type="string">
            <text:p><text:s/>79.89%</text:p>
          </table:table-cell>
          <table:table-cell office:value-type="string">
            <text:p><text:s/>76.53%</text:p>
          </table:table-cell>
          <table:table-cell office:value-type="string">
            <text:p><text:s text:c="2"/>0.81</text:p>
          </table:table-cell>
          <table:table-cell office:value-type="string">
            <text:p><text:s/>73.56%</text:p>
          </table:table-cell>
          <table:table-cell office:value-type="string">
            <text:p><text:s/>86.21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SVMprob-SVU-extA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office:value-type="string">
            <text:p><text:s text:c="2"/>0.88</text:p>
          </table:table-cell>
          <table:table-cell office:value-type="string">
            <text:p><text:s text:c="2"/>0.89</text:p>
          </table:table-cell>
          <table:table-cell office:value-type="string">
            <text:p><text:s/>79.89%</text:p>
          </table:table-cell>
          <table:table-cell office:value-type="string">
            <text:p><text:s/>76.53%</text:p>
          </table:table-cell>
          <table:table-cell office:value-type="string">
            <text:p><text:s text:c="2"/>0.81</text:p>
          </table:table-cell>
          <table:table-cell office:value-type="string">
            <text:p><text:s/>73.56%</text:p>
          </table:table-cell>
          <table:table-cell office:value-type="string">
            <text:p><text:s/>86.21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SVMprob-VU-extA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string">
            <text:p><text:s text:c="2"/>0.87</text:p>
          </table:table-cell>
          <table:table-cell office:value-type="string">
            <text:p><text:s text:c="2"/>0.88</text:p>
          </table:table-cell>
          <table:table-cell office:value-type="string">
            <text:p><text:s/>80.46%</text:p>
          </table:table-cell>
          <table:table-cell office:value-type="string">
            <text:p><text:s/>77.32%</text:p>
          </table:table-cell>
          <table:table-cell office:value-type="string">
            <text:p><text:s text:c="2"/>0.82</text:p>
          </table:table-cell>
          <table:table-cell office:value-type="string">
            <text:p><text:s/>74.71%</text:p>
          </table:table-cell>
          <table:table-cell office:value-type="string">
            <text:p><text:s/>86.21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SVMprob-MSiVHU-extA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string">
            <text:p><text:s text:c="2"/>0.88</text:p>
          </table:table-cell>
          <table:table-cell office:value-type="string">
            <text:p><text:s text:c="2"/>0.89</text:p>
          </table:table-cell>
          <table:table-cell office:value-type="string">
            <text:p><text:s/>80.46%</text:p>
          </table:table-cell>
          <table:table-cell office:value-type="string">
            <text:p><text:s/>77.32%</text:p>
          </table:table-cell>
          <table:table-cell office:value-type="string">
            <text:p><text:s text:c="2"/>0.82</text:p>
          </table:table-cell>
          <table:table-cell office:value-type="string">
            <text:p><text:s/>74.71%</text:p>
          </table:table-cell>
          <table:table-cell office:value-type="string">
            <text:p><text:s/>86.21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SVMprob-SiVHU-extA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string">
            <text:p><text:s text:c="2"/>0.88</text:p>
          </table:table-cell>
          <table:table-cell office:value-type="string">
            <text:p><text:s text:c="2"/>0.89</text:p>
          </table:table-cell>
          <table:table-cell office:value-type="string">
            <text:p><text:s/>80.46%</text:p>
          </table:table-cell>
          <table:table-cell office:value-type="string">
            <text:p><text:s/>77.32%</text:p>
          </table:table-cell>
          <table:table-cell office:value-type="string">
            <text:p><text:s text:c="2"/>0.82</text:p>
          </table:table-cell>
          <table:table-cell office:value-type="string">
            <text:p><text:s/>74.71%</text:p>
          </table:table-cell>
          <table:table-cell office:value-type="string">
            <text:p><text:s/>86.21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SVMprob-iVHU-extA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string">
            <text:p><text:s text:c="2"/>0.88</text:p>
          </table:table-cell>
          <table:table-cell office:value-type="string">
            <text:p><text:s text:c="2"/>0.89</text:p>
          </table:table-cell>
          <table:table-cell office:value-type="string">
            <text:p><text:s/>80.46%</text:p>
          </table:table-cell>
          <table:table-cell office:value-type="string">
            <text:p><text:s/>77.32%</text:p>
          </table:table-cell>
          <table:table-cell office:value-type="string">
            <text:p><text:s text:c="2"/>0.82</text:p>
          </table:table-cell>
          <table:table-cell office:value-type="string">
            <text:p><text:s/>74.71%</text:p>
          </table:table-cell>
          <table:table-cell office:value-type="string">
            <text:p><text:s/>86.21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SVMprob-SiVU-extA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string">
            <text:p><text:s text:c="2"/>0.88</text:p>
          </table:table-cell>
          <table:table-cell office:value-type="string">
            <text:p><text:s text:c="2"/>0.89</text:p>
          </table:table-cell>
          <table:table-cell office:value-type="string">
            <text:p><text:s/>81.03%</text:p>
          </table:table-cell>
          <table:table-cell office:value-type="string">
            <text:p><text:s/>78.13%</text:p>
          </table:table-cell>
          <table:table-cell office:value-type="string">
            <text:p><text:s text:c="2"/>0.82</text:p>
          </table:table-cell>
          <table:table-cell office:value-type="string">
            <text:p><text:s/>75.86%</text:p>
          </table:table-cell>
          <table:table-cell office:value-type="string">
            <text:p><text:s/>86.21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SVMprob-iVU-extA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string">
            <text:p><text:s text:c="2"/>0.88</text:p>
          </table:table-cell>
          <table:table-cell office:value-type="string">
            <text:p><text:s text:c="2"/>0.89</text:p>
          </table:table-cell>
          <table:table-cell office:value-type="string">
            <text:p><text:s/>81.03%</text:p>
          </table:table-cell>
          <table:table-cell office:value-type="string">
            <text:p><text:s/>78.13%</text:p>
          </table:table-cell>
          <table:table-cell office:value-type="string">
            <text:p><text:s text:c="2"/>0.82</text:p>
          </table:table-cell>
          <table:table-cell office:value-type="string">
            <text:p><text:s/>75.86%</text:p>
          </table:table-cell>
          <table:table-cell office:value-type="string">
            <text:p><text:s/>86.21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SVMprob-MiVU-extA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string">
            <text:p><text:s text:c="2"/>0.88</text:p>
          </table:table-cell>
          <table:table-cell office:value-type="string">
            <text:p><text:s text:c="2"/>0.89</text:p>
          </table:table-cell>
          <table:table-cell office:value-type="string">
            <text:p><text:s/>81.61%</text:p>
          </table:table-cell>
          <table:table-cell office:value-type="string">
            <text:p><text:s/>78.95%</text:p>
          </table:table-cell>
          <table:table-cell office:value-type="string">
            <text:p><text:s text:c="2"/>0.82</text:p>
          </table:table-cell>
          <table:table-cell office:value-type="string">
            <text:p><text:s/>77.01%</text:p>
          </table:table-cell>
          <table:table-cell office:value-type="string">
            <text:p><text:s/>86.21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SVMprob-MiH-extA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string">
            <text:p><text:s text:c="2"/>0.84</text:p>
          </table:table-cell>
          <table:table-cell office:value-type="string">
            <text:p><text:s text:c="2"/>0.85</text:p>
          </table:table-cell>
          <table:table-cell office:value-type="string">
            <text:p><text:s/>77.59%</text:p>
          </table:table-cell>
          <table:table-cell office:value-type="string">
            <text:p><text:s/>73.08%</text:p>
          </table:table-cell>
          <table:table-cell office:value-type="string">
            <text:p><text:s text:c="2"/>0.80</text:p>
          </table:table-cell>
          <table:table-cell office:value-type="string">
            <text:p><text:s/>67.82%</text:p>
          </table:table-cell>
          <table:table-cell office:value-type="string">
            <text:p><text:s/>87.36%</text:p>
          </table:table-cell>
          <table:table-cell office:value-type="string">
            <text:p><text:s/>77.59%</text:p>
          </table:table-cell>
        </table:table-row>
        <table:table-row table:style-name="ro1">
          <table:table-cell office:value-type="string">
            <text:p>RF-MSiVU-extA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string">
            <text:p><text:s text:c="2"/>0.87</text:p>
          </table:table-cell>
          <table:table-cell office:value-type="string">
            <text:p><text:s text:c="2"/>0.88</text:p>
          </table:table-cell>
          <table:table-cell office:value-type="string">
            <text:p><text:s/>78.74%</text:p>
          </table:table-cell>
          <table:table-cell office:value-type="string">
            <text:p><text:s/>74.51%</text:p>
          </table:table-cell>
          <table:table-cell office:value-type="string">
            <text:p><text:s text:c="2"/>0.80</text:p>
          </table:table-cell>
          <table:table-cell office:value-type="string">
            <text:p><text:s/>70.11%</text:p>
          </table:table-cell>
          <table:table-cell office:value-type="string">
            <text:p><text:s/>87.36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SVMprob-HR-extA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string">
            <text:p><text:s text:c="2"/>0.85</text:p>
          </table:table-cell>
          <table:table-cell office:value-type="string">
            <text:p><text:s text:c="2"/>0.87</text:p>
          </table:table-cell>
          <table:table-cell office:value-type="string">
            <text:p><text:s/>79.31%</text:p>
          </table:table-cell>
          <table:table-cell office:value-type="string">
            <text:p><text:s/>75.25%</text:p>
          </table:table-cell>
          <table:table-cell office:value-type="string">
            <text:p><text:s text:c="2"/>0.81</text:p>
          </table:table-cell>
          <table:table-cell office:value-type="string">
            <text:p><text:s/>71.26%</text:p>
          </table:table-cell>
          <table:table-cell office:value-type="string">
            <text:p><text:s/>87.36%</text:p>
          </table:table-cell>
          <table:table-cell office:value-type="string">
            <text:p><text:s/>79.31%</text:p>
          </table:table-cell>
        </table:table-row>
        <table:table-row table:style-name="ro1">
          <table:table-cell office:value-type="string">
            <text:p>SVMprob-MSHR-extA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string">
            <text:p><text:s text:c="2"/>0.85</text:p>
          </table:table-cell>
          <table:table-cell office:value-type="string">
            <text:p><text:s text:c="2"/>0.87</text:p>
          </table:table-cell>
          <table:table-cell office:value-type="string">
            <text:p><text:s/>79.31%</text:p>
          </table:table-cell>
          <table:table-cell office:value-type="string">
            <text:p><text:s/>75.25%</text:p>
          </table:table-cell>
          <table:table-cell office:value-type="string">
            <text:p><text:s text:c="2"/>0.81</text:p>
          </table:table-cell>
          <table:table-cell office:value-type="string">
            <text:p><text:s/>71.26%</text:p>
          </table:table-cell>
          <table:table-cell office:value-type="string">
            <text:p><text:s/>87.36%</text:p>
          </table:table-cell>
          <table:table-cell office:value-type="string">
            <text:p><text:s/>79.31%</text:p>
          </table:table-cell>
        </table:table-row>
        <table:table-row table:style-name="ro1">
          <table:table-cell office:value-type="string">
            <text:p>RF-SiHU-extA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string">
            <text:p><text:s text:c="2"/>0.87</text:p>
          </table:table-cell>
          <table:table-cell office:value-type="string">
            <text:p><text:s text:c="2"/>0.88</text:p>
          </table:table-cell>
          <table:table-cell office:value-type="string">
            <text:p><text:s/>79.31%</text:p>
          </table:table-cell>
          <table:table-cell office:value-type="string">
            <text:p><text:s/>75.25%</text:p>
          </table:table-cell>
          <table:table-cell office:value-type="string">
            <text:p><text:s text:c="2"/>0.81</text:p>
          </table:table-cell>
          <table:table-cell office:value-type="string">
            <text:p><text:s/>71.26%</text:p>
          </table:table-cell>
          <table:table-cell office:value-type="string">
            <text:p><text:s/>87.36%</text:p>
          </table:table-cell>
          <table:table-cell office:value-type="string">
            <text:p><text:s/>79.31%</text:p>
          </table:table-cell>
        </table:table-row>
        <table:table-row table:style-name="ro1">
          <table:table-cell office:value-type="string">
            <text:p>SVMprob-MHR-extA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string">
            <text:p><text:s text:c="2"/>0.85</text:p>
          </table:table-cell>
          <table:table-cell office:value-type="string">
            <text:p><text:s text:c="2"/>0.87</text:p>
          </table:table-cell>
          <table:table-cell office:value-type="string">
            <text:p><text:s/>79.89%</text:p>
          </table:table-cell>
          <table:table-cell office:value-type="string">
            <text:p><text:s/>76.00%</text:p>
          </table:table-cell>
          <table:table-cell office:value-type="string">
            <text:p><text:s text:c="2"/>0.81</text:p>
          </table:table-cell>
          <table:table-cell office:value-type="string">
            <text:p><text:s/>72.41%</text:p>
          </table:table-cell>
          <table:table-cell office:value-type="string">
            <text:p><text:s/>87.36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SVMprob-SHR-extA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string">
            <text:p><text:s text:c="2"/>0.85</text:p>
          </table:table-cell>
          <table:table-cell office:value-type="string">
            <text:p><text:s text:c="2"/>0.87</text:p>
          </table:table-cell>
          <table:table-cell office:value-type="string">
            <text:p><text:s/>79.89%</text:p>
          </table:table-cell>
          <table:table-cell office:value-type="string">
            <text:p><text:s/>76.00%</text:p>
          </table:table-cell>
          <table:table-cell office:value-type="string">
            <text:p><text:s text:c="2"/>0.81</text:p>
          </table:table-cell>
          <table:table-cell office:value-type="string">
            <text:p><text:s/>72.41%</text:p>
          </table:table-cell>
          <table:table-cell office:value-type="string">
            <text:p><text:s/>87.36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RF-MiVL-extA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string">
            <text:p><text:s text:c="2"/>0.88</text:p>
          </table:table-cell>
          <table:table-cell office:value-type="string">
            <text:p><text:s text:c="2"/>0.89</text:p>
          </table:table-cell>
          <table:table-cell office:value-type="string">
            <text:p><text:s/>79.89%</text:p>
          </table:table-cell>
          <table:table-cell office:value-type="string">
            <text:p><text:s/>76.00%</text:p>
          </table:table-cell>
          <table:table-cell office:value-type="string">
            <text:p><text:s text:c="2"/>0.81</text:p>
          </table:table-cell>
          <table:table-cell office:value-type="string">
            <text:p><text:s/>72.41%</text:p>
          </table:table-cell>
          <table:table-cell office:value-type="string">
            <text:p><text:s/>87.36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SVMprob-MiVHU-extA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office:value-type="string">
            <text:p><text:s text:c="2"/>0.88</text:p>
          </table:table-cell>
          <table:table-cell office:value-type="string">
            <text:p><text:s text:c="2"/>0.89</text:p>
          </table:table-cell>
          <table:table-cell office:value-type="string">
            <text:p><text:s/>80.46%</text:p>
          </table:table-cell>
          <table:table-cell office:value-type="string">
            <text:p><text:s/>76.77%</text:p>
          </table:table-cell>
          <table:table-cell office:value-type="string">
            <text:p><text:s text:c="2"/>0.82</text:p>
          </table:table-cell>
          <table:table-cell office:value-type="string">
            <text:p><text:s/>73.56%</text:p>
          </table:table-cell>
          <table:table-cell office:value-type="string">
            <text:p><text:s/>87.36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SVMprob-SHL-extA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string">
            <text:p><text:s text:c="2"/>0.87</text:p>
          </table:table-cell>
          <table:table-cell office:value-type="string">
            <text:p><text:s text:c="2"/>0.89</text:p>
          </table:table-cell>
          <table:table-cell office:value-type="string">
            <text:p><text:s/>81.03%</text:p>
          </table:table-cell>
          <table:table-cell office:value-type="string">
            <text:p><text:s/>77.55%</text:p>
          </table:table-cell>
          <table:table-cell office:value-type="string">
            <text:p><text:s text:c="2"/>0.82</text:p>
          </table:table-cell>
          <table:table-cell office:value-type="string">
            <text:p><text:s/>74.71%</text:p>
          </table:table-cell>
          <table:table-cell office:value-type="string">
            <text:p><text:s/>87.36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SVMprob-MHL-extA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string">
            <text:p><text:s text:c="2"/>0.88</text:p>
          </table:table-cell>
          <table:table-cell office:value-type="string">
            <text:p><text:s text:c="2"/>0.89</text:p>
          </table:table-cell>
          <table:table-cell office:value-type="string">
            <text:p><text:s/>81.03%</text:p>
          </table:table-cell>
          <table:table-cell office:value-type="string">
            <text:p><text:s/>77.55%</text:p>
          </table:table-cell>
          <table:table-cell office:value-type="string">
            <text:p><text:s text:c="2"/>0.82</text:p>
          </table:table-cell>
          <table:table-cell office:value-type="string">
            <text:p><text:s/>74.71%</text:p>
          </table:table-cell>
          <table:table-cell office:value-type="string">
            <text:p><text:s/>87.36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SVMprob-MSHL-extA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string">
            <text:p><text:s text:c="2"/>0.88</text:p>
          </table:table-cell>
          <table:table-cell office:value-type="string">
            <text:p><text:s text:c="2"/>0.89</text:p>
          </table:table-cell>
          <table:table-cell office:value-type="string">
            <text:p><text:s/>81.03%</text:p>
          </table:table-cell>
          <table:table-cell office:value-type="string">
            <text:p><text:s/>77.55%</text:p>
          </table:table-cell>
          <table:table-cell office:value-type="string">
            <text:p><text:s text:c="2"/>0.82</text:p>
          </table:table-cell>
          <table:table-cell office:value-type="string">
            <text:p><text:s/>74.71%</text:p>
          </table:table-cell>
          <table:table-cell office:value-type="string">
            <text:p><text:s/>87.36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RF-MSiVHL-extA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string">
            <text:p><text:s text:c="2"/>0.89</text:p>
          </table:table-cell>
          <table:table-cell office:value-type="string">
            <text:p><text:s text:c="2"/>0.91</text:p>
          </table:table-cell>
          <table:table-cell office:value-type="string">
            <text:p><text:s/>81.03%</text:p>
          </table:table-cell>
          <table:table-cell office:value-type="string">
            <text:p><text:s/>77.55%</text:p>
          </table:table-cell>
          <table:table-cell office:value-type="string">
            <text:p><text:s text:c="2"/>0.82</text:p>
          </table:table-cell>
          <table:table-cell office:value-type="string">
            <text:p><text:s/>74.71%</text:p>
          </table:table-cell>
          <table:table-cell office:value-type="string">
            <text:p><text:s/>87.36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RF-MVHL-extA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string">
            <text:p><text:s text:c="2"/>0.89</text:p>
          </table:table-cell>
          <table:table-cell office:value-type="string">
            <text:p><text:s text:c="2"/>0.91</text:p>
          </table:table-cell>
          <table:table-cell office:value-type="string">
            <text:p><text:s/>81.61%</text:p>
          </table:table-cell>
          <table:table-cell office:value-type="string">
            <text:p><text:s/>78.35%</text:p>
          </table:table-cell>
          <table:table-cell office:value-type="string">
            <text:p><text:s text:c="2"/>0.83</text:p>
          </table:table-cell>
          <table:table-cell office:value-type="string">
            <text:p><text:s/>75.86%</text:p>
          </table:table-cell>
          <table:table-cell office:value-type="string">
            <text:p><text:s/>87.36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SVMprob-MSiH-extA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string">
            <text:p><text:s text:c="2"/>0.84</text:p>
          </table:table-cell>
          <table:table-cell office:value-type="string">
            <text:p><text:s text:c="2"/>0.85</text:p>
          </table:table-cell>
          <table:table-cell office:value-type="string">
            <text:p><text:s/>78.74%</text:p>
          </table:table-cell>
          <table:table-cell office:value-type="string">
            <text:p><text:s/>74.04%</text:p>
          </table:table-cell>
          <table:table-cell office:value-type="string">
            <text:p><text:s text:c="2"/>0.81</text:p>
          </table:table-cell>
          <table:table-cell office:value-type="string">
            <text:p><text:s/>68.97%</text:p>
          </table:table-cell>
          <table:table-cell office:value-type="string">
            <text:p><text:s/>88.51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RF-MiHU-extA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string">
            <text:p><text:s text:c="2"/>0.86</text:p>
          </table:table-cell>
          <table:table-cell office:value-type="string">
            <text:p><text:s text:c="2"/>0.88</text:p>
          </table:table-cell>
          <table:table-cell office:value-type="string">
            <text:p><text:s/>79.89%</text:p>
          </table:table-cell>
          <table:table-cell office:value-type="string">
            <text:p><text:s/>75.49%</text:p>
          </table:table-cell>
          <table:table-cell office:value-type="string">
            <text:p><text:s text:c="2"/>0.81</text:p>
          </table:table-cell>
          <table:table-cell office:value-type="string">
            <text:p><text:s/>71.26%</text:p>
          </table:table-cell>
          <table:table-cell office:value-type="string">
            <text:p><text:s/>88.51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RF-SiHR-extA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string">
            <text:p><text:s text:c="2"/>0.89</text:p>
          </table:table-cell>
          <table:table-cell office:value-type="string">
            <text:p><text:s text:c="2"/>0.90</text:p>
          </table:table-cell>
          <table:table-cell office:value-type="string">
            <text:p><text:s/>80.46%</text:p>
          </table:table-cell>
          <table:table-cell office:value-type="string">
            <text:p><text:s/>76.24%</text:p>
          </table:table-cell>
          <table:table-cell office:value-type="string">
            <text:p><text:s text:c="2"/>0.82</text:p>
          </table:table-cell>
          <table:table-cell office:value-type="string">
            <text:p><text:s/>72.41%</text:p>
          </table:table-cell>
          <table:table-cell office:value-type="string">
            <text:p><text:s/>88.51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RF-iVU-extA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office:value-type="string">
            <text:p><text:s text:c="2"/>0.87</text:p>
          </table:table-cell>
          <table:table-cell office:value-type="string">
            <text:p><text:s text:c="2"/>0.88</text:p>
          </table:table-cell>
          <table:table-cell office:value-type="string">
            <text:p><text:s/>81.03%</text:p>
          </table:table-cell>
          <table:table-cell office:value-type="string">
            <text:p><text:s/>77.00%</text:p>
          </table:table-cell>
          <table:table-cell office:value-type="string">
            <text:p><text:s text:c="2"/>0.82</text:p>
          </table:table-cell>
          <table:table-cell office:value-type="string">
            <text:p><text:s/>73.56%</text:p>
          </table:table-cell>
          <table:table-cell office:value-type="string">
            <text:p><text:s/>88.51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RF-MSiHL-extA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string">
            <text:p><text:s text:c="2"/>0.89</text:p>
          </table:table-cell>
          <table:table-cell office:value-type="string">
            <text:p><text:s text:c="2"/>0.90</text:p>
          </table:table-cell>
          <table:table-cell office:value-type="string">
            <text:p><text:s/>81.61%</text:p>
          </table:table-cell>
          <table:table-cell office:value-type="string">
            <text:p><text:s/>77.78%</text:p>
          </table:table-cell>
          <table:table-cell office:value-type="string">
            <text:p><text:s text:c="2"/>0.83</text:p>
          </table:table-cell>
          <table:table-cell office:value-type="string">
            <text:p><text:s/>74.71%</text:p>
          </table:table-cell>
          <table:table-cell office:value-type="string">
            <text:p><text:s/>88.51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RF-SiVHL-extA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string">
            <text:p><text:s text:c="2"/>0.90</text:p>
          </table:table-cell>
          <table:table-cell office:value-type="string">
            <text:p><text:s text:c="2"/>0.91</text:p>
          </table:table-cell>
          <table:table-cell office:value-type="string">
            <text:p><text:s/>82.18%</text:p>
          </table:table-cell>
          <table:table-cell office:value-type="string">
            <text:p><text:s/>78.57%</text:p>
          </table:table-cell>
          <table:table-cell office:value-type="string">
            <text:p><text:s text:c="2"/>0.83</text:p>
          </table:table-cell>
          <table:table-cell office:value-type="string">
            <text:p><text:s/>75.86%</text:p>
          </table:table-cell>
          <table:table-cell office:value-type="string">
            <text:p><text:s/>88.51%</text:p>
          </table:table-cell>
          <table:table-cell office:value-type="string">
            <text:p><text:s/>82.18%</text:p>
          </table:table-cell>
        </table:table-row>
        <table:table-row table:style-name="ro1">
          <table:table-cell office:value-type="string">
            <text:p>RF-MSiVHR-extA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string">
            <text:p><text:s text:c="2"/>0.91</text:p>
          </table:table-cell>
          <table:table-cell office:value-type="string">
            <text:p><text:s text:c="2"/>0.92</text:p>
          </table:table-cell>
          <table:table-cell office:value-type="string">
            <text:p><text:s/>83.91%</text:p>
          </table:table-cell>
          <table:table-cell office:value-type="string">
            <text:p><text:s/>81.05%</text:p>
          </table:table-cell>
          <table:table-cell office:value-type="string">
            <text:p><text:s text:c="2"/>0.85</text:p>
          </table:table-cell>
          <table:table-cell office:value-type="string">
            <text:p><text:s/>79.31%</text:p>
          </table:table-cell>
          <table:table-cell office:value-type="string">
            <text:p><text:s/>88.51%</text:p>
          </table:table-cell>
          <table:table-cell office:value-type="string">
            <text:p><text:s/>83.91%</text:p>
          </table:table-cell>
        </table:table-row>
        <table:table-row table:style-name="ro1">
          <table:table-cell office:value-type="string">
            <text:p>SVMprob-SiU-extA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string">
            <text:p><text:s text:c="2"/>0.88</text:p>
          </table:table-cell>
          <table:table-cell office:value-type="string">
            <text:p><text:s text:c="2"/>0.90</text:p>
          </table:table-cell>
          <table:table-cell office:value-type="string">
            <text:p><text:s/>84.48%</text:p>
          </table:table-cell>
          <table:table-cell office:value-type="string">
            <text:p><text:s/>81.91%</text:p>
          </table:table-cell>
          <table:table-cell office:value-type="string">
            <text:p><text:s text:c="2"/>0.85</text:p>
          </table:table-cell>
          <table:table-cell office:value-type="string">
            <text:p><text:s/>80.46%</text:p>
          </table:table-cell>
          <table:table-cell office:value-type="string">
            <text:p><text:s/>88.51%</text:p>
          </table:table-cell>
          <table:table-cell office:value-type="string">
            <text:p><text:s/>84.48%</text:p>
          </table:table-cell>
        </table:table-row>
        <table:table-row table:style-name="ro1">
          <table:table-cell office:value-type="string">
            <text:p>RF-SR-extA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38">
            <text:p>38</text:p>
          </table:table-cell>
          <table:table-cell office:value-type="string">
            <text:p><text:s text:c="2"/>0.82</text:p>
          </table:table-cell>
          <table:table-cell office:value-type="string">
            <text:p><text:s text:c="2"/>0.84</text:p>
          </table:table-cell>
          <table:table-cell office:value-type="string">
            <text:p><text:s/>72.99%</text:p>
          </table:table-cell>
          <table:table-cell office:value-type="string">
            <text:p><text:s/>67.24%</text:p>
          </table:table-cell>
          <table:table-cell office:value-type="string">
            <text:p><text:s text:c="2"/>0.77</text:p>
          </table:table-cell>
          <table:table-cell office:value-type="string">
            <text:p><text:s/>56.32%</text:p>
          </table:table-cell>
          <table:table-cell office:value-type="string">
            <text:p><text:s/>89.66%</text:p>
          </table:table-cell>
          <table:table-cell office:value-type="string">
            <text:p><text:s/>72.99%</text:p>
          </table:table-cell>
        </table:table-row>
        <table:table-row table:style-name="ro1">
          <table:table-cell office:value-type="string">
            <text:p>SVMprob-SiH-extA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string">
            <text:p><text:s text:c="2"/>0.83</text:p>
          </table:table-cell>
          <table:table-cell office:value-type="string">
            <text:p><text:s text:c="2"/>0.86</text:p>
          </table:table-cell>
          <table:table-cell office:value-type="string">
            <text:p><text:s/>77.59%</text:p>
          </table:table-cell>
          <table:table-cell office:value-type="string">
            <text:p><text:s/>72.22%</text:p>
          </table:table-cell>
          <table:table-cell office:value-type="string">
            <text:p><text:s text:c="2"/>0.80</text:p>
          </table:table-cell>
          <table:table-cell office:value-type="string">
            <text:p><text:s/>65.52%</text:p>
          </table:table-cell>
          <table:table-cell office:value-type="string">
            <text:p><text:s/>89.66%</text:p>
          </table:table-cell>
          <table:table-cell office:value-type="string">
            <text:p><text:s/>77.59%</text:p>
          </table:table-cell>
        </table:table-row>
        <table:table-row table:style-name="ro1">
          <table:table-cell office:value-type="string">
            <text:p>RF-MiVU-extA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string">
            <text:p><text:s text:c="2"/>0.87</text:p>
          </table:table-cell>
          <table:table-cell office:value-type="string">
            <text:p><text:s text:c="2"/>0.88</text:p>
          </table:table-cell>
          <table:table-cell office:value-type="string">
            <text:p><text:s/>80.46%</text:p>
          </table:table-cell>
          <table:table-cell office:value-type="string">
            <text:p><text:s/>75.73%</text:p>
          </table:table-cell>
          <table:table-cell office:value-type="string">
            <text:p><text:s text:c="2"/>0.82</text:p>
          </table:table-cell>
          <table:table-cell office:value-type="string">
            <text:p><text:s/>71.26%</text:p>
          </table:table-cell>
          <table:table-cell office:value-type="string">
            <text:p><text:s/>89.66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SVMprob-HL-extA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string">
            <text:p><text:s text:c="2"/>0.87</text:p>
          </table:table-cell>
          <table:table-cell office:value-type="string">
            <text:p><text:s text:c="2"/>0.89</text:p>
          </table:table-cell>
          <table:table-cell office:value-type="string">
            <text:p><text:s/>81.03%</text:p>
          </table:table-cell>
          <table:table-cell office:value-type="string">
            <text:p><text:s/>76.47%</text:p>
          </table:table-cell>
          <table:table-cell office:value-type="string">
            <text:p><text:s text:c="2"/>0.83</text:p>
          </table:table-cell>
          <table:table-cell office:value-type="string">
            <text:p><text:s/>72.41%</text:p>
          </table:table-cell>
          <table:table-cell office:value-type="string">
            <text:p><text:s/>89.66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RF-MiVHR-extA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string">
            <text:p><text:s text:c="2"/>0.90</text:p>
          </table:table-cell>
          <table:table-cell office:value-type="string">
            <text:p><text:s text:c="2"/>0.91</text:p>
          </table:table-cell>
          <table:table-cell office:value-type="string">
            <text:p><text:s/>81.03%</text:p>
          </table:table-cell>
          <table:table-cell office:value-type="string">
            <text:p><text:s/>76.47%</text:p>
          </table:table-cell>
          <table:table-cell office:value-type="string">
            <text:p><text:s text:c="2"/>0.83</text:p>
          </table:table-cell>
          <table:table-cell office:value-type="string">
            <text:p><text:s/>72.41%</text:p>
          </table:table-cell>
          <table:table-cell office:value-type="string">
            <text:p><text:s/>89.66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RF-MSVHR-extA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office:value-type="string">
            <text:p><text:s text:c="2"/>0.89</text:p>
          </table:table-cell>
          <table:table-cell office:value-type="string">
            <text:p><text:s text:c="2"/>0.91</text:p>
          </table:table-cell>
          <table:table-cell office:value-type="string">
            <text:p><text:s/>81.61%</text:p>
          </table:table-cell>
          <table:table-cell office:value-type="string">
            <text:p><text:s/>77.23%</text:p>
          </table:table-cell>
          <table:table-cell office:value-type="string">
            <text:p><text:s text:c="2"/>0.83</text:p>
          </table:table-cell>
          <table:table-cell office:value-type="string">
            <text:p><text:s/>73.56%</text:p>
          </table:table-cell>
          <table:table-cell office:value-type="string">
            <text:p><text:s/>89.66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SVMprob-MiL-extA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string">
            <text:p><text:s text:c="2"/>0.87</text:p>
          </table:table-cell>
          <table:table-cell office:value-type="string">
            <text:p><text:s text:c="2"/>0.88</text:p>
          </table:table-cell>
          <table:table-cell office:value-type="string">
            <text:p><text:s/>82.18%</text:p>
          </table:table-cell>
          <table:table-cell office:value-type="string">
            <text:p><text:s/>78.00%</text:p>
          </table:table-cell>
          <table:table-cell office:value-type="string">
            <text:p><text:s text:c="2"/>0.83</text:p>
          </table:table-cell>
          <table:table-cell office:value-type="string">
            <text:p><text:s/>74.71%</text:p>
          </table:table-cell>
          <table:table-cell office:value-type="string">
            <text:p><text:s/>89.66%</text:p>
          </table:table-cell>
          <table:table-cell office:value-type="string">
            <text:p><text:s/>82.18%</text:p>
          </table:table-cell>
        </table:table-row>
        <table:table-row table:style-name="ro1">
          <table:table-cell office:value-type="string">
            <text:p>RF-VHR-extA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string">
            <text:p><text:s text:c="2"/>0.89</text:p>
          </table:table-cell>
          <table:table-cell office:value-type="string">
            <text:p><text:s text:c="2"/>0.91</text:p>
          </table:table-cell>
          <table:table-cell office:value-type="string">
            <text:p><text:s/>82.18%</text:p>
          </table:table-cell>
          <table:table-cell office:value-type="string">
            <text:p><text:s/>78.00%</text:p>
          </table:table-cell>
          <table:table-cell office:value-type="string">
            <text:p><text:s text:c="2"/>0.83</text:p>
          </table:table-cell>
          <table:table-cell office:value-type="string">
            <text:p><text:s/>74.71%</text:p>
          </table:table-cell>
          <table:table-cell office:value-type="string">
            <text:p><text:s/>89.66%</text:p>
          </table:table-cell>
          <table:table-cell office:value-type="string">
            <text:p><text:s/>82.18%</text:p>
          </table:table-cell>
        </table:table-row>
        <table:table-row table:style-name="ro1">
          <table:table-cell office:value-type="string">
            <text:p>RF-MVHR-extA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string">
            <text:p><text:s text:c="2"/>0.90</text:p>
          </table:table-cell>
          <table:table-cell office:value-type="string">
            <text:p><text:s text:c="2"/>0.91</text:p>
          </table:table-cell>
          <table:table-cell office:value-type="string">
            <text:p><text:s/>82.18%</text:p>
          </table:table-cell>
          <table:table-cell office:value-type="string">
            <text:p><text:s/>78.00%</text:p>
          </table:table-cell>
          <table:table-cell office:value-type="string">
            <text:p><text:s text:c="2"/>0.83</text:p>
          </table:table-cell>
          <table:table-cell office:value-type="string">
            <text:p><text:s/>74.71%</text:p>
          </table:table-cell>
          <table:table-cell office:value-type="string">
            <text:p><text:s/>89.66%</text:p>
          </table:table-cell>
          <table:table-cell office:value-type="string">
            <text:p><text:s/>82.18%</text:p>
          </table:table-cell>
        </table:table-row>
        <table:table-row table:style-name="ro1">
          <table:table-cell office:value-type="string">
            <text:p>SVMprob-SiL-extA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string">
            <text:p><text:s text:c="2"/>0.87</text:p>
          </table:table-cell>
          <table:table-cell office:value-type="string">
            <text:p><text:s text:c="2"/>0.88</text:p>
          </table:table-cell>
          <table:table-cell office:value-type="string">
            <text:p><text:s/>82.76%</text:p>
          </table:table-cell>
          <table:table-cell office:value-type="string">
            <text:p><text:s/>78.79%</text:p>
          </table:table-cell>
          <table:table-cell office:value-type="string">
            <text:p><text:s text:c="2"/>0.84</text:p>
          </table:table-cell>
          <table:table-cell office:value-type="string">
            <text:p><text:s/>75.86%</text:p>
          </table:table-cell>
          <table:table-cell office:value-type="string">
            <text:p><text:s/>89.66%</text:p>
          </table:table-cell>
          <table:table-cell office:value-type="string">
            <text:p><text:s/>82.76%</text:p>
          </table:table-cell>
        </table:table-row>
        <table:table-row table:style-name="ro1">
          <table:table-cell office:value-type="string">
            <text:p>SVMprob-SH-extA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office:value-type="string">
            <text:p><text:s text:c="2"/>0.83</text:p>
          </table:table-cell>
          <table:table-cell office:value-type="string">
            <text:p><text:s text:c="2"/>0.85</text:p>
          </table:table-cell>
          <table:table-cell office:value-type="string">
            <text:p><text:s/>78.74%</text:p>
          </table:table-cell>
          <table:table-cell office:value-type="string">
            <text:p><text:s/>73.15%</text:p>
          </table:table-cell>
          <table:table-cell office:value-type="string">
            <text:p><text:s text:c="2"/>0.81</text:p>
          </table:table-cell>
          <table:table-cell office:value-type="string">
            <text:p><text:s/>66.67%</text:p>
          </table:table-cell>
          <table:table-cell office:value-type="string">
            <text:p><text:s/>90.80%</text:p>
          </table:table-cell>
          <table:table-cell office:value-type="string">
            <text:p><text:s/>78.74%</text:p>
          </table:table-cell>
        </table:table-row>
        <table:table-row table:style-name="ro1">
          <table:table-cell office:value-type="string">
            <text:p>SVMprob-iL-extA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string">
            <text:p><text:s text:c="2"/>0.86</text:p>
          </table:table-cell>
          <table:table-cell office:value-type="string">
            <text:p><text:s text:c="2"/>0.87</text:p>
          </table:table-cell>
          <table:table-cell office:value-type="string">
            <text:p><text:s/>79.89%</text:p>
          </table:table-cell>
          <table:table-cell office:value-type="string">
            <text:p><text:s/>74.53%</text:p>
          </table:table-cell>
          <table:table-cell office:value-type="string">
            <text:p><text:s text:c="2"/>0.82</text:p>
          </table:table-cell>
          <table:table-cell office:value-type="string">
            <text:p><text:s/>68.97%</text:p>
          </table:table-cell>
          <table:table-cell office:value-type="string">
            <text:p><text:s/>90.80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RF-iVHL-extA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string">
            <text:p><text:s text:c="2"/>0.90</text:p>
          </table:table-cell>
          <table:table-cell office:value-type="string">
            <text:p><text:s text:c="2"/>0.92</text:p>
          </table:table-cell>
          <table:table-cell office:value-type="string">
            <text:p><text:s/>83.91%</text:p>
          </table:table-cell>
          <table:table-cell office:value-type="string">
            <text:p><text:s/>79.80%</text:p>
          </table:table-cell>
          <table:table-cell office:value-type="string">
            <text:p><text:s text:c="2"/>0.85</text:p>
          </table:table-cell>
          <table:table-cell office:value-type="string">
            <text:p><text:s/>77.01%</text:p>
          </table:table-cell>
          <table:table-cell office:value-type="string">
            <text:p><text:s/>90.80%</text:p>
          </table:table-cell>
          <table:table-cell office:value-type="string">
            <text:p><text:s/>83.91%</text:p>
          </table:table-cell>
        </table:table-row>
        <table:table-row table:style-name="ro1">
          <table:table-cell office:value-type="string">
            <text:p>SVMprob-MSH-extA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string">
            <text:p><text:s text:c="2"/>0.84</text:p>
          </table:table-cell>
          <table:table-cell office:value-type="string">
            <text:p><text:s text:c="2"/>0.85</text:p>
          </table:table-cell>
          <table:table-cell office:value-type="string">
            <text:p><text:s/>79.89%</text:p>
          </table:table-cell>
          <table:table-cell office:value-type="string">
            <text:p><text:s/>74.07%</text:p>
          </table:table-cell>
          <table:table-cell office:value-type="string">
            <text:p><text:s text:c="2"/>0.82</text:p>
          </table:table-cell>
          <table:table-cell office:value-type="string">
            <text:p><text:s/>67.82%</text:p>
          </table:table-cell>
          <table:table-cell office:value-type="string">
            <text:p><text:s/>91.95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SVMprob-MH-extA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string">
            <text:p><text:s text:c="2"/>0.84</text:p>
          </table:table-cell>
          <table:table-cell office:value-type="string">
            <text:p><text:s text:c="2"/>0.86</text:p>
          </table:table-cell>
          <table:table-cell office:value-type="string">
            <text:p><text:s/>79.89%</text:p>
          </table:table-cell>
          <table:table-cell office:value-type="string">
            <text:p><text:s/>74.07%</text:p>
          </table:table-cell>
          <table:table-cell office:value-type="string">
            <text:p><text:s text:c="2"/>0.82</text:p>
          </table:table-cell>
          <table:table-cell office:value-type="string">
            <text:p><text:s/>67.82%</text:p>
          </table:table-cell>
          <table:table-cell office:value-type="string">
            <text:p><text:s/>91.95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SVMprob-MSiVHL-extA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string">
            <text:p><text:s text:c="2"/>0.87</text:p>
          </table:table-cell>
          <table:table-cell office:value-type="string">
            <text:p><text:s text:c="2"/>0.88</text:p>
          </table:table-cell>
          <table:table-cell office:value-type="string">
            <text:p><text:s/>79.89%</text:p>
          </table:table-cell>
          <table:table-cell office:value-type="string">
            <text:p><text:s/>74.07%</text:p>
          </table:table-cell>
          <table:table-cell office:value-type="string">
            <text:p><text:s text:c="2"/>0.82</text:p>
          </table:table-cell>
          <table:table-cell office:value-type="string">
            <text:p><text:s/>67.82%</text:p>
          </table:table-cell>
          <table:table-cell office:value-type="string">
            <text:p><text:s/>91.95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SVMprob-SiVHL-extA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string">
            <text:p><text:s text:c="2"/>0.87</text:p>
          </table:table-cell>
          <table:table-cell office:value-type="string">
            <text:p><text:s text:c="2"/>0.88</text:p>
          </table:table-cell>
          <table:table-cell office:value-type="string">
            <text:p><text:s/>79.89%</text:p>
          </table:table-cell>
          <table:table-cell office:value-type="string">
            <text:p><text:s/>74.07%</text:p>
          </table:table-cell>
          <table:table-cell office:value-type="string">
            <text:p><text:s text:c="2"/>0.82</text:p>
          </table:table-cell>
          <table:table-cell office:value-type="string">
            <text:p><text:s/>67.82%</text:p>
          </table:table-cell>
          <table:table-cell office:value-type="string">
            <text:p><text:s/>91.95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RF-MiHL-extA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string">
            <text:p><text:s text:c="2"/>0.89</text:p>
          </table:table-cell>
          <table:table-cell office:value-type="string">
            <text:p><text:s text:c="2"/>0.90</text:p>
          </table:table-cell>
          <table:table-cell office:value-type="string">
            <text:p><text:s/>79.89%</text:p>
          </table:table-cell>
          <table:table-cell office:value-type="string">
            <text:p><text:s/>74.07%</text:p>
          </table:table-cell>
          <table:table-cell office:value-type="string">
            <text:p><text:s text:c="2"/>0.82</text:p>
          </table:table-cell>
          <table:table-cell office:value-type="string">
            <text:p><text:s/>67.82%</text:p>
          </table:table-cell>
          <table:table-cell office:value-type="string">
            <text:p><text:s/>91.95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RF-MiVHL-extA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string">
            <text:p><text:s text:c="2"/>0.89</text:p>
          </table:table-cell>
          <table:table-cell office:value-type="string">
            <text:p><text:s text:c="2"/>0.90</text:p>
          </table:table-cell>
          <table:table-cell office:value-type="string">
            <text:p><text:s/>81.61%</text:p>
          </table:table-cell>
          <table:table-cell office:value-type="string">
            <text:p><text:s/>76.19%</text:p>
          </table:table-cell>
          <table:table-cell office:value-type="string">
            <text:p><text:s text:c="2"/>0.83</text:p>
          </table:table-cell>
          <table:table-cell office:value-type="string">
            <text:p><text:s/>71.26%</text:p>
          </table:table-cell>
          <table:table-cell office:value-type="string">
            <text:p><text:s/>91.95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SVMprob-MiVL-extA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<text:s text:c="2"/>0.87</text:p>
          </table:table-cell>
          <table:table-cell office:value-type="string">
            <text:p><text:s/>79.31%</text:p>
          </table:table-cell>
          <table:table-cell office:value-type="string">
            <text:p><text:s/>72.97%</text:p>
          </table:table-cell>
          <table:table-cell office:value-type="string">
            <text:p><text:s text:c="2"/>0.82</text:p>
          </table:table-cell>
          <table:table-cell office:value-type="string">
            <text:p><text:s/>65.52%</text:p>
          </table:table-cell>
          <table:table-cell office:value-type="string">
            <text:p><text:s/>93.10%</text:p>
          </table:table-cell>
          <table:table-cell office:value-type="string">
            <text:p><text:s/>79.31%</text:p>
          </table:table-cell>
        </table:table-row>
        <table:table-row table:style-name="ro1">
          <table:table-cell office:value-type="string">
            <text:p>SVMprob-SiVL-extA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string">
            <text:p><text:s text:c="2"/>0.87</text:p>
          </table:table-cell>
          <table:table-cell office:value-type="string">
            <text:p><text:s text:c="2"/>0.88</text:p>
          </table:table-cell>
          <table:table-cell office:value-type="string">
            <text:p><text:s/>80.46%</text:p>
          </table:table-cell>
          <table:table-cell office:value-type="string">
            <text:p><text:s/>74.31%</text:p>
          </table:table-cell>
          <table:table-cell office:value-type="string">
            <text:p><text:s text:c="2"/>0.83</text:p>
          </table:table-cell>
          <table:table-cell office:value-type="string">
            <text:p><text:s/>67.82%</text:p>
          </table:table-cell>
          <table:table-cell office:value-type="string">
            <text:p><text:s/>93.10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SVMprob-iVL-extA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string">
            <text:p><text:s text:c="2"/>0.87</text:p>
          </table:table-cell>
          <table:table-cell office:value-type="string">
            <text:p><text:s text:c="2"/>0.88</text:p>
          </table:table-cell>
          <table:table-cell office:value-type="string">
            <text:p><text:s/>80.46%</text:p>
          </table:table-cell>
          <table:table-cell office:value-type="string">
            <text:p><text:s/>74.31%</text:p>
          </table:table-cell>
          <table:table-cell office:value-type="string">
            <text:p><text:s text:c="2"/>0.83</text:p>
          </table:table-cell>
          <table:table-cell office:value-type="string">
            <text:p><text:s/>67.82%</text:p>
          </table:table-cell>
          <table:table-cell office:value-type="string">
            <text:p><text:s/>93.10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RF-MHL-extA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string">
            <text:p><text:s text:c="2"/>0.89</text:p>
          </table:table-cell>
          <table:table-cell office:value-type="string">
            <text:p><text:s text:c="2"/>0.90</text:p>
          </table:table-cell>
          <table:table-cell office:value-type="string">
            <text:p><text:s/>80.46%</text:p>
          </table:table-cell>
          <table:table-cell office:value-type="string">
            <text:p><text:s/>74.31%</text:p>
          </table:table-cell>
          <table:table-cell office:value-type="string">
            <text:p><text:s text:c="2"/>0.83</text:p>
          </table:table-cell>
          <table:table-cell office:value-type="string">
            <text:p><text:s/>67.82%</text:p>
          </table:table-cell>
          <table:table-cell office:value-type="string">
            <text:p><text:s/>93.10%</text:p>
          </table:table-cell>
          <table:table-cell office:value-type="string">
            <text:p><text:s/>80.46%</text:p>
          </table:table-cell>
        </table:table-row>
        <table:table-row table:style-name="ro1">
          <table:table-cell office:value-type="string">
            <text:p>SVMprob-MSiVL-extA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string">
            <text:p><text:s text:c="2"/>0.87</text:p>
          </table:table-cell>
          <table:table-cell office:value-type="string">
            <text:p><text:s text:c="2"/>0.88</text:p>
          </table:table-cell>
          <table:table-cell office:value-type="string">
            <text:p><text:s/>81.03%</text:p>
          </table:table-cell>
          <table:table-cell office:value-type="string">
            <text:p><text:s/>75.00%</text:p>
          </table:table-cell>
          <table:table-cell office:value-type="string">
            <text:p><text:s text:c="2"/>0.83</text:p>
          </table:table-cell>
          <table:table-cell office:value-type="string">
            <text:p><text:s/>68.97%</text:p>
          </table:table-cell>
          <table:table-cell office:value-type="string">
            <text:p><text:s/>93.10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RF-SVHL-extA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string">
            <text:p><text:s text:c="2"/>0.89</text:p>
          </table:table-cell>
          <table:table-cell office:value-type="string">
            <text:p><text:s text:c="2"/>0.90</text:p>
          </table:table-cell>
          <table:table-cell office:value-type="string">
            <text:p><text:s/>81.03%</text:p>
          </table:table-cell>
          <table:table-cell office:value-type="string">
            <text:p><text:s/>75.00%</text:p>
          </table:table-cell>
          <table:table-cell office:value-type="string">
            <text:p><text:s text:c="2"/>0.83</text:p>
          </table:table-cell>
          <table:table-cell office:value-type="string">
            <text:p><text:s/>68.97%</text:p>
          </table:table-cell>
          <table:table-cell office:value-type="string">
            <text:p><text:s/>93.10%</text:p>
          </table:table-cell>
          <table:table-cell office:value-type="string">
            <text:p><text:s/>81.03%</text:p>
          </table:table-cell>
        </table:table-row>
        <table:table-row table:style-name="ro1">
          <table:table-cell office:value-type="string">
            <text:p>RF-SVHR-extA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string">
            <text:p><text:s text:c="2"/>0.89</text:p>
          </table:table-cell>
          <table:table-cell office:value-type="string">
            <text:p><text:s text:c="2"/>0.91</text:p>
          </table:table-cell>
          <table:table-cell office:value-type="string">
            <text:p><text:s/>81.61%</text:p>
          </table:table-cell>
          <table:table-cell office:value-type="string">
            <text:p><text:s/>75.70%</text:p>
          </table:table-cell>
          <table:table-cell office:value-type="string">
            <text:p><text:s text:c="2"/>0.84</text:p>
          </table:table-cell>
          <table:table-cell office:value-type="string">
            <text:p><text:s/>70.11%</text:p>
          </table:table-cell>
          <table:table-cell office:value-type="string">
            <text:p><text:s/>93.10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SVMprob-H-extA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string">
            <text:p><text:s text:c="2"/>0.83</text:p>
          </table:table-cell>
          <table:table-cell office:value-type="string">
            <text:p><text:s text:c="2"/>0.86</text:p>
          </table:table-cell>
          <table:table-cell office:value-type="string">
            <text:p><text:s/>79.89%</text:p>
          </table:table-cell>
          <table:table-cell office:value-type="string">
            <text:p><text:s/>73.21%</text:p>
          </table:table-cell>
          <table:table-cell office:value-type="string">
            <text:p><text:s text:c="2"/>0.82</text:p>
          </table:table-cell>
          <table:table-cell office:value-type="string">
            <text:p><text:s/>65.52%</text:p>
          </table:table-cell>
          <table:table-cell office:value-type="string">
            <text:p><text:s/>94.25%</text:p>
          </table:table-cell>
          <table:table-cell office:value-type="string">
            <text:p><text:s/>79.89%</text:p>
          </table:table-cell>
        </table:table-row>
        <table:table-row table:style-name="ro1">
          <table:table-cell office:value-type="string">
            <text:p>RF-HR-extA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string">
            <text:p><text:s text:c="2"/>0.89</text:p>
          </table:table-cell>
          <table:table-cell office:value-type="string">
            <text:p><text:s text:c="2"/>0.91</text:p>
          </table:table-cell>
          <table:table-cell office:value-type="string">
            <text:p><text:s/>81.61%</text:p>
          </table:table-cell>
          <table:table-cell office:value-type="string">
            <text:p><text:s/>75.23%</text:p>
          </table:table-cell>
          <table:table-cell office:value-type="string">
            <text:p><text:s text:c="2"/>0.84</text:p>
          </table:table-cell>
          <table:table-cell office:value-type="string">
            <text:p><text:s/>68.97%</text:p>
          </table:table-cell>
          <table:table-cell office:value-type="string">
            <text:p><text:s/>94.25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RF-VHL-extA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string">
            <text:p><text:s text:c="2"/>0.89</text:p>
          </table:table-cell>
          <table:table-cell office:value-type="string">
            <text:p><text:s text:c="2"/>0.91</text:p>
          </table:table-cell>
          <table:table-cell office:value-type="string">
            <text:p><text:s/>81.61%</text:p>
          </table:table-cell>
          <table:table-cell office:value-type="string">
            <text:p><text:s/>75.23%</text:p>
          </table:table-cell>
          <table:table-cell office:value-type="string">
            <text:p><text:s text:c="2"/>0.84</text:p>
          </table:table-cell>
          <table:table-cell office:value-type="string">
            <text:p><text:s/>68.97%</text:p>
          </table:table-cell>
          <table:table-cell office:value-type="string">
            <text:p><text:s/>94.25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RF-MHR-extA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string">
            <text:p><text:s text:c="2"/>0.89</text:p>
          </table:table-cell>
          <table:table-cell office:value-type="string">
            <text:p><text:s text:c="2"/>0.91</text:p>
          </table:table-cell>
          <table:table-cell office:value-type="string">
            <text:p><text:s/>82.18%</text:p>
          </table:table-cell>
          <table:table-cell office:value-type="string">
            <text:p><text:s/>75.93%</text:p>
          </table:table-cell>
          <table:table-cell office:value-type="string">
            <text:p><text:s text:c="2"/>0.84</text:p>
          </table:table-cell>
          <table:table-cell office:value-type="string">
            <text:p><text:s/>70.11%</text:p>
          </table:table-cell>
          <table:table-cell office:value-type="string">
            <text:p><text:s/>94.25%</text:p>
          </table:table-cell>
          <table:table-cell office:value-type="string">
            <text:p><text:s/>82.18%</text:p>
          </table:table-cell>
        </table:table-row>
        <table:table-row table:style-name="ro1">
          <table:table-cell office:value-type="string">
            <text:p>RF-MSVHL-extA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string">
            <text:p><text:s text:c="2"/>0.89</text:p>
          </table:table-cell>
          <table:table-cell office:value-type="string">
            <text:p><text:s text:c="2"/>0.90</text:p>
          </table:table-cell>
          <table:table-cell office:value-type="string">
            <text:p><text:s/>81.61%</text:p>
          </table:table-cell>
          <table:table-cell office:value-type="string">
            <text:p><text:s/>74.77%</text:p>
          </table:table-cell>
          <table:table-cell office:value-type="string">
            <text:p><text:s text:c="2"/>0.84</text:p>
          </table:table-cell>
          <table:table-cell office:value-type="string">
            <text:p><text:s/>67.82%</text:p>
          </table:table-cell>
          <table:table-cell office:value-type="string">
            <text:p><text:s/>95.40%</text:p>
          </table:table-cell>
          <table:table-cell office:value-type="string">
            <text:p><text:s/>81.61%</text:p>
          </table:table-cell>
        </table:table-row>
        <table:table-row table:style-name="ro1">
          <table:table-cell office:value-type="string">
            <text:p>RF-SHL-extA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office:value-type="string">
            <text:p><text:s text:c="2"/>0.89</text:p>
          </table:table-cell>
          <table:table-cell office:value-type="string">
            <text:p><text:s text:c="2"/>0.91</text:p>
          </table:table-cell>
          <table:table-cell office:value-type="string">
            <text:p><text:s/>80.46%</text:p>
          </table:table-cell>
          <table:table-cell office:value-type="string">
            <text:p><text:s/>73.04%</text:p>
          </table:table-cell>
          <table:table-cell office:value-type="string">
            <text:p><text:s text:c="2"/>0.83</text:p>
          </table:table-cell>
          <table:table-cell office:value-type="string">
            <text:p><text:s/>64.37%</text:p>
          </table:table-cell>
          <table:table-cell office:value-type="string">
            <text:p><text:s/>96.55%</text:p>
          </table:table-cell>
          <table:table-cell office:value-type="string">
            <text:p><text:s/>80.46%</text:p>
          </table:table-cell>
        </table:table-row>
      </table:table>
      <table:table table:name="Foglio1" table:style-name="ta1">
        <table:table-column table:style-name="co11" table:default-cell-style-name="Default"/>
        <table:table-row table:style-name="ro2">
          <table:table-cell/>
        </table:table-row>
      </table:table>
      <table:table table:name="Foglio2" table:style-name="ta1">
        <table:table-column table:style-name="co11" table:default-cell-style-name="Default"/>
        <table:table-row table:style-name="ro2">
          <table:table-cell/>
        </table:table-row>
      </table:table>
      <table:table table:name="Foglio3" table:style-name="ta1">
        <table:table-column table:style-name="co11" table:default-cell-style-name="Default"/>
        <table:table-row table:style-name="ro2">
          <table:table-cell/>
        </table:table-row>
      </table:table>
      <table:named-expressions/>
      <table:database-ranges>
        <table:database-range table:name="perf" table:target-range-address="Foglio1_2.A1:Foglio1_2.M255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5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5T13:35:53.52</meta:creation-date>
    <dc:date>2013-06-05T13:56:19.55</dc:date>
    <meta:editing-duration>PT5M15S</meta:editing-duration>
    <meta:editing-cycles>1</meta:editing-cycles>
    <meta:document-statistic meta:table-count="4" meta:cell-count="3315" meta:object-count="0"/>
    <meta:generator>LibreOffice/3.5$Windows_x86 LibreOffice_project/165a79a-7059095-e13bb37-fef39a4-9503d18</meta:generator>
  </office:meta>
</office:document-meta>
</file>